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22cm" fo:min-width="4.272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22cm" fo:min-width="3.75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draw:stroke-dash="Ultrafine_20_2_20_Dots_20_3_20_Dashes" svg:stroke-color="#000000" draw:marker-start="" draw:fill-color="#ffffff" draw:textarea-horizontal-align="justify" draw:textarea-vertical-align="middle" draw:auto-grow-height="false" fo:min-height="6.974cm" fo:min-width="28.04cm" draw:shadow="visible"/>
    </style:style>
    <style:style style:name="gr8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opacity="100%" draw:textarea-horizontal-align="justify" draw:textarea-vertical-align="middle" draw:auto-grow-height="false" fo:min-height="9.656cm" fo:min-width="11.692cm" fo:padding-top="0.142cm" fo:padding-bottom="0.142cm" fo:padding-left="0.267cm" fo:padding-right="0.267cm"/>
    </style:style>
    <style:style style:name="gr9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opacity="100%" draw:textarea-horizontal-align="justify" draw:textarea-vertical-align="middle" draw:auto-grow-height="false" fo:min-height="9.622cm" fo:min-width="14.468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solid" draw:fill-color="#dddddd" draw:auto-grow-height="true" draw:auto-grow-width="false" fo:max-height="0cm" fo:min-height="0.827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 draw:opacity="0%"/>
    </style:style>
    <style:style style:name="P4" style:family="paragraph">
      <loext:graphic-properties draw:fill="solid" draw:fill-color="#000000"/>
    </style:style>
    <style:style style:name="P5" style:family="paragraph">
      <loext:graphic-properties draw:fill-color="#ffffff"/>
    </style:style>
    <style:style style:name="P6" style:family="paragraph">
      <loext:graphic-properties draw:fill="none" draw:opacity="100%"/>
      <style:paragraph-properties fo:text-align="center"/>
    </style:style>
    <style:style style:name="P7" style:family="paragraph">
      <loext:graphic-properties draw:fill="solid" draw:fill-color="#dddddd"/>
      <style:text-properties style:font-name="Century Schoolbook L"/>
    </style:style>
    <style:style style:name="T1" style:family="text">
      <style:text-properties style:font-name="Century Schoolbook 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4.824cm" svg:height="1.524cm" svg:x="13.972cm" svg:y="4.736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18.796cm" svg:y1="5.498cm" svg:x2="25.281cm" svg:y2="1.688cm" draw:start-shape="id1" draw:start-glue-point="1" draw:end-shape="id2" draw:end-glue-point="2" svg:d="M18796 5498c4324 0 6485-1270 6485-3810" svg:viewBox="0 0 6486 3811">
          <text:p/>
        </draw:connector>
        <draw:connector draw:style-name="gr2" draw:text-style-name="P2" draw:layer="layout" draw:type="curve" svg:x1="23.13cm" svg:y1="0.926cm" svg:x2="16.384cm" svg:y2="4.736cm" draw:start-shape="id2" draw:start-glue-point="3" draw:end-shape="id1" draw:end-glue-point="0" svg:d="M23130 926c-4498 0-6746 1270-6746 3810" svg:viewBox="0 0 6747 3811">
          <text:p/>
        </draw:connector>
        <draw:custom-shape draw:style-name="gr3" draw:text-style-name="P1" xml:id="id2" draw:id="id2" draw:layer="layout" svg:width="4.302cm" svg:height="1.524cm" svg:x="23.13cm" svg:y="0.164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draw:line-skew="-0.352cm 0.323cm" svg:x1="25.281cm" svg:y1="0.164cm" svg:x2="27.432cm" svg:y2="0.926cm" draw:start-shape="id2" draw:start-glue-point="0" draw:end-shape="id2" draw:end-glue-point="1" svg:d="M25281 164c0-1318 1501-1099 2357-579s1069 1341-206 1341" svg:viewBox="0 0 3054 1748">
          <text:p/>
        </draw:connector>
        <draw:g>
          <svg:title>TexMaths</svg:title>
          <svg:desc>20§latex§$1: i, p, p', \pmb{p''}$§svg§600§TRUE§</svg:desc>
          <draw:polygon draw:style-name="gr4" draw:text-style-name="P3" draw:layer="layout" svg:width="3.689cm" svg:height="0.685cm" svg:x="23.423cm" svg:y="0.607cm" svg:viewBox="0 0 3690 686" draw:points="1846,686 0,686 0,0 3690,0 3690,686">
            <text:p/>
          </draw:polygon>
          <draw:path draw:style-name="gr5" draw:text-style-name="P4" draw:layer="layout" svg:width="0.233cm" svg:height="0.469cm" svg:x="23.485cm" svg:y="0.685cm" svg:viewBox="0 0 234 470" svg:d="M146 18c0-16 0-18-16-18-44 46-108 46-130 46v22c14 0 56 0 92-20v366c0 26-2 34-66 34h-22v22c26-2 86-2 116-2 28 0 90 0 114 2v-22h-22c-64 0-66-8-66-34z">
            <text:p/>
          </draw:path>
          <draw:path draw:style-name="gr5" draw:text-style-name="P4" draw:layer="layout" svg:width="0.075cm" svg:height="0.303cm" svg:x="24.029cm" svg:y="0.851cm" svg:viewBox="0 0 76 304" svg:d="M76 38c0-22-16-38-38-38-20 0-38 16-38 38 0 20 18 38 38 38 22 0 38-18 38-38zM76 268c0-22-16-38-38-38-20 0-38 16-38 38 0 20 18 36 38 36 22 0 38-16 38-36z">
            <text:p/>
          </draw:path>
          <draw:path draw:style-name="gr5" draw:text-style-name="P4" draw:layer="layout" svg:width="0.187cm" svg:height="0.473cm" svg:x="24.379cm" svg:y="0.689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5" draw:text-style-name="P4" draw:layer="layout" svg:width="0.083cm" svg:height="0.211cm" svg:x="24.659cm" svg:y="1.07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5" draw:text-style-name="P4" draw:layer="layout" svg:width="0.367cm" svg:height="0.449cm" svg:x="24.889cm" svg:y="0.84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083cm" svg:height="0.211cm" svg:x="25.323cm" svg:y="1.079cm" svg:viewBox="0 0 84 212" svg:d="M84 74c0-46-18-74-46-74-24 0-38 18-38 38 0 18 14 38 38 38 8 0 18-4 26-10 2-2 2-2 4-2v10c0 54-24 96-48 120-8 6-8 8-8 10 0 6 4 8 6 8 8 0 66-54 66-138z">
            <text:p/>
          </draw:path>
          <draw:path draw:style-name="gr5" draw:text-style-name="P4" draw:layer="layout" svg:width="0.367cm" svg:height="0.449cm" svg:x="25.553cm" svg:y="0.84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125cm" svg:height="0.255cm" svg:x="25.951cm" svg:y="0.623cm" svg:viewBox="0 0 126 256" svg:d="M122 44c4-10 4-14 4-16 0-16-14-28-30-28-20 0-24 16-28 24l-66 214c0 2-2 8-2 8 0 6 16 10 20 10s4 0 8-8z">
            <text:p/>
          </draw:path>
          <draw:path draw:style-name="gr5" draw:text-style-name="P4" draw:layer="layout" svg:width="0.083cm" svg:height="0.211cm" svg:x="26.185cm" svg:y="1.07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5" draw:text-style-name="P4" draw:layer="layout" svg:width="0.367cm" svg:height="0.449cm" svg:x="26.383cm" svg:y="0.84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2-16 14-50 28-84 52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125cm" svg:height="0.255cm" svg:x="26.781cm" svg:y="0.623cm" svg:viewBox="0 0 126 256" svg:d="M122 44c2-10 4-14 4-16 0-16-14-28-30-28-20 0-26 16-28 24l-66 214c0 2-2 8-2 8 0 6 16 10 20 10s4 0 6-8z">
            <text:p/>
          </draw:path>
          <draw:path draw:style-name="gr5" draw:text-style-name="P4" draw:layer="layout" svg:width="0.125cm" svg:height="0.255cm" svg:x="26.943cm" svg:y="0.623cm" svg:viewBox="0 0 126 256" svg:d="M122 44c4-10 4-14 4-16 0-16-14-28-30-28-20 0-24 16-28 24l-66 214c0 2-2 8-2 8 0 6 16 10 20 10s4 0 8-8z">
            <text:p/>
          </draw:path>
          <draw:path draw:style-name="gr5" draw:text-style-name="P4" draw:layer="layout" svg:width="0.367cm" svg:height="0.449cm" svg:x="26.399cm" svg:y="0.82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125cm" svg:height="0.255cm" svg:x="26.797cm" svg:y="0.605cm" svg:viewBox="0 0 126 256" svg:d="M122 44c4-10 4-14 4-16 0-16-14-28-30-28-20 0-24 16-28 24l-66 214c0 2-2 8-2 8 0 6 16 10 20 10s4 0 8-8z">
            <text:p/>
          </draw:path>
          <draw:path draw:style-name="gr5" draw:text-style-name="P4" draw:layer="layout" svg:width="0.125cm" svg:height="0.255cm" svg:x="26.959cm" svg:y="0.605cm" svg:viewBox="0 0 126 256" svg:d="M120 44c4-10 6-14 6-16 0-16-14-28-30-28-20 0-26 16-28 24l-66 214c0 2-2 8-2 8 0 6 16 10 20 10 2 0 4 0 6-8z">
            <text:p/>
          </draw:path>
          <draw:path draw:style-name="gr5" draw:text-style-name="P4" draw:layer="layout" svg:width="0.367cm" svg:height="0.449cm" svg:x="26.413cm" svg:y="0.84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125cm" svg:height="0.255cm" svg:x="26.813cm" svg:y="0.623cm" svg:viewBox="0 0 126 256" svg:d="M120 44c4-10 6-14 6-16 0-16-14-28-30-28-20 0-26 16-28 24l-66 214c0 2-2 8-2 8 0 6 16 10 20 10 2 0 4 0 6-8z">
            <text:p/>
          </draw:path>
          <draw:path draw:style-name="gr5" draw:text-style-name="P4" draw:layer="layout" svg:width="0.125cm" svg:height="0.255cm" svg:x="26.973cm" svg:y="0.623cm" svg:viewBox="0 0 126 256" svg:d="M122 44c2-10 4-14 4-16 0-16-14-28-30-28-20 0-26 16-28 24l-66 214c0 2-2 8-2 8 0 6 16 10 20 10s4 0 8-8z">
            <text:p/>
          </draw:path>
        </draw:g>
        <draw:g>
          <svg:title>TexMaths</svg:title>
          <svg:desc>20§latex§$2: i, p, p',\pmb{null}$§svg§600§TRUE§</svg:desc>
          <draw:polygon draw:style-name="gr4" draw:text-style-name="P3" draw:layer="layout" svg:width="4.281cm" svg:height="0.665cm" svg:x="14.223cm" svg:y="5.208cm" svg:viewBox="0 0 4282 666" draw:points="2142,666 0,666 0,0 4282,0 4282,666">
            <text:p/>
          </draw:polygon>
          <draw:path draw:style-name="gr5" draw:text-style-name="P4" draw:layer="layout" svg:width="0.281cm" svg:height="0.469cm" svg:x="14.259cm" svg:y="5.26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5" draw:text-style-name="P4" draw:layer="layout" svg:width="0.075cm" svg:height="0.303cm" svg:x="14.829cm" svg:y="5.432cm" svg:viewBox="0 0 76 304" svg:d="M76 38c0-22-16-38-38-38-20 0-38 16-38 38 0 20 18 38 38 38 22 0 38-18 38-38zM76 268c0-22-16-38-38-38-20 0-38 16-38 38 0 20 18 36 38 36 22 0 38-16 38-36z">
            <text:p/>
          </draw:path>
          <draw:path draw:style-name="gr5" draw:text-style-name="P4" draw:layer="layout" svg:width="0.187cm" svg:height="0.473cm" svg:x="15.179cm" svg:y="5.27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5" draw:text-style-name="P4" draw:layer="layout" svg:width="0.083cm" svg:height="0.211cm" svg:x="15.459cm" svg:y="5.66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5" draw:text-style-name="P4" draw:layer="layout" svg:width="0.367cm" svg:height="0.449cm" svg:x="15.689cm" svg:y="5.42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083cm" svg:height="0.211cm" svg:x="16.123cm" svg:y="5.66cm" svg:viewBox="0 0 84 212" svg:d="M84 74c0-46-18-74-46-74-24 0-38 18-38 38 0 18 14 38 38 38 8 0 18-4 26-10 2-2 2-2 4-2v10c0 54-24 96-48 120-8 6-8 8-8 10 0 6 4 8 6 8 8 0 66-54 66-138z">
            <text:p/>
          </draw:path>
          <draw:path draw:style-name="gr5" draw:text-style-name="P4" draw:layer="layout" svg:width="0.367cm" svg:height="0.449cm" svg:x="16.353cm" svg:y="5.42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125cm" svg:height="0.255cm" svg:x="16.751cm" svg:y="5.206cm" svg:viewBox="0 0 126 256" svg:d="M122 44c4-10 4-14 4-16 0-16-14-28-30-28-20 0-24 16-28 24l-66 214c0 2-2 8-2 8 0 6 16 10 20 10s4 0 8-8z">
            <text:p/>
          </draw:path>
          <draw:path draw:style-name="gr5" draw:text-style-name="P4" draw:layer="layout" svg:width="0.083cm" svg:height="0.211cm" svg:x="16.985cm" svg:y="5.66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5" draw:text-style-name="P4" draw:layer="layout" svg:width="0.381cm" svg:height="0.319cm" svg:x="17.225cm" svg:y="5.424cm" svg:viewBox="0 0 382 320" svg:d="M42 270c-2 12-6 28-6 32 0 12 10 18 20 18 8 0 20-6 26-20 0 0 8-34 12-52l16-64c4-14 8-30 12-46 4-12 8-34 10-36 10-22 48-86 114-86 32 0 38 26 38 50 0 42-34 134-46 164-6 16-6 24-6 32 0 34 24 58 56 58 66 0 94-102 94-108 0-8-8-8-10-8-6 0-6 2-10 14-14 48-38 86-72 86-12 0-16-6-16-22 0-18 6-36 12-50 14-38 44-116 44-156 0-48-32-76-82-76-64 0-98 46-110 62-4-40-32-62-64-62s-46 28-52 40c-12 24-22 66-22 68 0 8 8 8 8 8 8 0 8 0 12-16 12-50 26-84 52-84 14 0 22 8 22 32 0 14-2 22-12 60z">
            <text:p/>
          </draw:path>
          <draw:path draw:style-name="gr5" draw:text-style-name="P4" draw:layer="layout" svg:width="0.363cm" svg:height="0.319cm" svg:x="17.645cm" svg:y="5.424cm" svg:viewBox="0 0 364 320" svg:d="M226 274c8 28 34 46 64 46 24 0 40-16 52-38 12-26 22-70 22-70 0-8-8-8-10-8-6 0-6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5" draw:text-style-name="P4" draw:layer="layout" svg:width="0.151cm" svg:height="0.497cm" svg:x="18.057cm" svg:y="5.248cm" svg:viewBox="0 0 152 498" svg:d="M152 8c0 0 0-8-8-8-18 0-70 6-88 8-6 0-14 0-14 14 0 8 8 8 18 8 34 0 36 6 36 12l-2 14-90 352c-2 8-4 14-4 24 0 40 32 66 64 66 24 0 42-14 54-40 14-26 22-68 22-70 0-6-6-6-8-6-8 0-8 2-10 12-12 46-26 88-56 88-20 0-20-22-20-32 0-18 0-20 4-34z">
            <text:p/>
          </draw:path>
          <draw:path draw:style-name="gr5" draw:text-style-name="P4" draw:layer="layout" svg:width="0.151cm" svg:height="0.497cm" svg:x="18.281cm" svg:y="5.24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5" draw:text-style-name="P4" draw:layer="layout" svg:width="0.381cm" svg:height="0.319cm" svg:x="17.241cm" svg:y="5.406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5" draw:text-style-name="P4" draw:layer="layout" svg:width="0.363cm" svg:height="0.319cm" svg:x="17.661cm" svg:y="5.406cm" svg:viewBox="0 0 364 320" svg:d="M226 274c8 28 34 46 64 46 24 0 40-16 52-38 12-26 22-70 22-70 0-8-8-8-10-8-6 0-6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5" draw:text-style-name="P4" draw:layer="layout" svg:width="0.151cm" svg:height="0.497cm" svg:x="18.073cm" svg:y="5.22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5" draw:text-style-name="P4" draw:layer="layout" svg:width="0.151cm" svg:height="0.497cm" svg:x="18.295cm" svg:y="5.22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5" draw:text-style-name="P4" draw:layer="layout" svg:width="0.381cm" svg:height="0.319cm" svg:x="17.257cm" svg:y="5.424cm" svg:viewBox="0 0 382 320" svg:d="M42 270c-2 12-6 28-6 32 0 12 10 18 20 18 8 0 20-6 26-20 0 0 8-34 12-52l16-64c4-14 8-30 12-46 4-12 8-34 10-36 10-22 48-86 114-86 32 0 38 26 38 50 0 42-34 134-46 164-6 16-6 24-6 32 0 34 24 58 56 58 66 0 94-102 94-108 0-8-8-8-10-8-6 0-6 2-10 14-14 48-38 86-72 86-12 0-16-6-16-22 0-18 6-36 12-50 14-38 44-116 44-156 0-48-32-76-82-76-64 0-98 46-110 62-4-40-32-62-64-62s-46 28-52 40c-12 24-22 66-22 68 0 8 8 8 8 8 8 0 8 0 12-16 12-50 26-84 52-84 14 0 22 8 22 32 0 14-2 22-12 60z">
            <text:p/>
          </draw:path>
          <draw:path draw:style-name="gr5" draw:text-style-name="P4" draw:layer="layout" svg:width="0.363cm" svg:height="0.319cm" svg:x="17.677cm" svg:y="5.424cm" svg:viewBox="0 0 364 320" svg:d="M226 274c8 28 34 46 64 46 24 0 40-16 52-38 12-26 22-70 22-70 0-8-8-8-10-8-6 0-8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5" draw:text-style-name="P4" draw:layer="layout" svg:width="0.151cm" svg:height="0.497cm" svg:x="18.089cm" svg:y="5.24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5" draw:text-style-name="P4" draw:layer="layout" svg:width="0.151cm" svg:height="0.497cm" svg:x="18.311cm" svg:y="5.24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</draw:g>
        <draw:g>
          <svg:title>TexMaths</svg:title>
          <svg:desc>20§latex§$\texttt{LU}_{p'}/\texttt{FORGETP}$§svg§600§TRUE§</svg:desc>
          <draw:polygon draw:style-name="gr4" draw:text-style-name="P3" draw:layer="layout" svg:width="4.177cm" svg:height="0.727cm" svg:x="17.782cm" svg:y="2.4cm" svg:viewBox="0 0 4178 728" draw:points="2090,728 0,728 0,0 4178,0 4178,728">
            <text:p/>
          </draw:polygon>
          <draw:path draw:style-name="gr5" draw:text-style-name="P4" draw:layer="layout" svg:width="0.321cm" svg:height="0.431cm" svg:x="17.804cm" svg:y="2.496cm" svg:viewBox="0 0 322 432" svg:d="M104 44h38c10 0 30 0 30-22s-18-22-30-22h-114c-12 0-28 0-28 22s18 22 28 22h26v344h-26c-12 0-28 0-28 22s18 22 28 22h266c24 0 28-6 28-30v-62c0-14 0-30-24-30s-24 14-24 30v48h-170z">
            <text:p/>
          </draw:path>
          <draw:path draw:style-name="gr5" draw:text-style-name="P4" draw:layer="layout" svg:width="0.363cm" svg:height="0.439cm" svg:x="18.152cm" svg:y="2.496cm" svg:viewBox="0 0 364 440" svg:d="M314 44h22c12 0 28 0 28-22s-18-22-28-22h-92c-10 0-28 0-28 22s18 22 28 22h22v240c0 76-46 112-84 112s-84-36-84-112v-240h22c10 0 30 0 30-22s-20-22-30-22h-92c-10 0-28 0-28 22s18 22 28 22h22v244c0 86 62 152 132 152 72 0 132-66 132-152z">
            <text:p/>
          </draw:path>
          <draw:path draw:style-name="gr5" draw:text-style-name="P4" draw:layer="layout" svg:width="0.275cm" svg:height="0.313cm" svg:x="18.52cm" svg:y="2.814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5" draw:text-style-name="P4" draw:layer="layout" svg:width="0.099cm" svg:height="0.185cm" svg:x="18.842cm" svg:y="2.694cm" svg:viewBox="0 0 100 186" svg:d="M96 34c0 0 4-8 4-14 0-12-12-20-22-20-16 0-20 12-22 16l-54 154c-2 4-2 6-2 6 0 6 16 10 16 10 2 0 4-2 6-6z">
            <text:p/>
          </draw:path>
          <draw:path draw:style-name="gr5" draw:text-style-name="P4" draw:layer="layout" svg:width="0.275cm" svg:height="0.703cm" svg:x="19.074cm" svg:y="2.398cm" svg:viewBox="0 0 276 704" svg:d="M272 26c4-8 4-12 4-12 0-8-6-14-14-14-6 0-10 2-12 6l-246 672c-4 10-4 12-4 12 0 8 6 14 14 14 10 0 12-4 16-16z">
            <text:p/>
          </draw:path>
          <draw:path draw:style-name="gr5" draw:text-style-name="P4" draw:layer="layout" svg:width="0.325cm" svg:height="0.431cm" svg:x="19.404cm" svg:y="2.496cm" svg:viewBox="0 0 326 432" svg:d="M102 238h96c0 28 0 40 24 40s24-16 24-30v-66c0-12 0-28-24-28s-24 12-24 40h-96v-150h176v36c0 14 0 30 24 30s24-16 24-30v-52c0-20-4-28-28-28h-270c-10 0-28 0-28 22s18 22 28 22h24v344h-24c-10 0-28 0-28 22s18 22 28 22h110c10 0 28 0 28-22s-16-22-28-22h-36z">
            <text:p/>
          </draw:path>
          <draw:path draw:style-name="gr5" draw:text-style-name="P4" draw:layer="layout" svg:width="0.291cm" svg:height="0.445cm" svg:x="19.792cm" svg:y="2.488cm" svg:viewBox="0 0 292 446" svg:d="M292 224c0-204-16-224-146-224-132 0-146 20-146 224s14 222 146 222c130 0 146-18 146-222zM146 404c-62 0-80-14-88-50-10-36-10-98-10-136 0-44 0-92 8-124 10-42 32-50 90-50 52 0 78 6 88 44 8 34 8 86 8 130s0 94-6 132c-8 40-28 54-90 54z">
            <text:p/>
          </draw:path>
          <draw:path draw:style-name="gr5" draw:text-style-name="P4" draw:layer="layout" svg:width="0.353cm" svg:height="0.439cm" svg:x="20.136cm" svg:y="2.496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5" draw:text-style-name="P4" draw:layer="layout" svg:width="0.323cm" svg:height="0.445cm" svg:x="20.514cm" svg:y="2.488cm" svg:viewBox="0 0 324 446" svg:d="M290 292c18 0 34 0 34-22s-18-22-30-22h-84c-10 0-28 0-28 22s18 22 28 22h30c-8 78-42 112-80 112-58 0-112-76-112-180 0-108 58-180 112-180 26 0 70 16 82 92 2 12 6 20 24 20 24 0 24-14 24-28v-100c0-10 0-28-20-28-16 0-18 8-30 32-24-22-52-32-82-32-86 0-158 96-158 224 0 130 74 222 158 222 40 0 70-20 84-36 0 16 0 30 24 30s24-16 24-30z">
            <text:p/>
          </draw:path>
          <draw:path draw:style-name="gr5" draw:text-style-name="P4" draw:layer="layout" svg:width="0.335cm" svg:height="0.431cm" svg:x="20.874cm" svg:y="2.496cm" svg:viewBox="0 0 336 432" svg:d="M50 388h-22c-10 0-28 0-28 22s18 22 28 22h280c24 0 28-6 28-30v-62c0-14 0-30-24-30s-24 16-24 30v48h-188v-158h92c0 28 0 40 24 40s24-16 24-30v-64c0-14 0-30-24-30s-24 12-24 40h-92v-142h172v36c0 14 0 30 24 30 26 0 26-16 26-30v-52c0-20-6-28-30-28h-264c-10 0-28 0-28 22s18 22 28 22h22z">
            <text:p/>
          </draw:path>
          <draw:path draw:style-name="gr5" draw:text-style-name="P4" draw:layer="layout" svg:width="0.333cm" svg:height="0.431cm" svg:x="21.242cm" svg:y="2.496cm" svg:viewBox="0 0 334 432" svg:d="M192 44h92v36c0 14 0 30 24 30 26 0 26-16 26-30v-52c0-20-4-28-28-28h-278c-22 0-28 6-28 28v52c0 14 0 30 24 30s24-16 24-30v-36h94v344h-36c-10 0-28 0-28 22s16 22 28 22h122c10 0 28 0 28-22s-16-22-28-22h-36z">
            <text:p/>
          </draw:path>
          <draw:path draw:style-name="gr5" draw:text-style-name="P4" draw:layer="layout" svg:width="0.321cm" svg:height="0.431cm" svg:x="21.61cm" svg:y="2.496cm" svg:viewBox="0 0 322 432" svg:d="M100 258h88c82 0 134-64 134-128 0-66-54-130-134-130h-158c-12 0-30 0-30 22s18 22 30 22h20v344h-20c-12 0-30 0-30 22s18 22 30 22h90c10 0 30 0 30-22s-20-22-30-22h-20zM100 44h74c68 0 98 48 98 86 0 36-30 86-98 86h-74z">
            <text:p/>
          </draw:path>
        </draw:g>
        <draw:g>
          <svg:title>TexMaths</svg:title>
          <svg:desc>20§latex§$\texttt{AVR}/\texttt{AV}_{p''}$§svg§600§TRUE§</svg:desc>
          <draw:polygon draw:style-name="gr4" draw:text-style-name="P3" draw:layer="layout" svg:width="2.793cm" svg:height="0.727cm" svg:x="20.549cm" svg:y="5.568cm" svg:viewBox="0 0 2794 728" draw:points="1398,728 0,728 0,0 2794,0 2794,728">
            <text:p/>
          </draw:polygon>
          <draw:path draw:style-name="gr5" draw:text-style-name="P4" draw:layer="layout" svg:width="0.331cm" svg:height="0.439cm" svg:x="20.567cm" svg:y="5.656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5" draw:text-style-name="P4" draw:layer="layout" svg:width="0.345cm" svg:height="0.437cm" svg:x="20.929cm" svg:y="5.664cm" svg:viewBox="0 0 346 438" svg:d="M304 44c26 0 42 0 42-22s-20-22-30-22h-72c-10 0-30 0-30 22s16 22 40 22l-54 216c-10 36-22 90-28 120-4-24-6-36-12-62l-70-274c26 0 40 0 40-22s-18-22-28-22h-74c-10 0-28 0-28 22s14 22 40 22l94 366c6 28 18 28 38 28s34 0 40-28z">
            <text:p/>
          </draw:path>
          <draw:path draw:style-name="gr5" draw:text-style-name="P4" draw:layer="layout" svg:width="0.353cm" svg:height="0.439cm" svg:x="21.299cm" svg:y="5.664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5" draw:text-style-name="P4" draw:layer="layout" svg:width="0.275cm" svg:height="0.703cm" svg:x="21.695cm" svg:y="5.566cm" svg:viewBox="0 0 276 704" svg:d="M272 26c4-8 4-12 4-12 0-8-6-14-14-14-6 0-10 2-12 6l-246 672c-4 10-4 12-4 12 0 8 6 14 14 14 10 0 12-4 16-16z">
            <text:p/>
          </draw:path>
          <draw:path draw:style-name="gr5" draw:text-style-name="P4" draw:layer="layout" svg:width="0.331cm" svg:height="0.439cm" svg:x="22.025cm" svg:y="5.656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5" draw:text-style-name="P4" draw:layer="layout" svg:width="0.345cm" svg:height="0.437cm" svg:x="22.387cm" svg:y="5.664cm" svg:viewBox="0 0 346 438" svg:d="M304 44c26 0 42 0 42-22s-20-22-30-22h-72c-10 0-30 0-30 22s16 22 40 22l-54 216c-10 36-22 90-28 120-4-24-6-36-12-62l-70-274c26 0 40 0 40-22s-18-22-28-22h-72c-12 0-30 0-30 22s14 22 40 22l94 366c6 28 18 28 38 28s34 0 40-28z">
            <text:p/>
          </draw:path>
          <draw:path draw:style-name="gr5" draw:text-style-name="P4" draw:layer="layout" svg:width="0.275cm" svg:height="0.313cm" svg:x="22.743cm" svg:y="5.982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5" draw:text-style-name="P4" draw:layer="layout" svg:width="0.099cm" svg:height="0.185cm" svg:x="23.065cm" svg:y="5.862cm" svg:viewBox="0 0 100 186" svg:d="M96 34c0 0 4-8 4-14 0-12-12-20-22-20-16 0-20 12-22 16l-54 154c-2 4-2 6-2 6 0 6 16 10 16 10 2 0 4-2 6-6z">
            <text:p/>
          </draw:path>
          <draw:path draw:style-name="gr5" draw:text-style-name="P4" draw:layer="layout" svg:width="0.099cm" svg:height="0.185cm" svg:x="23.221cm" svg:y="5.862cm" svg:viewBox="0 0 100 186" svg:d="M96 34c0 0 4-8 4-14 0-12-12-20-22-20-16 0-20 12-22 16l-54 154c-2 4-2 6-2 6 0 6 16 10 16 10 2 0 4-2 6-6z">
            <text:p/>
          </draw:path>
        </draw:g>
        <draw:g>
          <svg:title>TexMaths</svg:title>
          <svg:desc>20§latex§$\texttt{AVR}/\texttt{AV}_{p''}$§svg§600§TRUE§</svg:desc>
          <draw:polygon draw:style-name="gr4" draw:text-style-name="P3" draw:layer="layout" svg:width="2.793cm" svg:height="0.727cm" svg:x="25.15cm" svg:y="-1.83cm" svg:viewBox="0 0 2794 728" draw:points="1398,728 0,728 0,0 2794,0 2794,728">
            <text:p/>
          </draw:polygon>
          <draw:path draw:style-name="gr5" draw:text-style-name="P4" draw:layer="layout" svg:width="0.331cm" svg:height="0.439cm" svg:x="25.168cm" svg:y="-1.742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5" draw:text-style-name="P4" draw:layer="layout" svg:width="0.345cm" svg:height="0.437cm" svg:x="25.53cm" svg:y="-1.734cm" svg:viewBox="0 0 346 438" svg:d="M304 44c26 0 42 0 42-22s-20-22-30-22h-72c-10 0-30 0-30 22s16 22 40 22l-54 216c-10 36-22 90-28 120-4-24-6-36-12-62l-70-274c26 0 40 0 40-22s-18-22-28-22h-74c-10 0-28 0-28 22s14 22 40 22l94 366c6 28 18 28 38 28s34 0 40-28z">
            <text:p/>
          </draw:path>
          <draw:path draw:style-name="gr5" draw:text-style-name="P4" draw:layer="layout" svg:width="0.353cm" svg:height="0.439cm" svg:x="25.9cm" svg:y="-1.734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5" draw:text-style-name="P4" draw:layer="layout" svg:width="0.275cm" svg:height="0.703cm" svg:x="26.296cm" svg:y="-1.832cm" svg:viewBox="0 0 276 704" svg:d="M272 26c4-8 4-12 4-12 0-8-6-14-14-14-6 0-10 2-12 6l-246 672c-4 10-4 12-4 12 0 8 6 14 14 14 10 0 12-4 16-16z">
            <text:p/>
          </draw:path>
          <draw:path draw:style-name="gr5" draw:text-style-name="P4" draw:layer="layout" svg:width="0.331cm" svg:height="0.439cm" svg:x="26.626cm" svg:y="-1.742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5" draw:text-style-name="P4" draw:layer="layout" svg:width="0.345cm" svg:height="0.437cm" svg:x="26.988cm" svg:y="-1.734cm" svg:viewBox="0 0 346 438" svg:d="M304 44c26 0 42 0 42-22s-20-22-30-22h-72c-10 0-30 0-30 22s16 22 40 22l-54 216c-10 36-22 90-28 120-4-24-6-36-12-62l-70-274c26 0 40 0 40-22s-18-22-28-22h-72c-12 0-30 0-30 22s14 22 40 22l94 366c6 28 18 28 38 28s34 0 40-28z">
            <text:p/>
          </draw:path>
          <draw:path draw:style-name="gr5" draw:text-style-name="P4" draw:layer="layout" svg:width="0.275cm" svg:height="0.313cm" svg:x="27.344cm" svg:y="-1.416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5" draw:text-style-name="P4" draw:layer="layout" svg:width="0.099cm" svg:height="0.185cm" svg:x="27.666cm" svg:y="-1.536cm" svg:viewBox="0 0 100 186" svg:d="M96 34c0 0 4-8 4-14 0-12-12-20-22-20-16 0-20 12-22 16l-54 154c-2 4-2 6-2 6 0 6 16 10 16 10 2 0 4-2 6-6z">
            <text:p/>
          </draw:path>
          <draw:path draw:style-name="gr5" draw:text-style-name="P4" draw:layer="layout" svg:width="0.099cm" svg:height="0.185cm" svg:x="27.822cm" svg:y="-1.536cm" svg:viewBox="0 0 100 186" svg:d="M96 34c0 0 4-8 4-14 0-12-12-20-22-20-16 0-20 12-22 16l-54 154c-2 4-2 6-2 6 0 6 16 10 16 10 2 0 4-2 6-6z">
            <text:p/>
          </draw:path>
        </draw:g>
        <draw:g>
          <svg:title>TexMaths</svg:title>
          <svg:desc>20§latex§$\texttt{LU}_{p''}/\texttt{FORGETP}$§svg§600§TRUE§</svg:desc>
          <draw:polygon draw:style-name="gr4" draw:text-style-name="P3" draw:layer="layout" svg:width="4.333cm" svg:height="0.727cm" svg:x="17.737cm" svg:y="3.216cm" svg:viewBox="0 0 4334 728" draw:points="2166,728 0,728 0,0 4334,0 4334,728">
            <text:p/>
          </draw:polygon>
          <draw:path draw:style-name="gr5" draw:text-style-name="P4" draw:layer="layout" svg:width="0.321cm" svg:height="0.431cm" svg:x="17.759cm" svg:y="3.312cm" svg:viewBox="0 0 322 432" svg:d="M104 44h38c10 0 30 0 30-22s-18-22-30-22h-114c-12 0-28 0-28 22s18 22 28 22h26v344h-26c-12 0-28 0-28 22s18 22 28 22h266c24 0 28-6 28-30v-62c0-14 0-30-24-30s-24 14-24 30v48h-170z">
            <text:p/>
          </draw:path>
          <draw:path draw:style-name="gr5" draw:text-style-name="P4" draw:layer="layout" svg:width="0.363cm" svg:height="0.439cm" svg:x="18.107cm" svg:y="3.312cm" svg:viewBox="0 0 364 440" svg:d="M314 44h22c12 0 28 0 28-22s-18-22-28-22h-92c-10 0-28 0-28 22s18 22 28 22h22v240c0 76-46 112-84 112s-84-36-84-112v-240h22c10 0 30 0 30-22s-20-22-30-22h-92c-10 0-28 0-28 22s18 22 28 22h22v244c0 86 62 152 132 152 72 0 132-66 132-152z">
            <text:p/>
          </draw:path>
          <draw:path draw:style-name="gr5" draw:text-style-name="P4" draw:layer="layout" svg:width="0.275cm" svg:height="0.313cm" svg:x="18.475cm" svg:y="3.63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5" draw:text-style-name="P4" draw:layer="layout" svg:width="0.099cm" svg:height="0.185cm" svg:x="18.797cm" svg:y="3.51cm" svg:viewBox="0 0 100 186" svg:d="M96 34c0 0 4-8 4-14 0-12-12-20-22-20-16 0-20 12-22 16l-54 154c-2 4-2 6-2 6 0 6 16 10 16 10 2 0 4-2 6-6z">
            <text:p/>
          </draw:path>
          <draw:path draw:style-name="gr5" draw:text-style-name="P4" draw:layer="layout" svg:width="0.099cm" svg:height="0.185cm" svg:x="18.951cm" svg:y="3.51cm" svg:viewBox="0 0 100 186" svg:d="M96 34c0 0 4-8 4-14 0-12-12-20-22-20-16 0-20 12-22 16l-54 154c-2 4-2 6-2 6 0 6 16 10 16 10 2 0 4-2 6-6z">
            <text:p/>
          </draw:path>
          <draw:path draw:style-name="gr5" draw:text-style-name="P4" draw:layer="layout" svg:width="0.275cm" svg:height="0.703cm" svg:x="19.183cm" svg:y="3.214cm" svg:viewBox="0 0 276 704" svg:d="M272 26c4-8 4-12 4-12 0-8-6-14-14-14-6 0-10 2-12 6l-246 672c-4 10-4 12-4 12 0 8 6 14 14 14 10 0 12-4 16-16z">
            <text:p/>
          </draw:path>
          <draw:path draw:style-name="gr5" draw:text-style-name="P4" draw:layer="layout" svg:width="0.325cm" svg:height="0.431cm" svg:x="19.515cm" svg:y="3.312cm" svg:viewBox="0 0 326 432" svg:d="M102 238h96c0 28 0 40 24 40s24-16 24-30v-66c0-12 0-28-24-28s-24 12-24 40h-96v-150h176v36c0 14 0 30 24 30s24-16 24-30v-52c0-20-4-28-28-28h-268c-12 0-30 0-30 22s18 22 30 22h22v344h-22c-12 0-30 0-30 22s18 22 30 22h108c10 0 28 0 28-22s-16-22-28-22h-36z">
            <text:p/>
          </draw:path>
          <draw:path draw:style-name="gr5" draw:text-style-name="P4" draw:layer="layout" svg:width="0.291cm" svg:height="0.445cm" svg:x="19.903cm" svg:y="3.304cm" svg:viewBox="0 0 292 446" svg:d="M292 224c0-204-16-224-146-224-132 0-146 20-146 224s14 222 146 222c130 0 146-18 146-222zM146 404c-62 0-80-14-88-50-10-36-10-98-10-136 0-44 0-92 8-124 10-42 32-50 90-50 52 0 78 6 88 44 8 34 8 86 8 130s0 94-6 132c-8 40-28 54-90 54z">
            <text:p/>
          </draw:path>
          <draw:path draw:style-name="gr5" draw:text-style-name="P4" draw:layer="layout" svg:width="0.353cm" svg:height="0.439cm" svg:x="20.247cm" svg:y="3.312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5" draw:text-style-name="P4" draw:layer="layout" svg:width="0.323cm" svg:height="0.445cm" svg:x="20.625cm" svg:y="3.304cm" svg:viewBox="0 0 324 446" svg:d="M290 292c18 0 34 0 34-22s-18-22-30-22h-84c-10 0-28 0-28 22s18 22 28 22h30c-8 78-42 112-80 112-58 0-112-76-112-180 0-108 58-180 112-180 26 0 70 16 82 92 2 12 6 20 24 20 24 0 24-14 24-28v-100c0-10 0-28-20-28-16 0-18 8-30 32-24-22-52-32-82-32-86 0-158 96-158 224 0 130 74 222 158 222 40 0 70-20 84-36 0 16 0 30 24 30s24-16 24-30z">
            <text:p/>
          </draw:path>
          <draw:path draw:style-name="gr5" draw:text-style-name="P4" draw:layer="layout" svg:width="0.335cm" svg:height="0.431cm" svg:x="20.985cm" svg:y="3.312cm" svg:viewBox="0 0 336 432" svg:d="M50 388h-20c-12 0-30 0-30 22s18 22 30 22h278c24 0 28-6 28-30v-62c0-14 0-30-24-30s-24 16-24 30v48h-188v-158h92c0 28 0 40 24 40s24-16 24-30v-64c0-14 0-30-24-30s-24 12-24 40h-92v-142h172v36c0 14 0 30 24 30 26 0 26-16 26-30v-52c0-20-6-28-30-28h-262c-12 0-30 0-30 22s18 22 30 22h20z">
            <text:p/>
          </draw:path>
          <draw:path draw:style-name="gr5" draw:text-style-name="P4" draw:layer="layout" svg:width="0.333cm" svg:height="0.431cm" svg:x="21.351cm" svg:y="3.312cm" svg:viewBox="0 0 334 432" svg:d="M192 44h92v36c0 14 0 30 26 30 24 0 24-16 24-30v-52c0-20-4-28-28-28h-276c-24 0-30 6-30 28v52c0 14 0 30 24 30s24-16 24-30v-36h94v344h-36c-10 0-28 0-28 22s16 22 28 22h122c12 0 28 0 28-22s-16-22-28-22h-36z">
            <text:p/>
          </draw:path>
          <draw:path draw:style-name="gr5" draw:text-style-name="P4" draw:layer="layout" svg:width="0.321cm" svg:height="0.431cm" svg:x="21.719cm" svg:y="3.312cm" svg:viewBox="0 0 322 432" svg:d="M100 258h88c82 0 134-64 134-128 0-66-54-130-134-130h-158c-12 0-30 0-30 22s18 22 30 22h20v344h-20c-12 0-30 0-30 22s18 22 30 22h90c10 0 30 0 30-22s-20-22-30-22h-20zM100 44h74c68 0 98 48 98 86 0 36-30 86-98 86h-74z">
            <text:p/>
          </draw:path>
        </draw:g>
        <draw:custom-shape draw:style-name="gr1" draw:text-style-name="P1" xml:id="id3" draw:id="id3" draw:layer="layout" svg:width="4.824cm" svg:height="1.524cm" svg:x="2.495cm" svg:y="4.59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latex§$PMSI, P_{new}$§svg§600§TRUE§</svg:desc>
          <draw:polygon draw:style-name="gr4" draw:text-style-name="P3" draw:layer="layout" svg:width="3.929cm" svg:height="0.615cm" svg:x="2.646cm" svg:y="5.08cm" svg:viewBox="0 0 3930 616" draw:points="1964,616 0,616 0,0 3930,0 3930,616">
            <text:p/>
          </draw:polygon>
          <draw:path draw:style-name="gr5" draw:text-style-name="P4" draw:layer="layout" svg:width="0.503cm" svg:height="0.481cm" svg:x="2.674cm" svg:y="5.078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6-8-20-8-26 0-46 0-46-12 0-4 2-8 2-12zM236 48c6-24 8-26 38-26h68c58 0 96 18 96 68 0 28-14 88-42 114-34 32-78 36-108 36h-100z">
            <text:p/>
          </draw:path>
          <draw:path draw:style-name="gr5" draw:text-style-name="P4" draw:layer="layout" svg:width="0.705cm" svg:height="0.481cm" svg:x="3.222cm" svg:y="5.078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5" draw:text-style-name="P4" draw:layer="layout" svg:width="0.417cm" svg:height="0.513cm" svg:x="3.986cm" svg:y="5.062cm" svg:viewBox="0 0 418 514" svg:d="M418 8c0-4 0-8-6-8-4 0-6 0-14 10l-34 40c-18-32-54-50-100-50-90 0-176 82-176 166 0 58 38 90 74 100l76 20c26 6 66 18 66 76 0 62-58 130-128 130-46 0-124-16-124-104 0-16 4-34 4-38 2-2 2-4 2-4 0-8-6-8-8-8-4 0-6 0-8 2s-42 164-42 166c0 4 4 8 8 8s4-2 12-12l36-40c30 42 78 52 118 52 96 0 180-94 180-182 0-50-24-74-34-82-16-18-28-20-90-36-16-4-42-12-48-12-18-8-42-28-42-66 0-56 56-116 122-116 60 0 102 30 102 110 0 22-2 34-2 38 0 2 0 8 8 8s8-2 10-14z">
            <text:p/>
          </draw:path>
          <draw:path draw:style-name="gr5" draw:text-style-name="P4" draw:layer="layout" svg:width="0.327cm" svg:height="0.481cm" svg:x="4.444cm" svg:y="5.078cm" svg:viewBox="0 0 328 482" svg:d="M240 54c6-26 8-32 64-32 18 0 24 0 24-14 0-8-8-8-12-8-20 0-72 2-92 2-22 0-74-2-94-2-6 0-14 0-14 14 0 8 6 8 20 8 28 0 48 0 48 14 0 2 0 4-2 10l-96 382c-6 26-8 32-64 32-16 0-22 0-22 14 0 8 8 8 10 8 22 0 72-2 94-2 20 0 72 2 94 2 6 0 14 0 14-14 0-8-6-8-22-8-12 0-16 0-30-2-14 0-18-4-18-12 0-4 2-10 4-16z">
            <text:p/>
          </draw:path>
          <draw:path draw:style-name="gr5" draw:text-style-name="P4" draw:layer="layout" svg:width="0.083cm" svg:height="0.211cm" svg:x="4.842cm" svg:y="5.484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5" draw:text-style-name="P4" draw:layer="layout" svg:width="0.503cm" svg:height="0.481cm" svg:x="5.122cm" svg:y="5.078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8-8-20-8-26 0-46 0-46-12 0-4 2-8 2-12zM236 48c6-24 8-26 38-26h68c58 0 96 18 96 68 0 28-14 88-42 114-34 32-78 36-108 36h-100z">
            <text:p/>
          </draw:path>
          <draw:path draw:style-name="gr5" draw:text-style-name="P4" draw:layer="layout" svg:width="0.301cm" svg:height="0.223cm" svg:x="5.566cm" svg:y="5.446cm" svg:viewBox="0 0 302 224" svg:d="M38 188c-2 6-6 18-6 20 0 10 10 16 18 16s16-6 18-12c2-4 6-20 10-30 2-10 8-32 10-44 4-12 6-22 8-34 6-20 8-24 22-44s36-46 74-46c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2 44z">
            <text:p/>
          </draw:path>
          <draw:path draw:style-name="gr5" draw:text-style-name="P4" draw:layer="layout" svg:width="0.211cm" svg:height="0.223cm" svg:x="5.922cm" svg:y="5.446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5" draw:text-style-name="P4" draw:layer="layout" svg:width="0.361cm" svg:height="0.223cm" svg:x="6.178cm" svg:y="5.446cm" svg:viewBox="0 0 362 224" svg:d="M236 62c4-14 10-38 10-40 0-10-8-16-16-16-10 0-18 6-22 14 0 4-6 24-10 38-6 28-6 28-14 56-6 28-6 32-8 46 2 10-2 20-14 34-6 8-16 16-32 16-20 0-44-6-44-46 0-24 12-62 22-86 10-22 12-26 12-36 0-24-22-42-48-42-50 0-72 68-72 76 0 6 6 6 8 6 8 0 8-2 10-8 12-40 32-60 52-60 10 0 14 6 14 18s-6 22-8 28c-28 74-28 82-28 98 0 58 52 66 80 66 8 0 34 0 56-32 10 22 38 32 68 32 44 0 66-38 76-58 22-42 34-104 34-126 0-38-20-40-24-40-12 0-26 14-26 26 0 8 4 12 8 16 12 10 18 24 18 40 0 6-20 128-84 128-40 0-40-36-40-44 0-14 2-22 10-50z">
            <text:p/>
          </draw:path>
        </draw:g>
        <draw:connector draw:style-name="gr2" draw:text-style-name="P2" draw:layer="layout" draw:type="curve" draw:line-skew="-0.076cm" svg:x1="4.907cm" svg:y1="4.592cm" svg:x2="7.319cm" svg:y2="5.354cm" draw:start-shape="id3" draw:start-glue-point="0" draw:end-shape="id3" draw:end-glue-point="1" svg:d="M4907 4592c0-904 1470-753 2270-337s932 1099 142 1099" svg:viewBox="0 0 2943 1429">
          <text:p/>
        </draw:connector>
        <draw:g>
          <svg:title>TexMaths</svg:title>
          <svg:desc>19§latex§$\texttt{AKA-S}/\texttt{FORGETPMSI}$§svg§600§TRUE§</svg:desc>
          <draw:polygon draw:style-name="gr4" draw:text-style-name="P3" draw:layer="layout" svg:width="5.579cm" svg:height="0.666cm" svg:x="5.229cm" svg:y="2.339cm" svg:viewBox="0 0 5580 667" draw:points="2789,667 0,667 0,0 5580,0 5580,667">
            <text:p/>
          </draw:polygon>
          <draw:path draw:style-name="gr5" draw:text-style-name="P4" draw:layer="layout" svg:width="0.314cm" svg:height="0.417cm" svg:x="5.246cm" svg:y="2.423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5" draw:text-style-name="P4" draw:layer="layout" svg:width="0.314cm" svg:height="0.41cm" svg:x="5.596cm" svg:y="2.43cm" svg:viewBox="0 0 315 411" svg:d="M167 169l103-127c24 0 38 0 38-21s-17-21-27-21h-59c-11 0-28 0-28 21s19 21 28 21l-142 177v-177h15c9 0 27 0 27-21s-16-21-27-21h-68c-10 0-27 0-27 21s17 21 27 21h15v327h-15c-10 0-27 0-27 21s17 21 27 21h68c9 0 27 0 27-21s-16-21-27-21h-15v-90l62-78 94 168c-8 0-27 0-27 21s17 21 28 21h50c11 0 28 0 28-21s-15-21-36-21c0-2-4-6-4-8z">
            <text:p/>
          </draw:path>
          <draw:path draw:style-name="gr5" draw:text-style-name="P4" draw:layer="layout" svg:width="0.314cm" svg:height="0.417cm" svg:x="5.945cm" svg:y="2.423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5" draw:text-style-name="P4" draw:layer="layout" svg:width="0.276cm" svg:height="0.048cm" svg:x="6.314cm" svg:y="2.611cm" svg:viewBox="0 0 277 49" svg:d="M245 49c8 0 32 0 32-24 0-25-24-25-32-25h-213c-9 0-32 0-32 25 0 24 23 24 32 24z">
            <text:p/>
          </draw:path>
          <draw:path draw:style-name="gr5" draw:text-style-name="P4" draw:layer="layout" svg:width="0.282cm" svg:height="0.423cm" svg:x="6.662cm" svg:y="2.423cm" svg:viewBox="0 0 283 424" svg:d="M163 234c19 4 76 17 76 76 0 34-30 74-83 74-17 0-52-2-78-21-29-19-31-46-32-59 0-11 0-23-23-23s-23 14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  <draw:path draw:style-name="gr5" draw:text-style-name="P4" draw:layer="layout" svg:width="0.261cm" svg:height="0.668cm" svg:x="7.019cm" svg:y="2.337cm" svg:viewBox="0 0 262 669" svg:d="M258 25c4-8 4-12 4-12 0-7-6-13-13-13-6 0-10 2-12 6l-233 638c-4 10-4 12-4 12 0 7 6 13 13 13 10 0 12-4 15-15z">
            <text:p/>
          </draw:path>
          <draw:path draw:style-name="gr5" draw:text-style-name="P4" draw:layer="layout" svg:width="0.309cm" svg:height="0.41cm" svg:x="7.332cm" svg:y="2.43cm" svg:viewBox="0 0 310 411" svg:d="M97 226h91c0 27 0 38 23 38s23-15 23-28v-63c0-11 0-27-23-27s-23 12-23 38h-91v-142h167v34c0 13 0 29 23 29s23-16 23-29v-49c0-19-4-27-27-27h-256c-10 0-27 0-27 21s17 21 27 21h22v327h-22c-10 0-27 0-27 21s17 21 27 21h104c10 0 27 0 27-21s-16-21-27-21h-34z">
            <text:p/>
          </draw:path>
          <draw:path draw:style-name="gr5" draw:text-style-name="P4" draw:layer="layout" svg:width="0.276cm" svg:height="0.423cm" svg:x="7.701cm" svg:y="2.423cm" svg:viewBox="0 0 277 424" svg:d="M277 213c0-194-15-213-138-213-126 0-139 19-139 213s13 211 139 211c123 0 138-17 138-211zM139 384c-59 0-76-13-84-48-9-34-9-93-9-129 0-42 0-87 7-118 10-40 31-47 86-47 49 0 74 6 83 42 8 32 8 81 8 123s0 89-6 126c-7 38-26 51-85 51z">
            <text:p/>
          </draw:path>
          <draw:path draw:style-name="gr5" draw:text-style-name="P4" draw:layer="layout" svg:width="0.335cm" svg:height="0.417cm" svg:x="8.028cm" svg:y="2.43cm" svg:viewBox="0 0 336 418" svg:d="M89 42h50c60 0 91 38 91 70 0 34-31 72-91 72h-50zM218 205c46-24 57-64 57-93 0-57-51-112-129-112h-119c-12 0-27 0-27 21s17 21 27 21h17v327h-17c-12 0-27 0-27 21s17 21 27 21h79c10 0 27 0 27-21s-15-21-27-21h-17v-143h53c14 0 33 0 56 19 13 13 13 29 13 57 0 42 0 63 13 84 12 21 31 32 53 32 42 0 59-45 59-70 0-21-17-21-24-21-6 0-21 0-23 19 0 6 0 30-12 30-19 0-19-30-19-66 0-42 0-48-5-63-10-19-25-34-35-42z">
            <text:p/>
          </draw:path>
          <draw:path draw:style-name="gr5" draw:text-style-name="P4" draw:layer="layout" svg:width="0.307cm" svg:height="0.423cm" svg:x="8.387cm" svg:y="2.423cm" svg:viewBox="0 0 308 424" svg:d="M275 277c18 0 33 0 33-20 0-21-17-21-29-21h-80c-9 0-26 0-26 21 0 20 17 20 26 20h29c-8 75-40 107-76 107-55 0-106-72-106-171 0-103 55-171 106-171 25 0 66 15 78 87 2 12 6 19 23 19 22 0 22-13 22-26v-95c0-10 0-27-19-27-15 0-17 8-28 30-23-20-49-30-78-30-82 0-150 91-150 213 0 123 70 211 150 211 38 0 67-19 80-34 0 15 0 28 23 28 22 0 22-15 22-28z">
            <text:p/>
          </draw:path>
          <draw:path draw:style-name="gr5" draw:text-style-name="P4" draw:layer="layout" svg:width="0.318cm" svg:height="0.41cm" svg:x="8.729cm" svg:y="2.43cm" svg:viewBox="0 0 319 411" svg:d="M47 369h-20c-10 0-27 0-27 21s17 21 27 21h266c22 0 26-6 26-29v-59c0-13 0-28-23-28-22 0-22 15-22 28v46h-179v-150h87c0 26 0 38 23 38s23-16 23-29v-61c0-13 0-28-23-28s-23 11-23 38h-87v-135h163v34c0 13 0 29 23 29 25 0 25-16 25-29v-49c0-19-6-27-29-27h-250c-10 0-27 0-27 21s17 21 27 21h20z">
            <text:p/>
          </draw:path>
          <draw:path draw:style-name="gr5" draw:text-style-name="P4" draw:layer="layout" svg:width="0.316cm" svg:height="0.41cm" svg:x="9.078cm" svg:y="2.43cm" svg:viewBox="0 0 317 411" svg:d="M182 42h88v34c0 13 0 29 23 29 24 0 24-16 24-29v-49c0-19-4-27-26-27h-264c-21 0-27 6-27 27v49c0 13 0 29 23 29s23-16 23-29v-34h89v327h-34c-10 0-27 0-27 21s15 21 27 21h116c9 0 26 0 26-21s-15-21-26-21h-35z">
            <text:p/>
          </draw:path>
          <draw:path draw:style-name="gr5" draw:text-style-name="P4" draw:layer="layout" svg:width="0.305cm" svg:height="0.41cm" svg:x="9.428cm" svg:y="2.43cm" svg:viewBox="0 0 306 411" svg:d="M93 245h86c77 0 127-61 127-121 0-63-51-124-127-124h-152c-10 0-27 0-27 21s17 21 27 21h20v327h-20c-10 0-27 0-27 21s17 21 27 21h87c9 0 28 0 28-21s-19-21-28-21h-21zM93 42h72c65 0 93 45 93 82 0 34-28 81-93 81h-72z">
            <text:p/>
          </draw:path>
          <draw:path draw:style-name="gr5" draw:text-style-name="P4" draw:layer="layout" svg:width="0.328cm" svg:height="0.41cm" svg:x="9.77cm" svg:y="2.43cm" svg:viewBox="0 0 329 411" svg:d="M184 162c-9 24-15 43-19 64-7-32-66-205-68-211-6-15-23-15-32-15h-38c-10 0-27 0-27 21s13 21 36 21v327c-23 0-36 0-36 21s17 21 27 21h55c9 0 26 0 26-21s-13-21-34-21v-320c8 31 49 160 53 168 6 17 14 41 17 45 4 6 12 12 21 12 8 0 17-6 23-16 2-3 59-174 67-209h1v320c-22 0-36 0-36 21s17 21 27 21h55c10 0 27 0 27-21s-14-21-36-21v-327c22 0 36 0 36-21s-17-21-27-21h-38c-27 0-30 10-36 27z">
            <text:p/>
          </draw:path>
          <draw:path draw:style-name="gr5" draw:text-style-name="P4" draw:layer="layout" svg:width="0.282cm" svg:height="0.423cm" svg:x="10.144cm" svg:y="2.423cm" svg:viewBox="0 0 283 424" svg:d="M163 234c19 4 76 17 76 76 0 34-30 74-83 74-17 0-52-2-78-21-29-19-31-46-32-59 0-11 0-23-23-23s-23 14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  <draw:path draw:style-name="gr5" draw:text-style-name="P4" draw:layer="layout" svg:width="0.246cm" svg:height="0.41cm" svg:x="10.511cm" svg:y="2.43cm" svg:viewBox="0 0 247 411" svg:d="M146 42h72c12 0 29 0 29-21s-17-21-29-21h-190c-11 0-28 0-28 21s17 21 28 21h73v327h-73c-11 0-28 0-28 21s17 21 28 21h190c12 0 29 0 29-21s-17-21-29-21h-72z">
            <text:p/>
          </draw:path>
        </draw:g>
        <draw:g>
          <svg:title>TexMaths</svg:title>
          <svg:desc>19§latex§$\texttt{AKA-F}$§svg§600§TRUE§</svg:desc>
          <draw:polygon draw:style-name="gr4" draw:text-style-name="P3" draw:layer="layout" svg:width="1.747cm" svg:height="0.408cm" svg:x="5.228cm" svg:y="3.045cm" svg:viewBox="0 0 1748 409" draw:points="874,409 0,409 0,0 1748,0 1748,409">
            <text:p/>
          </draw:polygon>
          <draw:path draw:style-name="gr5" draw:text-style-name="P4" draw:layer="layout" svg:width="0.314cm" svg:height="0.417cm" svg:x="5.245cm" svg:y="3.03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5" draw:text-style-name="P4" draw:layer="layout" svg:width="0.314cm" svg:height="0.409cm" svg:x="5.595cm" svg:y="3.043cm" svg:viewBox="0 0 315 410" svg:d="M167 169l103-127c24 0 38 0 38-21s-17-21-27-21h-59c-11 0-28 0-28 21s19 21 28 21l-142 177v-177h15c10 0 27 0 27-21s-16-21-27-21h-68c-10 0-27 0-27 21s17 21 27 21h15v327h-15c-10 0-27 0-27 21 0 20 17 20 27 20h68c10 0 27 0 27-20 0-21-16-21-27-21h-15v-90l63-78 93 168c-8 0-27 0-27 21 0 20 17 20 29 20h49c11 0 28 0 28-20 0-21-15-21-36-21 0-2-3-6-3-8z">
            <text:p/>
          </draw:path>
          <draw:path draw:style-name="gr5" draw:text-style-name="P4" draw:layer="layout" svg:width="0.314cm" svg:height="0.417cm" svg:x="5.944cm" svg:y="3.03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5" draw:text-style-name="P4" draw:layer="layout" svg:width="0.276cm" svg:height="0.048cm" svg:x="6.313cm" svg:y="3.223cm" svg:viewBox="0 0 277 49" svg:d="M245 49c8 0 32 0 32-24 0-25-24-25-32-25h-213c-9 0-32 0-32 25 0 24 23 24 32 24z">
            <text:p/>
          </draw:path>
          <draw:path draw:style-name="gr5" draw:text-style-name="P4" draw:layer="layout" svg:width="0.309cm" svg:height="0.409cm" svg:x="6.644cm" svg:y="3.043cm" svg:viewBox="0 0 310 410" svg:d="M97 226h91c0 27 0 38 23 38s23-15 23-28v-63c0-11 0-27-23-27s-23 12-23 38h-91v-142h167v34c0 13 0 29 23 29s23-16 23-29v-49c0-19-4-27-27-27h-256c-10 0-27 0-27 21s17 21 27 21h22v327h-22c-10 0-27 0-27 21 0 20 17 20 27 20h104c10 0 27 0 27-20 0-21-15-21-27-21h-34z">
            <text:p/>
          </draw:path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xml:id="id4" draw:id="id4" draw:layer="layout" svg:width="4.824cm" svg:height="1.524cm" svg:x="13.972cm" svg:y="4.736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18.796cm" svg:y1="5.498cm" svg:x2="25.281cm" svg:y2="1.688cm" draw:start-shape="id4" draw:start-glue-point="1" draw:end-shape="id5" draw:end-glue-point="2" svg:d="M18796 5498c4324 0 6485-1270 6485-3810" svg:viewBox="0 0 6486 3811">
          <text:p/>
        </draw:connector>
        <draw:connector draw:style-name="gr2" draw:text-style-name="P2" draw:layer="layout" draw:type="curve" svg:x1="23.13cm" svg:y1="0.926cm" svg:x2="16.384cm" svg:y2="4.736cm" draw:start-shape="id5" draw:start-glue-point="3" draw:end-shape="id4" draw:end-glue-point="0" svg:d="M23130 926c-4498 0-6746 1270-6746 3810" svg:viewBox="0 0 6747 3811">
          <text:p/>
        </draw:connector>
        <draw:custom-shape draw:style-name="gr3" draw:text-style-name="P1" xml:id="id5" draw:id="id5" draw:layer="layout" svg:width="4.302cm" svg:height="1.524cm" svg:x="23.13cm" svg:y="0.164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draw:line-skew="-0.352cm 0.323cm" svg:x1="25.281cm" svg:y1="0.164cm" svg:x2="27.432cm" svg:y2="0.926cm" draw:start-shape="id5" draw:start-glue-point="0" draw:end-shape="id5" draw:end-glue-point="1" svg:d="M25281 164c0-1318 1501-1099 2357-579s1069 1341-206 1341" svg:viewBox="0 0 3054 1748">
          <text:p/>
        </draw:connector>
        <draw:g>
          <svg:title>TexMaths</svg:title>
          <svg:desc>20§latex§$1: i, p, p', \pmb{p''}$§svg§600§TRUE§</svg:desc>
          <draw:polygon draw:style-name="gr4" draw:text-style-name="P3" draw:layer="layout" svg:width="3.689cm" svg:height="0.685cm" svg:x="23.423cm" svg:y="0.607cm" svg:viewBox="0 0 3690 686" draw:points="1846,686 0,686 0,0 3690,0 3690,686">
            <text:p/>
          </draw:polygon>
          <draw:path draw:style-name="gr5" draw:text-style-name="P4" draw:layer="layout" svg:width="0.233cm" svg:height="0.469cm" svg:x="23.485cm" svg:y="0.685cm" svg:viewBox="0 0 234 470" svg:d="M146 18c0-16 0-18-16-18-44 46-108 46-130 46v22c14 0 56 0 92-20v366c0 26-2 34-66 34h-22v22c26-2 86-2 116-2 28 0 90 0 114 2v-22h-22c-64 0-66-8-66-34z">
            <text:p/>
          </draw:path>
          <draw:path draw:style-name="gr5" draw:text-style-name="P4" draw:layer="layout" svg:width="0.075cm" svg:height="0.303cm" svg:x="24.029cm" svg:y="0.851cm" svg:viewBox="0 0 76 304" svg:d="M76 38c0-22-16-38-38-38-20 0-38 16-38 38 0 20 18 38 38 38 22 0 38-18 38-38zM76 268c0-22-16-38-38-38-20 0-38 16-38 38 0 20 18 36 38 36 22 0 38-16 38-36z">
            <text:p/>
          </draw:path>
          <draw:path draw:style-name="gr5" draw:text-style-name="P4" draw:layer="layout" svg:width="0.187cm" svg:height="0.473cm" svg:x="24.379cm" svg:y="0.689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5" draw:text-style-name="P4" draw:layer="layout" svg:width="0.083cm" svg:height="0.211cm" svg:x="24.659cm" svg:y="1.07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5" draw:text-style-name="P4" draw:layer="layout" svg:width="0.367cm" svg:height="0.449cm" svg:x="24.889cm" svg:y="0.84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083cm" svg:height="0.211cm" svg:x="25.323cm" svg:y="1.079cm" svg:viewBox="0 0 84 212" svg:d="M84 74c0-46-18-74-46-74-24 0-38 18-38 38 0 18 14 38 38 38 8 0 18-4 26-10 2-2 2-2 4-2v10c0 54-24 96-48 120-8 6-8 8-8 10 0 6 4 8 6 8 8 0 66-54 66-138z">
            <text:p/>
          </draw:path>
          <draw:path draw:style-name="gr5" draw:text-style-name="P4" draw:layer="layout" svg:width="0.367cm" svg:height="0.449cm" svg:x="25.553cm" svg:y="0.84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125cm" svg:height="0.255cm" svg:x="25.951cm" svg:y="0.623cm" svg:viewBox="0 0 126 256" svg:d="M122 44c4-10 4-14 4-16 0-16-14-28-30-28-20 0-24 16-28 24l-66 214c0 2-2 8-2 8 0 6 16 10 20 10s4 0 8-8z">
            <text:p/>
          </draw:path>
          <draw:path draw:style-name="gr5" draw:text-style-name="P4" draw:layer="layout" svg:width="0.083cm" svg:height="0.211cm" svg:x="26.185cm" svg:y="1.07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5" draw:text-style-name="P4" draw:layer="layout" svg:width="0.367cm" svg:height="0.449cm" svg:x="26.383cm" svg:y="0.84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2-16 14-50 28-84 52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125cm" svg:height="0.255cm" svg:x="26.781cm" svg:y="0.623cm" svg:viewBox="0 0 126 256" svg:d="M122 44c2-10 4-14 4-16 0-16-14-28-30-28-20 0-26 16-28 24l-66 214c0 2-2 8-2 8 0 6 16 10 20 10s4 0 6-8z">
            <text:p/>
          </draw:path>
          <draw:path draw:style-name="gr5" draw:text-style-name="P4" draw:layer="layout" svg:width="0.125cm" svg:height="0.255cm" svg:x="26.943cm" svg:y="0.623cm" svg:viewBox="0 0 126 256" svg:d="M122 44c4-10 4-14 4-16 0-16-14-28-30-28-20 0-24 16-28 24l-66 214c0 2-2 8-2 8 0 6 16 10 20 10s4 0 8-8z">
            <text:p/>
          </draw:path>
          <draw:path draw:style-name="gr5" draw:text-style-name="P4" draw:layer="layout" svg:width="0.367cm" svg:height="0.449cm" svg:x="26.399cm" svg:y="0.82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125cm" svg:height="0.255cm" svg:x="26.797cm" svg:y="0.605cm" svg:viewBox="0 0 126 256" svg:d="M122 44c4-10 4-14 4-16 0-16-14-28-30-28-20 0-24 16-28 24l-66 214c0 2-2 8-2 8 0 6 16 10 20 10s4 0 8-8z">
            <text:p/>
          </draw:path>
          <draw:path draw:style-name="gr5" draw:text-style-name="P4" draw:layer="layout" svg:width="0.125cm" svg:height="0.255cm" svg:x="26.959cm" svg:y="0.605cm" svg:viewBox="0 0 126 256" svg:d="M120 44c4-10 6-14 6-16 0-16-14-28-30-28-20 0-26 16-28 24l-66 214c0 2-2 8-2 8 0 6 16 10 20 10 2 0 4 0 6-8z">
            <text:p/>
          </draw:path>
          <draw:path draw:style-name="gr5" draw:text-style-name="P4" draw:layer="layout" svg:width="0.367cm" svg:height="0.449cm" svg:x="26.413cm" svg:y="0.84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125cm" svg:height="0.255cm" svg:x="26.813cm" svg:y="0.623cm" svg:viewBox="0 0 126 256" svg:d="M120 44c4-10 6-14 6-16 0-16-14-28-30-28-20 0-26 16-28 24l-66 214c0 2-2 8-2 8 0 6 16 10 20 10 2 0 4 0 6-8z">
            <text:p/>
          </draw:path>
          <draw:path draw:style-name="gr5" draw:text-style-name="P4" draw:layer="layout" svg:width="0.125cm" svg:height="0.255cm" svg:x="26.973cm" svg:y="0.623cm" svg:viewBox="0 0 126 256" svg:d="M122 44c2-10 4-14 4-16 0-16-14-28-30-28-20 0-26 16-28 24l-66 214c0 2-2 8-2 8 0 6 16 10 20 10s4 0 8-8z">
            <text:p/>
          </draw:path>
        </draw:g>
        <draw:g>
          <svg:title>TexMaths</svg:title>
          <svg:desc>20§latex§$2: i, p, p',\pmb{null}$§svg§600§TRUE§</svg:desc>
          <draw:polygon draw:style-name="gr4" draw:text-style-name="P3" draw:layer="layout" svg:width="4.281cm" svg:height="0.665cm" svg:x="14.223cm" svg:y="5.208cm" svg:viewBox="0 0 4282 666" draw:points="2142,666 0,666 0,0 4282,0 4282,666">
            <text:p/>
          </draw:polygon>
          <draw:path draw:style-name="gr5" draw:text-style-name="P4" draw:layer="layout" svg:width="0.281cm" svg:height="0.469cm" svg:x="14.259cm" svg:y="5.26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5" draw:text-style-name="P4" draw:layer="layout" svg:width="0.075cm" svg:height="0.303cm" svg:x="14.829cm" svg:y="5.432cm" svg:viewBox="0 0 76 304" svg:d="M76 38c0-22-16-38-38-38-20 0-38 16-38 38 0 20 18 38 38 38 22 0 38-18 38-38zM76 268c0-22-16-38-38-38-20 0-38 16-38 38 0 20 18 36 38 36 22 0 38-16 38-36z">
            <text:p/>
          </draw:path>
          <draw:path draw:style-name="gr5" draw:text-style-name="P4" draw:layer="layout" svg:width="0.187cm" svg:height="0.473cm" svg:x="15.179cm" svg:y="5.27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5" draw:text-style-name="P4" draw:layer="layout" svg:width="0.083cm" svg:height="0.211cm" svg:x="15.459cm" svg:y="5.66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5" draw:text-style-name="P4" draw:layer="layout" svg:width="0.367cm" svg:height="0.449cm" svg:x="15.689cm" svg:y="5.42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083cm" svg:height="0.211cm" svg:x="16.123cm" svg:y="5.66cm" svg:viewBox="0 0 84 212" svg:d="M84 74c0-46-18-74-46-74-24 0-38 18-38 38 0 18 14 38 38 38 8 0 18-4 26-10 2-2 2-2 4-2v10c0 54-24 96-48 120-8 6-8 8-8 10 0 6 4 8 6 8 8 0 66-54 66-138z">
            <text:p/>
          </draw:path>
          <draw:path draw:style-name="gr5" draw:text-style-name="P4" draw:layer="layout" svg:width="0.367cm" svg:height="0.449cm" svg:x="16.353cm" svg:y="5.42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125cm" svg:height="0.255cm" svg:x="16.751cm" svg:y="5.206cm" svg:viewBox="0 0 126 256" svg:d="M122 44c4-10 4-14 4-16 0-16-14-28-30-28-20 0-24 16-28 24l-66 214c0 2-2 8-2 8 0 6 16 10 20 10s4 0 8-8z">
            <text:p/>
          </draw:path>
          <draw:path draw:style-name="gr5" draw:text-style-name="P4" draw:layer="layout" svg:width="0.083cm" svg:height="0.211cm" svg:x="16.985cm" svg:y="5.66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5" draw:text-style-name="P4" draw:layer="layout" svg:width="0.381cm" svg:height="0.319cm" svg:x="17.225cm" svg:y="5.424cm" svg:viewBox="0 0 382 320" svg:d="M42 270c-2 12-6 28-6 32 0 12 10 18 20 18 8 0 20-6 26-20 0 0 8-34 12-52l16-64c4-14 8-30 12-46 4-12 8-34 10-36 10-22 48-86 114-86 32 0 38 26 38 50 0 42-34 134-46 164-6 16-6 24-6 32 0 34 24 58 56 58 66 0 94-102 94-108 0-8-8-8-10-8-6 0-6 2-10 14-14 48-38 86-72 86-12 0-16-6-16-22 0-18 6-36 12-50 14-38 44-116 44-156 0-48-32-76-82-76-64 0-98 46-110 62-4-40-32-62-64-62s-46 28-52 40c-12 24-22 66-22 68 0 8 8 8 8 8 8 0 8 0 12-16 12-50 26-84 52-84 14 0 22 8 22 32 0 14-2 22-12 60z">
            <text:p/>
          </draw:path>
          <draw:path draw:style-name="gr5" draw:text-style-name="P4" draw:layer="layout" svg:width="0.363cm" svg:height="0.319cm" svg:x="17.645cm" svg:y="5.424cm" svg:viewBox="0 0 364 320" svg:d="M226 274c8 28 34 46 64 46 24 0 40-16 52-38 12-26 22-70 22-70 0-8-8-8-10-8-6 0-6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5" draw:text-style-name="P4" draw:layer="layout" svg:width="0.151cm" svg:height="0.497cm" svg:x="18.057cm" svg:y="5.248cm" svg:viewBox="0 0 152 498" svg:d="M152 8c0 0 0-8-8-8-18 0-70 6-88 8-6 0-14 0-14 14 0 8 8 8 18 8 34 0 36 6 36 12l-2 14-90 352c-2 8-4 14-4 24 0 40 32 66 64 66 24 0 42-14 54-40 14-26 22-68 22-70 0-6-6-6-8-6-8 0-8 2-10 12-12 46-26 88-56 88-20 0-20-22-20-32 0-18 0-20 4-34z">
            <text:p/>
          </draw:path>
          <draw:path draw:style-name="gr5" draw:text-style-name="P4" draw:layer="layout" svg:width="0.151cm" svg:height="0.497cm" svg:x="18.281cm" svg:y="5.24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5" draw:text-style-name="P4" draw:layer="layout" svg:width="0.381cm" svg:height="0.319cm" svg:x="17.241cm" svg:y="5.406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5" draw:text-style-name="P4" draw:layer="layout" svg:width="0.363cm" svg:height="0.319cm" svg:x="17.661cm" svg:y="5.406cm" svg:viewBox="0 0 364 320" svg:d="M226 274c8 28 34 46 64 46 24 0 40-16 52-38 12-26 22-70 22-70 0-8-8-8-10-8-6 0-6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5" draw:text-style-name="P4" draw:layer="layout" svg:width="0.151cm" svg:height="0.497cm" svg:x="18.073cm" svg:y="5.22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5" draw:text-style-name="P4" draw:layer="layout" svg:width="0.151cm" svg:height="0.497cm" svg:x="18.295cm" svg:y="5.22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5" draw:text-style-name="P4" draw:layer="layout" svg:width="0.381cm" svg:height="0.319cm" svg:x="17.257cm" svg:y="5.424cm" svg:viewBox="0 0 382 320" svg:d="M42 270c-2 12-6 28-6 32 0 12 10 18 20 18 8 0 20-6 26-20 0 0 8-34 12-52l16-64c4-14 8-30 12-46 4-12 8-34 10-36 10-22 48-86 114-86 32 0 38 26 38 50 0 42-34 134-46 164-6 16-6 24-6 32 0 34 24 58 56 58 66 0 94-102 94-108 0-8-8-8-10-8-6 0-6 2-10 14-14 48-38 86-72 86-12 0-16-6-16-22 0-18 6-36 12-50 14-38 44-116 44-156 0-48-32-76-82-76-64 0-98 46-110 62-4-40-32-62-64-62s-46 28-52 40c-12 24-22 66-22 68 0 8 8 8 8 8 8 0 8 0 12-16 12-50 26-84 52-84 14 0 22 8 22 32 0 14-2 22-12 60z">
            <text:p/>
          </draw:path>
          <draw:path draw:style-name="gr5" draw:text-style-name="P4" draw:layer="layout" svg:width="0.363cm" svg:height="0.319cm" svg:x="17.677cm" svg:y="5.424cm" svg:viewBox="0 0 364 320" svg:d="M226 274c8 28 34 46 64 46 24 0 40-16 52-38 12-26 22-70 22-70 0-8-8-8-10-8-6 0-8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5" draw:text-style-name="P4" draw:layer="layout" svg:width="0.151cm" svg:height="0.497cm" svg:x="18.089cm" svg:y="5.24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5" draw:text-style-name="P4" draw:layer="layout" svg:width="0.151cm" svg:height="0.497cm" svg:x="18.311cm" svg:y="5.24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</draw:g>
        <draw:g>
          <svg:title>TexMaths</svg:title>
          <svg:desc>20§latex§$\texttt{LU}_{p'}/\texttt{FORGETP}$§svg§600§TRUE§</svg:desc>
          <draw:polygon draw:style-name="gr4" draw:text-style-name="P3" draw:layer="layout" svg:width="4.177cm" svg:height="0.727cm" svg:x="17.782cm" svg:y="2.4cm" svg:viewBox="0 0 4178 728" draw:points="2090,728 0,728 0,0 4178,0 4178,728">
            <text:p/>
          </draw:polygon>
          <draw:path draw:style-name="gr5" draw:text-style-name="P4" draw:layer="layout" svg:width="0.321cm" svg:height="0.431cm" svg:x="17.804cm" svg:y="2.496cm" svg:viewBox="0 0 322 432" svg:d="M104 44h38c10 0 30 0 30-22s-18-22-30-22h-114c-12 0-28 0-28 22s18 22 28 22h26v344h-26c-12 0-28 0-28 22s18 22 28 22h266c24 0 28-6 28-30v-62c0-14 0-30-24-30s-24 14-24 30v48h-170z">
            <text:p/>
          </draw:path>
          <draw:path draw:style-name="gr5" draw:text-style-name="P4" draw:layer="layout" svg:width="0.363cm" svg:height="0.439cm" svg:x="18.152cm" svg:y="2.496cm" svg:viewBox="0 0 364 440" svg:d="M314 44h22c12 0 28 0 28-22s-18-22-28-22h-92c-10 0-28 0-28 22s18 22 28 22h22v240c0 76-46 112-84 112s-84-36-84-112v-240h22c10 0 30 0 30-22s-20-22-30-22h-92c-10 0-28 0-28 22s18 22 28 22h22v244c0 86 62 152 132 152 72 0 132-66 132-152z">
            <text:p/>
          </draw:path>
          <draw:path draw:style-name="gr5" draw:text-style-name="P4" draw:layer="layout" svg:width="0.275cm" svg:height="0.313cm" svg:x="18.52cm" svg:y="2.814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5" draw:text-style-name="P4" draw:layer="layout" svg:width="0.099cm" svg:height="0.185cm" svg:x="18.842cm" svg:y="2.694cm" svg:viewBox="0 0 100 186" svg:d="M96 34c0 0 4-8 4-14 0-12-12-20-22-20-16 0-20 12-22 16l-54 154c-2 4-2 6-2 6 0 6 16 10 16 10 2 0 4-2 6-6z">
            <text:p/>
          </draw:path>
          <draw:path draw:style-name="gr5" draw:text-style-name="P4" draw:layer="layout" svg:width="0.275cm" svg:height="0.703cm" svg:x="19.074cm" svg:y="2.398cm" svg:viewBox="0 0 276 704" svg:d="M272 26c4-8 4-12 4-12 0-8-6-14-14-14-6 0-10 2-12 6l-246 672c-4 10-4 12-4 12 0 8 6 14 14 14 10 0 12-4 16-16z">
            <text:p/>
          </draw:path>
          <draw:path draw:style-name="gr5" draw:text-style-name="P4" draw:layer="layout" svg:width="0.325cm" svg:height="0.431cm" svg:x="19.404cm" svg:y="2.496cm" svg:viewBox="0 0 326 432" svg:d="M102 238h96c0 28 0 40 24 40s24-16 24-30v-66c0-12 0-28-24-28s-24 12-24 40h-96v-150h176v36c0 14 0 30 24 30s24-16 24-30v-52c0-20-4-28-28-28h-270c-10 0-28 0-28 22s18 22 28 22h24v344h-24c-10 0-28 0-28 22s18 22 28 22h110c10 0 28 0 28-22s-16-22-28-22h-36z">
            <text:p/>
          </draw:path>
          <draw:path draw:style-name="gr5" draw:text-style-name="P4" draw:layer="layout" svg:width="0.291cm" svg:height="0.445cm" svg:x="19.792cm" svg:y="2.488cm" svg:viewBox="0 0 292 446" svg:d="M292 224c0-204-16-224-146-224-132 0-146 20-146 224s14 222 146 222c130 0 146-18 146-222zM146 404c-62 0-80-14-88-50-10-36-10-98-10-136 0-44 0-92 8-124 10-42 32-50 90-50 52 0 78 6 88 44 8 34 8 86 8 130s0 94-6 132c-8 40-28 54-90 54z">
            <text:p/>
          </draw:path>
          <draw:path draw:style-name="gr5" draw:text-style-name="P4" draw:layer="layout" svg:width="0.353cm" svg:height="0.439cm" svg:x="20.136cm" svg:y="2.496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5" draw:text-style-name="P4" draw:layer="layout" svg:width="0.323cm" svg:height="0.445cm" svg:x="20.514cm" svg:y="2.488cm" svg:viewBox="0 0 324 446" svg:d="M290 292c18 0 34 0 34-22s-18-22-30-22h-84c-10 0-28 0-28 22s18 22 28 22h30c-8 78-42 112-80 112-58 0-112-76-112-180 0-108 58-180 112-180 26 0 70 16 82 92 2 12 6 20 24 20 24 0 24-14 24-28v-100c0-10 0-28-20-28-16 0-18 8-30 32-24-22-52-32-82-32-86 0-158 96-158 224 0 130 74 222 158 222 40 0 70-20 84-36 0 16 0 30 24 30s24-16 24-30z">
            <text:p/>
          </draw:path>
          <draw:path draw:style-name="gr5" draw:text-style-name="P4" draw:layer="layout" svg:width="0.335cm" svg:height="0.431cm" svg:x="20.874cm" svg:y="2.496cm" svg:viewBox="0 0 336 432" svg:d="M50 388h-22c-10 0-28 0-28 22s18 22 28 22h280c24 0 28-6 28-30v-62c0-14 0-30-24-30s-24 16-24 30v48h-188v-158h92c0 28 0 40 24 40s24-16 24-30v-64c0-14 0-30-24-30s-24 12-24 40h-92v-142h172v36c0 14 0 30 24 30 26 0 26-16 26-30v-52c0-20-6-28-30-28h-264c-10 0-28 0-28 22s18 22 28 22h22z">
            <text:p/>
          </draw:path>
          <draw:path draw:style-name="gr5" draw:text-style-name="P4" draw:layer="layout" svg:width="0.333cm" svg:height="0.431cm" svg:x="21.242cm" svg:y="2.496cm" svg:viewBox="0 0 334 432" svg:d="M192 44h92v36c0 14 0 30 24 30 26 0 26-16 26-30v-52c0-20-4-28-28-28h-278c-22 0-28 6-28 28v52c0 14 0 30 24 30s24-16 24-30v-36h94v344h-36c-10 0-28 0-28 22s16 22 28 22h122c10 0 28 0 28-22s-16-22-28-22h-36z">
            <text:p/>
          </draw:path>
          <draw:path draw:style-name="gr5" draw:text-style-name="P4" draw:layer="layout" svg:width="0.321cm" svg:height="0.431cm" svg:x="21.61cm" svg:y="2.496cm" svg:viewBox="0 0 322 432" svg:d="M100 258h88c82 0 134-64 134-128 0-66-54-130-134-130h-158c-12 0-30 0-30 22s18 22 30 22h20v344h-20c-12 0-30 0-30 22s18 22 30 22h90c10 0 30 0 30-22s-20-22-30-22h-20zM100 44h74c68 0 98 48 98 86 0 36-30 86-98 86h-74z">
            <text:p/>
          </draw:path>
        </draw:g>
        <draw:g>
          <svg:title>TexMaths</svg:title>
          <svg:desc>20§latex§$\texttt{AVR}/\texttt{AV}_{p''}$§svg§600§TRUE§</svg:desc>
          <draw:polygon draw:style-name="gr4" draw:text-style-name="P3" draw:layer="layout" svg:width="2.793cm" svg:height="0.727cm" svg:x="20.549cm" svg:y="5.568cm" svg:viewBox="0 0 2794 728" draw:points="1398,728 0,728 0,0 2794,0 2794,728">
            <text:p/>
          </draw:polygon>
          <draw:path draw:style-name="gr5" draw:text-style-name="P4" draw:layer="layout" svg:width="0.331cm" svg:height="0.439cm" svg:x="20.567cm" svg:y="5.656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5" draw:text-style-name="P4" draw:layer="layout" svg:width="0.345cm" svg:height="0.437cm" svg:x="20.929cm" svg:y="5.664cm" svg:viewBox="0 0 346 438" svg:d="M304 44c26 0 42 0 42-22s-20-22-30-22h-72c-10 0-30 0-30 22s16 22 40 22l-54 216c-10 36-22 90-28 120-4-24-6-36-12-62l-70-274c26 0 40 0 40-22s-18-22-28-22h-74c-10 0-28 0-28 22s14 22 40 22l94 366c6 28 18 28 38 28s34 0 40-28z">
            <text:p/>
          </draw:path>
          <draw:path draw:style-name="gr5" draw:text-style-name="P4" draw:layer="layout" svg:width="0.353cm" svg:height="0.439cm" svg:x="21.299cm" svg:y="5.664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5" draw:text-style-name="P4" draw:layer="layout" svg:width="0.275cm" svg:height="0.703cm" svg:x="21.695cm" svg:y="5.566cm" svg:viewBox="0 0 276 704" svg:d="M272 26c4-8 4-12 4-12 0-8-6-14-14-14-6 0-10 2-12 6l-246 672c-4 10-4 12-4 12 0 8 6 14 14 14 10 0 12-4 16-16z">
            <text:p/>
          </draw:path>
          <draw:path draw:style-name="gr5" draw:text-style-name="P4" draw:layer="layout" svg:width="0.331cm" svg:height="0.439cm" svg:x="22.025cm" svg:y="5.656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5" draw:text-style-name="P4" draw:layer="layout" svg:width="0.345cm" svg:height="0.437cm" svg:x="22.387cm" svg:y="5.664cm" svg:viewBox="0 0 346 438" svg:d="M304 44c26 0 42 0 42-22s-20-22-30-22h-72c-10 0-30 0-30 22s16 22 40 22l-54 216c-10 36-22 90-28 120-4-24-6-36-12-62l-70-274c26 0 40 0 40-22s-18-22-28-22h-72c-12 0-30 0-30 22s14 22 40 22l94 366c6 28 18 28 38 28s34 0 40-28z">
            <text:p/>
          </draw:path>
          <draw:path draw:style-name="gr5" draw:text-style-name="P4" draw:layer="layout" svg:width="0.275cm" svg:height="0.313cm" svg:x="22.743cm" svg:y="5.982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5" draw:text-style-name="P4" draw:layer="layout" svg:width="0.099cm" svg:height="0.185cm" svg:x="23.065cm" svg:y="5.862cm" svg:viewBox="0 0 100 186" svg:d="M96 34c0 0 4-8 4-14 0-12-12-20-22-20-16 0-20 12-22 16l-54 154c-2 4-2 6-2 6 0 6 16 10 16 10 2 0 4-2 6-6z">
            <text:p/>
          </draw:path>
          <draw:path draw:style-name="gr5" draw:text-style-name="P4" draw:layer="layout" svg:width="0.099cm" svg:height="0.185cm" svg:x="23.221cm" svg:y="5.862cm" svg:viewBox="0 0 100 186" svg:d="M96 34c0 0 4-8 4-14 0-12-12-20-22-20-16 0-20 12-22 16l-54 154c-2 4-2 6-2 6 0 6 16 10 16 10 2 0 4-2 6-6z">
            <text:p/>
          </draw:path>
        </draw:g>
        <draw:custom-shape draw:style-name="gr7" draw:text-style-name="P1" draw:layer="layout" svg:width="28.54cm" svg:height="7.224cm" svg:x="0.162cm" svg:y="7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0§latex§$\texttt{AVR}$ = $AV$ request has arrived using any of the identities $i,p,p,p''$§svg§600§TRUE§</svg:desc>
          <draw:polygon draw:style-name="gr4" draw:text-style-name="P3" draw:layer="layout" svg:width="20.249cm" svg:height="0.665cm" svg:x="1.549cm" svg:y="8.167cm" svg:viewBox="0 0 20250 666" draw:points="10126,666 0,666 0,0 20250,0 20250,666">
            <text:p/>
          </draw:polygon>
          <draw:path draw:style-name="gr5" draw:text-style-name="P4" draw:layer="layout" svg:width="0.331cm" svg:height="0.439cm" svg:x="1.567cm" svg:y="8.257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5" draw:text-style-name="P4" draw:layer="layout" svg:width="0.345cm" svg:height="0.437cm" svg:x="1.929cm" svg:y="8.265cm" svg:viewBox="0 0 346 438" svg:d="M304 44c26 0 42 0 42-22s-20-22-30-22h-72c-10 0-30 0-30 22s16 22 40 22l-54 216c-10 36-22 90-28 120-4-24-6-36-12-62l-70-274c26 0 40 0 40-22s-18-22-28-22h-74c-10 0-28 0-28 22s14 22 40 22l94 366c6 28 18 28 38 28s34 0 40-28z">
            <text:p/>
          </draw:path>
          <draw:path draw:style-name="gr5" draw:text-style-name="P4" draw:layer="layout" svg:width="0.353cm" svg:height="0.439cm" svg:x="2.299cm" svg:y="8.265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5" draw:text-style-name="P4" draw:layer="layout" svg:width="0.469cm" svg:height="0.165cm" svg:x="2.929cm" svg:y="8.437cm" svg:viewBox="0 0 470 166" svg:d="M446 28c10 0 24 0 24-14s-14-14-24-14h-422c-10 0-24 0-24 14s14 14 24 14zM446 166c10 0 24 0 24-14s-14-14-24-14h-422c-10 0-24 0-24 14s14 14 24 14z">
            <text:p/>
          </draw:path>
          <draw:path draw:style-name="gr5" draw:text-style-name="P4" draw:layer="layout" svg:width="0.483cm" svg:height="0.505cm" svg:x="3.695cm" svg:y="8.191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5" draw:text-style-name="P4" draw:layer="layout" svg:width="0.503cm" svg:height="0.497cm" svg:x="4.233cm" svg:y="8.215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5" draw:text-style-name="P4" draw:layer="layout" svg:width="0.237cm" svg:height="0.311cm" svg:x="5.013cm" svg:y="8.38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5" draw:text-style-name="P4" draw:layer="layout" svg:width="0.273cm" svg:height="0.323cm" svg:x="5.287cm" svg:y="8.379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5" draw:text-style-name="P4" draw:layer="layout" svg:width="0.347cm" svg:height="0.449cm" svg:x="5.603cm" svg:y="8.383cm" svg:viewBox="0 0 348 450" svg:d="M244 270v126c0 32-8 32-54 32v22c24-2 60-4 78-4 20 0 56 2 80 4v-22c-46 0-54 0-54-32v-396h-16l-28 64c-8-20-38-64-94-64-82 0-156 68-156 160 0 88 68 160 150 160 50 0 80-30 94-50zM246 116v100c0 22-12 42-28 60-8 10-32 28-64 28-52 0-96-62-96-144 0-84 50-142 102-142 58 0 86 62 86 98z">
            <text:p/>
          </draw:path>
          <draw:path draw:style-name="gr5" draw:text-style-name="P4" draw:layer="layout" svg:width="0.355cm" svg:height="0.319cm" svg:x="5.971cm" svg:y="8.383cm" svg:viewBox="0 0 356 320" svg:d="M254 256v64l102-8v-22c-50 0-56-4-56-38v-252l-104 8v22c50 0 56 4 56 40v126c0 60-34 108-86 108-60 0-62-32-62-70v-234l-104 8v22c56 0 56 2 56 64v106c0 56 0 120 106 120 40 0 72-20 92-64z">
            <text:p/>
          </draw:path>
          <draw:path draw:style-name="gr5" draw:text-style-name="P4" draw:layer="layout" svg:width="0.273cm" svg:height="0.323cm" svg:x="6.357cm" svg:y="8.379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5" draw:text-style-name="P4" draw:layer="layout" svg:width="0.231cm" svg:height="0.323cm" svg:x="6.673cm" svg:y="8.379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  <draw:path draw:style-name="gr5" draw:text-style-name="P4" draw:layer="layout" svg:width="0.221cm" svg:height="0.441cm" svg:x="6.939cm" svg:y="8.263cm" svg:viewBox="0 0 222 442" svg:d="M110 152h100v-22h-100v-130h-18c-2 58-22 134-92 136v16h60v194c0 88 66 96 92 96 50 0 70-50 70-96v-40h-18v40c0 52-22 78-48 78-46 0-46-64-46-76z">
            <text:p/>
          </draw:path>
          <draw:path draw:style-name="gr5" draw:text-style-name="P4" draw:layer="layout" svg:width="0.355cm" svg:height="0.489cm" svg:x="7.455cm" svg:y="8.207cm" svg:viewBox="0 0 356 490" svg:d="M56 436c0 32-8 32-56 32v22c24 0 60-2 80-2 18 0 56 2 80 2v-22c-48 0-56 0-56-32v-130c0-74 50-112 96-112 44 0 52 38 52 78v164c0 32-8 32-56 32v22c26 0 62-2 80-2s56 2 80 2v-22c-38 0-54 0-56-22v-134c0-60 0-82-22-108-10-12-32-26-74-26-60 0-90 42-102 70v-248l-102 8v22c50 0 56 4 56 40z">
            <text:p/>
          </draw:path>
          <draw:path draw:style-name="gr5" draw:text-style-name="P4" draw:layer="layout" svg:width="0.317cm" svg:height="0.323cm" svg:x="7.851cm" svg:y="8.379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5" draw:text-style-name="P4" draw:layer="layout" svg:width="0.231cm" svg:height="0.323cm" svg:x="8.195cm" svg:y="8.379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  <draw:path draw:style-name="gr5" draw:text-style-name="P4" draw:layer="layout" svg:width="0.317cm" svg:height="0.323cm" svg:x="8.711cm" svg:y="8.379cm" svg:viewBox="0 0 318 324" svg:d="M206 264c2 28 22 58 56 58 14 0 56-10 56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5" draw:text-style-name="P4" draw:layer="layout" svg:width="0.237cm" svg:height="0.311cm" svg:x="9.051cm" svg:y="8.38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5" draw:text-style-name="P4" draw:layer="layout" svg:width="0.237cm" svg:height="0.311cm" svg:x="9.325cm" svg:y="8.38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5" draw:text-style-name="P4" draw:layer="layout" svg:width="0.151cm" svg:height="0.471cm" svg:x="9.603cm" svg:y="8.225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5" draw:text-style-name="P4" draw:layer="layout" svg:width="0.345cm" svg:height="0.311cm" svg:x="9.789cm" svg:y="8.391cm" svg:viewBox="0 0 346 312" svg:d="M280 70c8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5" draw:text-style-name="P4" draw:layer="layout" svg:width="0.273cm" svg:height="0.323cm" svg:x="10.145cm" svg:y="8.379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5" draw:text-style-name="P4" draw:layer="layout" svg:width="0.347cm" svg:height="0.497cm" svg:x="10.461cm" svg:y="8.207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5" draw:text-style-name="P4" draw:layer="layout" svg:width="0.355cm" svg:height="0.319cm" svg:x="11.083cm" svg:y="8.383cm" svg:viewBox="0 0 356 320" svg:d="M254 256v64l102-8v-22c-50 0-56-4-56-38v-252l-104 8v22c50 0 56 4 56 40v126c0 60-34 108-86 108-60 0-62-32-62-70v-234l-104 8v22c56 0 56 2 56 64v106c0 56 0 120 106 120 40 0 72-20 92-64z">
            <text:p/>
          </draw:path>
          <draw:path draw:style-name="gr5" draw:text-style-name="P4" draw:layer="layout" svg:width="0.231cm" svg:height="0.323cm" svg:x="11.471cm" svg:y="8.379cm" svg:viewBox="0 0 232 324" svg:d="M124 180c16 2 74 14 74 64 0 36-26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  <draw:path draw:style-name="gr5" draw:text-style-name="P4" draw:layer="layout" svg:width="0.151cm" svg:height="0.471cm" svg:x="11.749cm" svg:y="8.225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5" draw:text-style-name="P4" draw:layer="layout" svg:width="0.355cm" svg:height="0.311cm" svg:x="11.941cm" svg:y="8.383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5" draw:text-style-name="P4" draw:layer="layout" svg:width="0.323cm" svg:height="0.465cm" svg:x="12.329cm" svg:y="8.375cm" svg:viewBox="0 0 324 466" svg:d="M138 198c-62 0-62-70-62-86 0-20 0-42 10-60 6-8 22-28 52-28 60 0 60 70 60 86 0 20 0 42-10 60-6 8-22 28-50 28zM56 226c0-2 0-20 12-34 26 20 56 22 70 22 64 0 114-48 114-102 0-26-12-52-30-68 26-24 52-28 64-28 2 0 6 0 8 0-8 4-12 10-12 20 0 12 10 20 20 20 8 0 22-6 22-22 0-12-10-34-36-34-14 0-46 4-76 34-30-24-60-26-74-26-66 0-116 48-116 102 0 32 16 58 34 74-10 10-22 34-22 58 0 22 10 48 32 62-44 12-66 44-66 72 0 50 70 90 156 90 84 0 158-36 158-92 0-24-10-60-46-80-38-20-80-20-122-20-18 0-48 0-54 0-22-4-36-26-36-48zM158 448c-72 0-122-36-122-72 0-32 28-60 58-62h42c62 0 140 0 140 62 0 38-50 72-118 72z">
            <text:p/>
          </draw:path>
          <draw:path draw:style-name="gr5" draw:text-style-name="P4" draw:layer="layout" svg:width="0.317cm" svg:height="0.323cm" svg:x="12.923cm" svg:y="8.379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5" draw:text-style-name="P4" draw:layer="layout" svg:width="0.355cm" svg:height="0.311cm" svg:x="13.265cm" svg:y="8.383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5" draw:text-style-name="P4" draw:layer="layout" svg:width="0.345cm" svg:height="0.449cm" svg:x="13.625cm" svg:y="8.391cm" svg:viewBox="0 0 346 450" svg:d="M280 68c18-46 54-46 66-46v-22c-16 2-38 2-54 2-12 0-46-2-60-2v22c22 0 32 12 32 30 0 8 0 8-4 18l-72 172-78-190c-2-6-4-8-4-12 0-18 26-18 40-18v-22c-18 0-66 2-78 2-18 0-46 0-68-2v22c34 0 48 0 58 24l106 258c-4 10-14 32-18 42-16 38-36 88-80 88-4 0-20 0-34-14 22-2 28-18 28-28 0-20-14-30-30-30-14 0-30 8-30 30 0 32 30 58 66 58 44 0 72-42 90-82z">
            <text:p/>
          </draw:path>
          <draw:path draw:style-name="gr5" draw:text-style-name="P4" draw:layer="layout" svg:width="0.313cm" svg:height="0.323cm" svg:x="14.237cm" svg:y="8.379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5" draw:text-style-name="P4" draw:layer="layout" svg:width="0.229cm" svg:height="0.497cm" svg:x="14.589cm" svg:y="8.199cm" svg:viewBox="0 0 230 498" svg:d="M100 194v-82c0-62 34-96 66-96 2 0 12 0 24 4-10 4-22 12-22 30 0 16 12 30 30 30 22 0 32-14 32-30 0-26-26-50-64-50-50 0-110 38-110 112v82h-56v22h56v228c0 32-8 32-56 32v22c28-2 62-2 82-2 28 0 62 0 90 2v-22h-16c-52 0-54-8-54-34v-226h82v-22z">
            <text:p/>
          </draw:path>
          <draw:path draw:style-name="gr5" draw:text-style-name="P4" draw:layer="layout" svg:width="0.221cm" svg:height="0.441cm" svg:x="15.029cm" svg:y="8.263cm" svg:viewBox="0 0 222 442" svg:d="M110 152h100v-22h-100v-130h-18c-2 58-22 134-92 136v16h60v194c0 88 66 96 92 96 50 0 70-50 70-96v-40h-18v40c0 52-22 78-48 78-46 0-46-64-46-76z">
            <text:p/>
          </draw:path>
          <draw:path draw:style-name="gr5" draw:text-style-name="P4" draw:layer="layout" svg:width="0.355cm" svg:height="0.489cm" svg:x="15.309cm" svg:y="8.207cm" svg:viewBox="0 0 356 490" svg:d="M56 436c0 32-8 32-56 32v22c24 0 60-2 80-2 18 0 56 2 80 2v-22c-48 0-56 0-56-32v-130c0-74 50-112 96-112 44 0 52 38 52 78v164c0 32-8 32-56 32v22c26 0 62-2 80-2s56 2 80 2v-22c-38 0-54 0-56-22v-134c0-60 0-82-22-108-10-12-32-26-74-26-60 0-90 42-102 70v-248l-102 8v22c50 0 56 4 56 40z">
            <text:p/>
          </draw:path>
          <draw:path draw:style-name="gr5" draw:text-style-name="P4" draw:layer="layout" svg:width="0.273cm" svg:height="0.323cm" svg:x="15.695cm" svg:y="8.379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5" draw:text-style-name="P4" draw:layer="layout" svg:width="0.151cm" svg:height="0.471cm" svg:x="16.245cm" svg:y="8.225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5" draw:text-style-name="P4" draw:layer="layout" svg:width="0.347cm" svg:height="0.497cm" svg:x="16.441cm" svg:y="8.207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5" draw:text-style-name="P4" draw:layer="layout" svg:width="0.273cm" svg:height="0.323cm" svg:x="16.825cm" svg:y="8.379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5" draw:text-style-name="P4" draw:layer="layout" svg:width="0.355cm" svg:height="0.311cm" svg:x="17.139cm" svg:y="8.383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5" draw:text-style-name="P4" draw:layer="layout" svg:width="0.221cm" svg:height="0.441cm" svg:x="17.499cm" svg:y="8.263cm" svg:viewBox="0 0 222 442" svg:d="M110 152h100v-22h-100v-130h-18c-2 58-22 134-92 136v16h60v194c0 88 66 96 92 96 50 0 70-50 70-96v-40h-18v40c0 52-22 78-48 78-46 0-46-64-46-76z">
            <text:p/>
          </draw:path>
          <draw:path draw:style-name="gr5" draw:text-style-name="P4" draw:layer="layout" svg:width="0.151cm" svg:height="0.471cm" svg:x="17.781cm" svg:y="8.225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5" draw:text-style-name="P4" draw:layer="layout" svg:width="0.221cm" svg:height="0.441cm" svg:x="17.967cm" svg:y="8.263cm" svg:viewBox="0 0 222 442" svg:d="M110 152h100v-22h-100v-130h-18c-2 58-22 134-92 136v16h60v194c0 88 66 96 92 96 50 0 70-50 70-96v-40h-18v40c0 52-22 78-48 78-46 0-46-64-46-76z">
            <text:p/>
          </draw:path>
          <draw:path draw:style-name="gr5" draw:text-style-name="P4" draw:layer="layout" svg:width="0.151cm" svg:height="0.471cm" svg:x="18.249cm" svg:y="8.225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5" draw:text-style-name="P4" draw:layer="layout" svg:width="0.273cm" svg:height="0.323cm" svg:x="18.439cm" svg:y="8.379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5" draw:text-style-name="P4" draw:layer="layout" svg:width="0.231cm" svg:height="0.323cm" svg:x="18.755cm" svg:y="8.379cm" svg:viewBox="0 0 232 324" svg:d="M124 180c16 2 74 14 74 64 0 36-26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  <draw:path draw:style-name="gr5" draw:text-style-name="P4" draw:layer="layout" svg:width="0.187cm" svg:height="0.473cm" svg:x="19.263cm" svg:y="8.229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10-8-6 0-6 2-10 14-12 44-36 86-72 86-12 0-18-6-18-22 0-18 6-28 22-72z">
            <text:p/>
          </draw:path>
          <draw:path draw:style-name="gr5" draw:text-style-name="P4" draw:layer="layout" svg:width="0.083cm" svg:height="0.211cm" svg:x="19.543cm" svg:y="8.61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5" draw:text-style-name="P4" draw:layer="layout" svg:width="0.367cm" svg:height="0.449cm" svg:x="19.773cm" svg:y="8.38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2-16 14-50 28-84 52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083cm" svg:height="0.211cm" svg:x="20.207cm" svg:y="8.619cm" svg:viewBox="0 0 84 212" svg:d="M84 74c0-46-18-74-46-74-24 0-38 18-38 38 0 18 14 38 38 38 8 0 18-4 26-10 2-2 2-2 4-2v10c0 54-24 96-48 120-8 6-8 8-8 10 0 6 4 8 6 8 8 0 66-54 66-138z">
            <text:p/>
          </draw:path>
          <draw:path draw:style-name="gr5" draw:text-style-name="P4" draw:layer="layout" svg:width="0.367cm" svg:height="0.449cm" svg:x="20.437cm" svg:y="8.38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083cm" svg:height="0.211cm" svg:x="20.871cm" svg:y="8.619cm" svg:viewBox="0 0 84 212" svg:d="M84 74c0-46-18-74-46-74-24 0-38 18-38 38 0 18 14 38 38 38 8 0 18-4 26-10 2-2 2-2 4-2v10c0 54-24 96-48 120-8 6-8 8-8 10 0 6 4 8 6 8 8 0 66-54 66-138z">
            <text:p/>
          </draw:path>
          <draw:path draw:style-name="gr5" draw:text-style-name="P4" draw:layer="layout" svg:width="0.367cm" svg:height="0.449cm" svg:x="21.101cm" svg:y="8.38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125cm" svg:height="0.255cm" svg:x="21.499cm" svg:y="8.165cm" svg:viewBox="0 0 126 256" svg:d="M120 44c4-10 6-14 6-16 0-16-14-28-30-28-20 0-26 16-28 24l-66 214c0 2-2 8-2 8 0 6 16 10 20 10 2 0 4 0 6-8z">
            <text:p/>
          </draw:path>
          <draw:path draw:style-name="gr5" draw:text-style-name="P4" draw:layer="layout" svg:width="0.125cm" svg:height="0.255cm" svg:x="21.661cm" svg:y="8.165cm" svg:viewBox="0 0 126 256" svg:d="M122 44c2-10 4-14 4-16 0-16-14-28-30-28-20 0-26 16-28 24l-66 214c0 2-2 8-2 8 0 6 16 10 20 10s4 0 6-8z">
            <text:p/>
          </draw:path>
        </draw:g>
        <draw:g>
          <svg:title>TexMaths</svg:title>
          <svg:desc>20§latex§$\texttt{AV}_{x}$ = $AV$ sent to SN with $x$ in $RAND$§svg§600§TRUE§</svg:desc>
          <draw:polygon draw:style-name="gr4" draw:text-style-name="P3" draw:layer="layout" svg:width="12.249cm" svg:height="0.593cm" svg:x="1.548cm" svg:y="8.981cm" svg:viewBox="0 0 12250 594" draw:points="6124,594 0,594 0,0 12250,0 12250,594">
            <text:p/>
          </draw:polygon>
          <draw:path draw:style-name="gr5" draw:text-style-name="P4" draw:layer="layout" svg:width="0.331cm" svg:height="0.439cm" svg:x="1.566cm" svg:y="9.029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5" draw:text-style-name="P4" draw:layer="layout" svg:width="0.345cm" svg:height="0.437cm" svg:x="1.928cm" svg:y="9.037cm" svg:viewBox="0 0 346 438" svg:d="M304 44c26 0 42 0 42-22s-20-22-30-22h-72c-10 0-30 0-30 22s16 22 40 22l-54 216c-10 36-22 90-28 120-4-24-6-36-12-62l-70-274c26 0 40 0 40-22s-18-22-28-22h-74c-10 0-28 0-28 22s14 22 40 22l94 366c6 28 18 28 38 28s34 0 40-28z">
            <text:p/>
          </draw:path>
          <draw:path draw:style-name="gr5" draw:text-style-name="P4" draw:layer="layout" svg:width="0.265cm" svg:height="0.223cm" svg:x="2.31cm" svg:y="9.355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5" draw:text-style-name="P4" draw:layer="layout" svg:width="0.469cm" svg:height="0.165cm" svg:x="2.914cm" svg:y="9.209cm" svg:viewBox="0 0 470 166" svg:d="M446 28c10 0 24 0 24-14s-14-14-24-14h-422c-10 0-24 0-24 14s14 14 24 14zM446 166c10 0 24 0 24-14s-14-14-24-14h-422c-10 0-24 0-24 14s14 14 24 14z">
            <text:p/>
          </draw:path>
          <draw:path draw:style-name="gr5" draw:text-style-name="P4" draw:layer="layout" svg:width="0.483cm" svg:height="0.505cm" svg:x="3.678cm" svg:y="8.965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5" draw:text-style-name="P4" draw:layer="layout" svg:width="0.503cm" svg:height="0.497cm" svg:x="4.218cm" svg:y="8.987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5" draw:text-style-name="P4" draw:layer="layout" svg:width="0.231cm" svg:height="0.323cm" svg:x="5cm" svg:y="9.153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  <draw:path draw:style-name="gr5" draw:text-style-name="P4" draw:layer="layout" svg:width="0.273cm" svg:height="0.323cm" svg:x="5.274cm" svg:y="9.153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5" draw:text-style-name="P4" draw:layer="layout" svg:width="0.355cm" svg:height="0.311cm" svg:x="5.588cm" svg:y="9.157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5" draw:text-style-name="P4" draw:layer="layout" svg:width="0.221cm" svg:height="0.441cm" svg:x="5.948cm" svg:y="9.035cm" svg:viewBox="0 0 222 442" svg:d="M110 152h100v-22h-100v-130h-18c-2 58-22 134-92 136v16h60v194c0 88 66 96 92 96 50 0 70-50 70-96v-40h-18v40c0 52-20 78-48 78-46 0-46-64-46-76z">
            <text:p/>
          </draw:path>
          <draw:path draw:style-name="gr5" draw:text-style-name="P4" draw:layer="layout" svg:width="0.221cm" svg:height="0.441cm" svg:x="6.454cm" svg:y="9.035cm" svg:viewBox="0 0 222 442" svg:d="M110 152h100v-22h-100v-130h-18c-2 58-22 134-92 136v16h60v194c0 88 66 96 92 96 50 0 70-50 70-96v-40h-18v40c0 52-22 78-48 78-46 0-46-64-46-76z">
            <text:p/>
          </draw:path>
          <draw:path draw:style-name="gr5" draw:text-style-name="P4" draw:layer="layout" svg:width="0.313cm" svg:height="0.323cm" svg:x="6.734cm" svg:y="9.153cm" svg:viewBox="0 0 314 324" svg:d="M314 166c0-92-72-166-158-166-88 0-156 78-156 166 0 90 74 158 156 158 86 0 158-68 158-158zM156 306c-30 0-60-14-80-46-18-32-18-74-18-100 0-28 0-66 18-98s52-46 80-46c32 0 62 16 80 46s18 70 18 98c0 26 0 64-14 94-16 32-48 52-84 52z">
            <text:p/>
          </draw:path>
          <draw:path draw:style-name="gr5" draw:text-style-name="P4" draw:layer="layout" svg:width="0.313cm" svg:height="0.513cm" svg:x="7.338cm" svg:y="8.971cm" svg:viewBox="0 0 314 514" svg:d="M208 224l-92-22c-44-10-70-48-70-90 0-50 38-92 92-92 118 0 134 116 138 148 2 4 2 8 10 8s8-4 8-18v-142c0-12 0-16-8-16-4 0-6 0-10 10l-24 40c-22-22-52-50-114-50-78 0-138 62-138 136 0 60 38 110 92 130 8 2 44 12 94 24 20 4 40 10 60 36 16 18 22 40 22 64 0 50-36 102-94 102-22 0-74-4-112-38-42-40-44-84-44-110-2-6-6-6-8-6-10 0-10 4-10 16v142c0 12 0 18 8 18 4 0 6-2 10-10 0 0 2-2 26-40 22 24 68 50 130 50 82 0 140-70 140-148 0-70-48-128-106-142z">
            <text:p/>
          </draw:path>
          <draw:path draw:style-name="gr5" draw:text-style-name="P4" draw:layer="layout" svg:width="0.481cm" svg:height="0.481cm" svg:x="7.71cm" svg:y="8.987cm" svg:viewBox="0 0 482 482" svg:d="M140 10c-6-10-6-10-20-10h-120v22h20c12 0 26 0 36 2 16 2 16 2 16 16v368c0 20 0 52-72 52v22c24 0 60-2 82-2 24 0 58 2 84 2v-22c-74 0-74-32-74-52v-368c4 4 4 6 8 10l288 422c6 10 6 10 12 10 10 0 10-4 10-18v-390c0-18 0-52 72-52v-22c-24 0-60 2-82 2-24 0-58-2-84-2v22c74 0 74 34 74 52v302z">
            <text:p/>
          </draw:path>
          <draw:path draw:style-name="gr5" draw:text-style-name="P4" draw:layer="layout" svg:width="0.483cm" svg:height="0.311cm" svg:x="8.46cm" svg:y="9.165cm" svg:viewBox="0 0 484 312" svg:d="M424 68c12-36 34-46 60-46v-22c-16 2-36 2-52 2-20 0-52-2-66-2v22c26 0 42 14 42 34 0 4 0 6-4 14l-64 182-70-198c-4-8-4-10-4-12 0-20 28-20 42-20v-22c-20 0-56 2-74 2-20 0-42 0-62-2v22c26 0 36 2 44 10 4 4 12 26 16 40l-60 170-68-188c-4-8-4-10-4-12 0-20 28-20 42-20v-22c-20 0-60 2-76 2-4 0-40 0-66-2v22c36 0 44 2 52 24l90 252c2 10 4 14 14 14s10-4 14-14l72-200 72 202c2 8 4 12 14 12 8 0 10-6 14-12z">
            <text:p/>
          </draw:path>
          <draw:path draw:style-name="gr5" draw:text-style-name="P4" draw:layer="layout" svg:width="0.151cm" svg:height="0.471cm" svg:x="8.976cm" svg:y="8.997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5" draw:text-style-name="P4" draw:layer="layout" svg:width="0.221cm" svg:height="0.441cm" svg:x="9.16cm" svg:y="9.035cm" svg:viewBox="0 0 222 442" svg:d="M110 152h100v-22h-100v-130h-18c-2 58-22 134-92 136v16h60v194c0 88 66 96 92 96 50 0 70-50 70-96v-40h-18v40c0 52-22 78-48 78-46 0-46-64-46-76z">
            <text:p/>
          </draw:path>
          <draw:path draw:style-name="gr5" draw:text-style-name="P4" draw:layer="layout" svg:width="0.355cm" svg:height="0.489cm" svg:x="9.442cm" svg:y="8.979cm" svg:viewBox="0 0 356 490" svg:d="M56 436c0 32-8 32-56 32v22c24 0 60-2 80-2 18 0 56 2 80 2v-22c-48 0-56 0-56-32v-130c0-74 50-112 96-112 44 0 52 38 52 78v164c0 32-8 32-56 32v22c26 0 62-2 80-2s56 2 80 2v-22c-38 0-54 0-56-22v-134c0-60 0-82-22-108-10-12-32-26-74-26-60 0-90 42-102 70v-248l-102 8v22c50 0 56 4 56 40z">
            <text:p/>
          </draw:path>
          <draw:path draw:style-name="gr5" draw:text-style-name="P4" draw:layer="layout" svg:width="0.351cm" svg:height="0.319cm" svg:x="10.062cm" svg:y="9.157cm" svg:viewBox="0 0 352 320" svg:d="M216 100c4-20 20-84 70-84 4 0 20 0 34 8-18 4-34 22-34 38 0 12 8 26 28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5" draw:text-style-name="P4" draw:layer="layout" svg:width="0.151cm" svg:height="0.471cm" svg:x="10.7cm" svg:y="8.997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5" draw:text-style-name="P4" draw:layer="layout" svg:width="0.355cm" svg:height="0.311cm" svg:x="10.894cm" svg:y="9.157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5" draw:text-style-name="P4" draw:layer="layout" svg:width="0.503cm" svg:height="0.497cm" svg:x="11.524cm" svg:y="8.987cm" svg:viewBox="0 0 504 498" svg:d="M236 48c4-16 6-24 20-26 6 0 28 0 42 0 50 0 128 0 128 70 0 24-10 72-38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2-12l48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5" draw:text-style-name="P4" draw:layer="layout" svg:width="0.483cm" svg:height="0.505cm" svg:x="12.056cm" svg:y="8.965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5" draw:text-style-name="P4" draw:layer="layout" svg:width="0.593cm" svg:height="0.481cm" svg:x="12.584cm" svg:y="8.987cm" svg:viewBox="0 0 594 482" svg:d="M506 74c6-28 20-50 76-52 4 0 12 0 12-14 0 0 0-8-10-8-22 0-48 2-70 2-24 0-50-2-72-2-4 0-14 0-14 14 0 8 8 8 14 8 40 0 48 16 48 30 0 4-2 14-2 16l-80 314-156-368c-6-14-6-14-22-14h-94c-14 0-22 0-22 14 0 8 8 8 20 8 4 0 48 0 48 6l-94 380c-6 28-18 50-76 52-4 0-12 0-12 14 0 6 4 8 10 8 22 0 46-2 70-2s50 2 72 2c4 0 14 0 14-14 0-8-8-8-16-8-40-2-46-16-46-30 0-6 2-10 4-18l92-372c4 4 4 6 6 12l176 416c6 12 8 14 14 14 8 0 8-2 10-14z">
            <text:p/>
          </draw:path>
          <draw:path draw:style-name="gr5" draw:text-style-name="P4" draw:layer="layout" svg:width="0.539cm" svg:height="0.481cm" svg:x="13.224cm" svg:y="8.987cm" svg:viewBox="0 0 540 482" svg:d="M84 428c-8 26-8 32-64 32-12 0-20 0-20 14 0 8 6 8 20 8h234c146 0 286-148 286-304 0-98-60-178-166-178h-238c-14 0-20 0-20 14 0 8 6 8 20 8 8 0 22 0 30 2 12 0 16 2 16 10 0 4-2 6-4 14zM236 48c6-24 8-26 38-26h76c70 0 128 38 128 130 0 36-14 150-74 228-20 26-76 80-164 80h-80c-10 0-10 0-14 0-8-2-10-2-10-8 0-2 0-4 4-16z">
            <text:p/>
          </draw:path>
        </draw:g>
        <draw:g>
          <svg:title>TexMaths</svg:title>
          <svg:desc>20§latex§$\texttt{LU}_{x}$ = Location update for $x$ has arrived§svg§600§TRUE§</svg:desc>
          <draw:polygon draw:style-name="gr4" draw:text-style-name="P3" draw:layer="layout" svg:width="12.471cm" svg:height="0.623cm" svg:x="1.548cm" svg:y="9.875cm" svg:viewBox="0 0 12472 624" draw:points="6236,624 0,624 0,0 12472,0 12472,624">
            <text:p/>
          </draw:polygon>
          <draw:path draw:style-name="gr5" draw:text-style-name="P4" draw:layer="layout" svg:width="0.321cm" svg:height="0.431cm" svg:x="1.57cm" svg:y="9.931cm" svg:viewBox="0 0 322 432" svg:d="M104 44h38c10 0 30 0 30-22s-18-22-30-22h-114c-12 0-28 0-28 22s18 22 28 22h26v344h-26c-12 0-28 0-28 22s18 22 28 22h266c24 0 28-6 28-30v-62c0-14 0-30-24-30s-24 14-24 30v48h-170z">
            <text:p/>
          </draw:path>
          <draw:path draw:style-name="gr5" draw:text-style-name="P4" draw:layer="layout" svg:width="0.363cm" svg:height="0.439cm" svg:x="1.918cm" svg:y="9.931cm" svg:viewBox="0 0 364 440" svg:d="M314 44h22c12 0 28 0 28-22s-18-22-28-22h-92c-10 0-28 0-28 22s18 22 28 22h22v240c0 76-46 112-84 112s-84-36-84-112v-240h22c10 0 30 0 30-22s-20-22-30-22h-92c-10 0-28 0-28 22s18 22 28 22h22v244c0 86 62 152 132 152 72 0 132-66 132-152z">
            <text:p/>
          </draw:path>
          <draw:path draw:style-name="gr5" draw:text-style-name="P4" draw:layer="layout" svg:width="0.265cm" svg:height="0.223cm" svg:x="2.31cm" svg:y="10.249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5" draw:text-style-name="P4" draw:layer="layout" svg:width="0.469cm" svg:height="0.165cm" svg:x="2.914cm" svg:y="10.103cm" svg:viewBox="0 0 470 166" svg:d="M446 28c10 0 24 0 24-14s-14-14-24-14h-422c-10 0-24 0-24 14s14 14 24 14zM446 166c10 0 24 0 24-14s-14-14-24-14h-422c-10 0-24 0-24 14s14 14 24 14z">
            <text:p/>
          </draw:path>
          <draw:path draw:style-name="gr5" draw:text-style-name="P4" draw:layer="layout" svg:width="0.387cm" svg:height="0.481cm" svg:x="3.676cm" svg:y="9.881cm" svg:viewBox="0 0 388 482" svg:d="M388 300h-18c-8 72-18 160-142 160h-58c-32 0-34-4-34-28v-376c0-24 0-34 66-34h24v-22c-26 2-90 2-118 2s-84 0-108-2v22h16c56 0 56 8 56 34v372c0 24 0 32-56 32h-16v22h368z">
            <text:p/>
          </draw:path>
          <draw:path draw:style-name="gr5" draw:text-style-name="P4" draw:layer="layout" svg:width="0.313cm" svg:height="0.323cm" svg:x="4.11cm" svg:y="10.047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5" draw:text-style-name="P4" draw:layer="layout" svg:width="0.269cm" svg:height="0.323cm" svg:x="4.484cm" svg:y="10.047cm" svg:viewBox="0 0 270 324" svg:d="M58 162c0-114 58-144 96-144 6 0 52 0 76 26-28 2-34 24-34 32 0 18 14 32 34 32 18 0 32-12 32-32 0-48-54-76-108-76-88 0-154 76-154 164 0 90 70 160 152 160 96 0 118-84 118-92 0-6-8-6-10-6-6 0-8 2-8 6-22 66-68 74-94 74-36 0-100-30-100-144z">
            <text:p/>
          </draw:path>
          <draw:path draw:style-name="gr5" draw:text-style-name="P4" draw:layer="layout" svg:width="0.317cm" svg:height="0.323cm" svg:x="4.802cm" svg:y="10.047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5" draw:text-style-name="P4" draw:layer="layout" svg:width="0.221cm" svg:height="0.441cm" svg:x="5.136cm" svg:y="9.929cm" svg:viewBox="0 0 222 442" svg:d="M110 152h100v-22h-100v-130h-18c-2 58-22 134-92 136v16h60v194c0 88 66 96 92 96 50 0 70-50 70-96v-40h-18v40c0 52-22 78-48 78-46 0-46-64-46-76z">
            <text:p/>
          </draw:path>
          <draw:path draw:style-name="gr5" draw:text-style-name="P4" draw:layer="layout" svg:width="0.151cm" svg:height="0.471cm" svg:x="5.418cm" svg:y="9.891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5" draw:text-style-name="P4" draw:layer="layout" svg:width="0.313cm" svg:height="0.323cm" svg:x="5.608cm" svg:y="10.047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5" draw:text-style-name="P4" draw:layer="layout" svg:width="0.355cm" svg:height="0.311cm" svg:x="5.962cm" svg:y="10.051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5" draw:text-style-name="P4" draw:layer="layout" svg:width="0.355cm" svg:height="0.319cm" svg:x="6.584cm" svg:y="10.051cm" svg:viewBox="0 0 356 320" svg:d="M254 256v64l102-8v-22c-50 0-56-4-56-38v-252l-104 8v22c50 0 56 4 56 40v126c0 60-34 108-86 108-60 0-62-32-62-70v-234l-104 8v22c56 0 56 2 56 64v106c0 56 0 120 106 120 40 0 72-20 92-64z">
            <text:p/>
          </draw:path>
          <draw:path draw:style-name="gr5" draw:text-style-name="P4" draw:layer="layout" svg:width="0.347cm" svg:height="0.449cm" svg:x="6.972cm" svg:y="10.051cm" svg:viewBox="0 0 348 450" svg:d="M102 46v-46l-102 8v22c50 0 56 4 56 34v332c0 32-8 32-56 32v22c24-2 60-4 80-4 18 0 54 2 80 4v-22c-48 0-56 0-56-32v-120-6c4 12 34 50 86 50 86 0 158-70 158-160s-68-160-148-160c-54 0-84 32-98 46zM104 232v-158c20-36 56-56 92-56 50 0 94 62 94 142 0 86-50 144-102 144-28 0-56-14-74-42-10-16-10-16-10-30z">
            <text:p/>
          </draw:path>
          <draw:path draw:style-name="gr5" draw:text-style-name="P4" draw:layer="layout" svg:width="0.347cm" svg:height="0.497cm" svg:x="7.384cm" svg:y="9.873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5" draw:text-style-name="P4" draw:layer="layout" svg:width="0.317cm" svg:height="0.323cm" svg:x="7.778cm" svg:y="10.047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5" draw:text-style-name="P4" draw:layer="layout" svg:width="0.221cm" svg:height="0.441cm" svg:x="8.112cm" svg:y="9.929cm" svg:viewBox="0 0 222 442" svg:d="M110 152h100v-22h-100v-130h-18c-2 58-22 134-92 136v16h60v194c0 88 66 96 92 96 50 0 70-50 70-96v-40h-18v40c0 52-20 78-48 78-46 0-46-64-46-76z">
            <text:p/>
          </draw:path>
          <draw:path draw:style-name="gr5" draw:text-style-name="P4" draw:layer="layout" svg:width="0.273cm" svg:height="0.323cm" svg:x="8.392cm" svg:y="10.047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5" draw:text-style-name="P4" draw:layer="layout" svg:width="0.229cm" svg:height="0.497cm" svg:x="8.94cm" svg:y="9.865cm" svg:viewBox="0 0 230 498" svg:d="M100 194v-82c0-62 34-96 66-96 2 0 12 0 24 4-10 4-22 12-22 30 0 16 12 30 30 30 22 0 32-14 32-30 0-26-26-50-64-50-50 0-110 38-110 112v82h-56v22h56v228c0 32-8 32-56 32v22c28-2 62-2 82-2 28 0 62 0 90 2v-22h-16c-52 0-54-8-54-34v-226h82v-22z">
            <text:p/>
          </draw:path>
          <draw:path draw:style-name="gr5" draw:text-style-name="P4" draw:layer="layout" svg:width="0.313cm" svg:height="0.323cm" svg:x="9.15cm" svg:y="10.047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5" draw:text-style-name="P4" draw:layer="layout" svg:width="0.237cm" svg:height="0.311cm" svg:x="9.5cm" svg:y="10.051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5" draw:text-style-name="P4" draw:layer="layout" svg:width="0.351cm" svg:height="0.319cm" svg:x="10.01cm" svg:y="10.051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5" draw:text-style-name="P4" draw:layer="layout" svg:width="0.355cm" svg:height="0.489cm" svg:x="10.646cm" svg:y="9.873cm" svg:viewBox="0 0 356 490" svg:d="M56 436c0 32-8 32-56 32v22c24 0 60-2 80-2 18 0 56 2 80 2v-22c-48 0-56 0-56-32v-130c0-74 50-112 96-112 44 0 52 38 52 78v164c0 32-8 32-56 32v22c26 0 62-2 80-2s56 2 80 2v-22c-38 0-54 0-56-22v-134c0-60 0-82-22-108-10-12-32-26-74-26-60 0-90 42-102 70v-248l-102 8v22c50 0 56 4 56 40z">
            <text:p/>
          </draw:path>
          <draw:path draw:style-name="gr5" draw:text-style-name="P4" draw:layer="layout" svg:width="0.317cm" svg:height="0.323cm" svg:x="11.042cm" svg:y="10.047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5" draw:text-style-name="P4" draw:layer="layout" svg:width="0.231cm" svg:height="0.323cm" svg:x="11.386cm" svg:y="10.047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  <draw:path draw:style-name="gr5" draw:text-style-name="P4" draw:layer="layout" svg:width="0.317cm" svg:height="0.323cm" svg:x="11.904cm" svg:y="10.047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5" draw:text-style-name="P4" draw:layer="layout" svg:width="0.237cm" svg:height="0.311cm" svg:x="12.244cm" svg:y="10.051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5" draw:text-style-name="P4" draw:layer="layout" svg:width="0.237cm" svg:height="0.311cm" svg:x="12.518cm" svg:y="10.051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5" draw:text-style-name="P4" draw:layer="layout" svg:width="0.151cm" svg:height="0.471cm" svg:x="12.796cm" svg:y="9.891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5" draw:text-style-name="P4" draw:layer="layout" svg:width="0.345cm" svg:height="0.311cm" svg:x="12.98cm" svg:y="10.059cm" svg:viewBox="0 0 346 312" svg:d="M280 70c8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5" draw:text-style-name="P4" draw:layer="layout" svg:width="0.273cm" svg:height="0.323cm" svg:x="13.338cm" svg:y="10.047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5" draw:text-style-name="P4" draw:layer="layout" svg:width="0.347cm" svg:height="0.497cm" svg:x="13.652cm" svg:y="9.873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</draw:g>
        <draw:g>
          <svg:title>TexMaths</svg:title>
          <svg:desc>20§latex§\begin{eqnarray*}
\texttt{FORGETP} =
\begin{cases} p \leftarrow p' \\ 
p' \leftarrow p''\\
p'' \leftarrow null
\end{cases}
\end{eqnarray*} §svg§600§TRUE§</svg:desc>
          <draw:polygon draw:style-name="gr4" draw:text-style-name="P3" draw:layer="layout" svg:width="7.213cm" svg:height="2.951cm" svg:x="2.65cm" svg:y="11.766cm" svg:viewBox="0 0 7214 2952" draw:points="3608,2952 0,2952 0,0 7214,0 7214,2952">
            <text:p/>
          </draw:polygon>
          <draw:path draw:style-name="gr5" draw:text-style-name="P4" draw:layer="layout" svg:width="0.325cm" svg:height="0.431cm" svg:x="2.67cm" svg:y="12.988cm" svg:viewBox="0 0 326 432" svg:d="M102 238h96c0 28 0 40 24 40s24-16 24-30v-66c0-12 0-28-24-28s-24 12-24 40h-96v-150h176v36c0 14 0 30 24 30s24-16 24-30v-52c0-20-4-28-28-28h-268c-12 0-30 0-30 22s18 22 30 22h22v344h-22c-12 0-30 0-30 22s18 22 30 22h108c10 0 28 0 28-22s-16-22-28-22h-36z">
            <text:p/>
          </draw:path>
          <draw:path draw:style-name="gr5" draw:text-style-name="P4" draw:layer="layout" svg:width="0.291cm" svg:height="0.445cm" svg:x="3.058cm" svg:y="12.98cm" svg:viewBox="0 0 292 446" svg:d="M292 224c0-204-16-224-146-224-132 0-146 20-146 224s14 222 146 222c130 0 146-18 146-222zM146 404c-62 0-80-14-88-50-10-36-10-98-10-136 0-44 0-92 8-124 10-42 32-50 90-50 52 0 78 6 88 44 8 34 8 86 8 130s0 94-6 132c-8 40-28 54-90 54z">
            <text:p/>
          </draw:path>
          <draw:path draw:style-name="gr5" draw:text-style-name="P4" draw:layer="layout" svg:width="0.353cm" svg:height="0.439cm" svg:x="3.4cm" svg:y="12.988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5" draw:text-style-name="P4" draw:layer="layout" svg:width="0.323cm" svg:height="0.445cm" svg:x="3.78cm" svg:y="12.98cm" svg:viewBox="0 0 324 446" svg:d="M290 292c18 0 34 0 34-22s-18-22-30-22h-84c-10 0-28 0-28 22s18 22 28 22h30c-8 78-42 112-80 112-58 0-112-76-112-180 0-108 58-180 112-180 26 0 70 16 82 92 2 12 6 20 24 20 24 0 24-14 24-28v-100c0-10 0-28-20-28-16 0-18 8-30 32-24-22-52-32-82-32-86 0-158 96-158 224 0 130 74 222 158 222 40 0 70-20 84-36 0 16 0 30 24 30s24-16 24-30z">
            <text:p/>
          </draw:path>
          <draw:path draw:style-name="gr5" draw:text-style-name="P4" draw:layer="layout" svg:width="0.335cm" svg:height="0.431cm" svg:x="4.138cm" svg:y="12.988cm" svg:viewBox="0 0 336 432" svg:d="M50 388h-22c-10 0-28 0-28 22s18 22 28 22h280c24 0 28-6 28-30v-62c0-14 0-30-24-30s-24 16-24 30v48h-190v-158h94c0 28 0 40 24 40s24-16 24-30v-64c0-14 0-30-24-30s-24 12-24 40h-94v-142h174v36c0 14 0 30 24 30 26 0 26-16 26-30v-52c0-20-6-28-30-28h-264c-10 0-28 0-28 22s18 22 28 22h22z">
            <text:p/>
          </draw:path>
          <draw:path draw:style-name="gr5" draw:text-style-name="P4" draw:layer="layout" svg:width="0.333cm" svg:height="0.431cm" svg:x="4.506cm" svg:y="12.988cm" svg:viewBox="0 0 334 432" svg:d="M192 44h92v36c0 14 0 30 26 30 24 0 24-16 24-30v-52c0-20-4-28-28-28h-276c-24 0-30 6-30 28v52c0 14 0 30 24 30s24-16 24-30v-36h94v344h-36c-10 0-28 0-28 22s16 22 28 22h122c12 0 28 0 28-22s-16-22-28-22h-36z">
            <text:p/>
          </draw:path>
          <draw:path draw:style-name="gr5" draw:text-style-name="P4" draw:layer="layout" svg:width="0.321cm" svg:height="0.431cm" svg:x="4.874cm" svg:y="12.988cm" svg:viewBox="0 0 322 432" svg:d="M100 258h88c82 0 134-64 134-128 0-66-54-130-134-130h-158c-12 0-30 0-30 22s18 22 30 22h20v344h-20c-12 0-30 0-30 22s18 22 30 22h90c10 0 30 0 30-22s-20-22-30-22h-20zM100 44h74c68 0 98 48 98 86 0 36-30 86-98 86h-74z">
            <text:p/>
          </draw:path>
          <draw:path draw:style-name="gr5" draw:text-style-name="P4" draw:layer="layout" svg:width="0.469cm" svg:height="0.165cm" svg:x="5.468cm" svg:y="13.16cm" svg:viewBox="0 0 470 166" svg:d="M446 28c10 0 24 0 24-14s-14-14-24-14h-422c-10 0-24 0-24 14s14 14 24 14zM446 166c10 0 24 0 24-14s-14-14-24-14h-422c-10 0-24 0-24 14s14 14 24 14z">
            <text:p/>
          </draw:path>
          <draw:path draw:style-name="gr5" draw:text-style-name="P4" draw:layer="layout" svg:width="0.235cm" svg:height="0.639cm" svg:x="6.438cm" svg:y="11.766cm" svg:viewBox="0 0 236 640" svg:d="M86 318c0-58 14-192 140-280 10-8 10-8 10-22 0-16 0-16-18-16h-10c-154 82-208 216-208 318v304c0 18 0 18 20 18h46c18 0 20 0 20-18z">
            <text:p/>
          </draw:path>
          <draw:path draw:style-name="gr5" draw:text-style-name="P4" draw:layer="layout" svg:width="0.085cm" svg:height="0.225cm" svg:x="6.438cm" svg:y="12.392cm" svg:viewBox="0 0 86 226" svg:d="M86 20c0-20 0-20-20-20h-46c-20 0-20 0-20 20v188c0 18 0 18 20 18h46c20 0 20 0 20-18z">
            <text:p/>
          </draw:path>
          <draw:path draw:style-name="gr5" draw:text-style-name="P4" draw:layer="layout" svg:width="0.235cm" svg:height="1.281cm" svg:x="6.288cm" svg:y="12.602cm" svg:viewBox="0 0 236 1282" svg:d="M152 1262c0 18 0 20 20 20h44c20 0 20-2 20-20v-296c0-86-36-230-194-326 160-96 194-240 194-324v-296c0-20 0-20-20-20h-44c-20 0-20 0-20 20v296c0 60-14 206-144 304-8 8-8 8-8 20 0 14 0 14 8 20 18 14 68 52 102 122 28 58 42 120 42 182z">
            <text:p/>
          </draw:path>
          <draw:path draw:style-name="gr5" draw:text-style-name="P4" draw:layer="layout" svg:width="0.085cm" svg:height="0.225cm" svg:x="6.438cm" svg:y="13.868cm" svg:viewBox="0 0 86 226" svg:d="M86 20c0-20 0-20-20-20h-46c-20 0-20 0-20 20v188c0 18 0 18 20 18h46c20 0 20 0 20-18z">
            <text:p/>
          </draw:path>
          <draw:path draw:style-name="gr5" draw:text-style-name="P4" draw:layer="layout" svg:width="0.235cm" svg:height="0.639cm" svg:x="6.438cm" svg:y="14.078cm" svg:viewBox="0 0 236 640" svg:d="M218 640c18 0 18 0 18-16 0-12 0-14-2-16-22-16-74-52-108-116-26-54-40-108-40-170v-302c0-20-2-20-20-20h-46c-20 0-20 0-20 20v302c0 104 54 238 208 318z">
            <text:p/>
          </draw:path>
          <draw:path draw:style-name="gr5" draw:text-style-name="P4" draw:layer="layout" svg:width="0.367cm" svg:height="0.449cm" svg:x="6.77cm" svg:y="12.122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625cm" svg:height="0.367cm" svg:x="7.38cm" svg:y="12.074cm" svg:viewBox="0 0 626 368" svg:d="M600 198c14 0 26 0 26-14s-12-14-26-14h-524c40-30 58-58 64-68 32-48 38-92 38-94 0-8-8-8-14-8-12 0-14 2-16 14-16 70-58 128-138 162-8 2-10 4-10 8 0 6 4 6 10 10 74 30 122 86 138 164 2 8 4 10 16 10 6 0 14 0 14-8 0 0-6-46-36-92-14-22-34-46-66-70z">
            <text:p/>
          </draw:path>
          <draw:path draw:style-name="gr5" draw:text-style-name="P4" draw:layer="layout" svg:width="0.367cm" svg:height="0.449cm" svg:x="8.214cm" svg:y="12.122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2-16 14-50 28-84 52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125cm" svg:height="0.255cm" svg:x="8.612cm" svg:y="11.902cm" svg:viewBox="0 0 126 256" svg:d="M122 44c4-10 4-14 4-16 0-16-14-28-30-28-20 0-26 16-28 24l-66 214c0 2-2 8-2 8 0 6 16 10 20 10s4 0 8-8z">
            <text:p/>
          </draw:path>
          <draw:path draw:style-name="gr5" draw:text-style-name="P4" draw:layer="layout" svg:width="0.367cm" svg:height="0.449cm" svg:x="6.77cm" svg:y="13.13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125cm" svg:height="0.255cm" svg:x="7.17cm" svg:y="12.914cm" svg:viewBox="0 0 126 256" svg:d="M122 44c4-10 4-14 4-16 0-16-14-28-30-28-20 0-24 16-28 24l-66 214c0 2-2 8-2 8 0 6 16 10 20 10s4 0 8-8z">
            <text:p/>
          </draw:path>
          <draw:path draw:style-name="gr5" draw:text-style-name="P4" draw:layer="layout" svg:width="0.625cm" svg:height="0.367cm" svg:x="7.578cm" svg:y="13.086cm" svg:viewBox="0 0 626 368" svg:d="M600 198c14 0 26 0 26-14s-12-14-26-14h-524c40-30 58-58 64-68 32-48 38-92 38-94 0-8-8-8-14-8-12 0-14 2-16 14-16 70-58 128-138 162-8 2-10 4-10 8 0 6 4 6 10 10 74 30 122 86 138 164 2 8 4 10 16 10 6 0 14 0 14-8 0 0-6-46-36-92-14-22-34-46-66-70z">
            <text:p/>
          </draw:path>
          <draw:path draw:style-name="gr5" draw:text-style-name="P4" draw:layer="layout" svg:width="0.367cm" svg:height="0.449cm" svg:x="8.412cm" svg:y="13.13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125cm" svg:height="0.255cm" svg:x="8.81cm" svg:y="12.914cm" svg:viewBox="0 0 126 256" svg:d="M122 44c4-10 4-14 4-16 0-16-14-28-30-28-20 0-24 16-28 24l-66 214c0 2-2 8-2 8 0 6 16 10 20 10s4 0 8-8z">
            <text:p/>
          </draw:path>
          <draw:path draw:style-name="gr5" draw:text-style-name="P4" draw:layer="layout" svg:width="0.125cm" svg:height="0.255cm" svg:x="8.972cm" svg:y="12.914cm" svg:viewBox="0 0 126 256" svg:d="M120 44c4-10 6-14 6-16 0-16-14-28-30-28-20 0-26 16-28 24l-66 214c0 2-2 8-2 8 0 6 16 10 20 10 2 0 4 0 6-8z">
            <text:p/>
          </draw:path>
          <draw:path draw:style-name="gr5" draw:text-style-name="P4" draw:layer="layout" svg:width="0.367cm" svg:height="0.449cm" svg:x="6.77cm" svg:y="14.146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4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125cm" svg:height="0.255cm" svg:x="7.17cm" svg:y="13.926cm" svg:viewBox="0 0 126 256" svg:d="M122 44c4-10 4-14 4-16 0-16-14-28-30-28-20 0-24 16-28 24l-66 214c0 2-2 8-2 8 0 6 16 10 20 10s4 0 8-8z">
            <text:p/>
          </draw:path>
          <draw:path draw:style-name="gr5" draw:text-style-name="P4" draw:layer="layout" svg:width="0.125cm" svg:height="0.255cm" svg:x="7.33cm" svg:y="13.926cm" svg:viewBox="0 0 126 256" svg:d="M120 44c4-10 6-14 6-16 0-16-14-28-30-28-20 0-26 16-28 24l-66 214c0 2-2 8-2 8 0 6 16 10 20 10 2 0 4 0 6-8z">
            <text:p/>
          </draw:path>
          <draw:path draw:style-name="gr5" draw:text-style-name="P4" draw:layer="layout" svg:width="0.625cm" svg:height="0.367cm" svg:x="7.74cm" svg:y="14.098cm" svg:viewBox="0 0 626 368" svg:d="M600 198c14 0 26 0 26-14s-12-14-26-14h-524c40-30 58-58 64-68 32-48 38-92 38-94 0-8-8-8-14-8-12 0-14 2-16 14-16 70-58 128-138 162-8 2-10 4-10 8 0 6 4 6 10 10 74 30 122 86 138 164 2 8 4 10 16 10 6 0 14 0 14-8 0 0-6-46-36-92-14-22-34-46-66-70z">
            <text:p/>
          </draw:path>
          <draw:path draw:style-name="gr5" draw:text-style-name="P4" draw:layer="layout" svg:width="0.381cm" svg:height="0.319cm" svg:x="8.616cm" svg:y="14.146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5" draw:text-style-name="P4" draw:layer="layout" svg:width="0.363cm" svg:height="0.319cm" svg:x="9.036cm" svg:y="14.146cm" svg:viewBox="0 0 364 320" svg:d="M226 272c8 30 34 48 64 48 24 0 40-16 52-38 12-26 22-70 22-70 0-8-8-8-10-8-6 0-6 4-10 14-8 38-22 86-52 86-14 0-22-8-22-32 0-16 8-48 14-74l20-76c2-10 10-38 12-48 4-16 10-42 10-48 0-12-10-18-20-18-4 0-22 0-28 24-12 52-44 176-52 214-2 2-30 58-82 58-36 0-42-32-42-58 0-38 18-94 38-144 8-20 12-30 12-44 0-32-24-58-58-58-68 0-94 102-94 108 0 8 8 8 8 8 8 0 8-2 12-12 18-62 44-88 72-88 6 0 16 0 16 22 0 18-6 38-12 48-26 70-40 114-40 150 0 66 48 84 86 84 48 0 72-32 84-48z">
            <text:p/>
          </draw:path>
          <draw:path draw:style-name="gr5" draw:text-style-name="P4" draw:layer="layout" svg:width="0.151cm" svg:height="0.497cm" svg:x="9.448cm" svg:y="13.96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5" draw:text-style-name="P4" draw:layer="layout" svg:width="0.151cm" svg:height="0.497cm" svg:x="9.67cm" svg:y="13.968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</draw:g>
        <draw:g>
          <svg:title>TexMaths</svg:title>
          <svg:desc>20§latex§$\texttt{AVR}/\texttt{AV}_{p''}$§svg§600§TRUE§</svg:desc>
          <draw:polygon draw:style-name="gr4" draw:text-style-name="P3" draw:layer="layout" svg:width="2.793cm" svg:height="0.727cm" svg:x="25.15cm" svg:y="-1.83cm" svg:viewBox="0 0 2794 728" draw:points="1398,728 0,728 0,0 2794,0 2794,728">
            <text:p/>
          </draw:polygon>
          <draw:path draw:style-name="gr5" draw:text-style-name="P4" draw:layer="layout" svg:width="0.331cm" svg:height="0.439cm" svg:x="25.168cm" svg:y="-1.742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5" draw:text-style-name="P4" draw:layer="layout" svg:width="0.345cm" svg:height="0.437cm" svg:x="25.53cm" svg:y="-1.734cm" svg:viewBox="0 0 346 438" svg:d="M304 44c26 0 42 0 42-22s-20-22-30-22h-72c-10 0-30 0-30 22s16 22 40 22l-54 216c-10 36-22 90-28 120-4-24-6-36-12-62l-70-274c26 0 40 0 40-22s-18-22-28-22h-74c-10 0-28 0-28 22s14 22 40 22l94 366c6 28 18 28 38 28s34 0 40-28z">
            <text:p/>
          </draw:path>
          <draw:path draw:style-name="gr5" draw:text-style-name="P4" draw:layer="layout" svg:width="0.353cm" svg:height="0.439cm" svg:x="25.9cm" svg:y="-1.734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5" draw:text-style-name="P4" draw:layer="layout" svg:width="0.275cm" svg:height="0.703cm" svg:x="26.296cm" svg:y="-1.832cm" svg:viewBox="0 0 276 704" svg:d="M272 26c4-8 4-12 4-12 0-8-6-14-14-14-6 0-10 2-12 6l-246 672c-4 10-4 12-4 12 0 8 6 14 14 14 10 0 12-4 16-16z">
            <text:p/>
          </draw:path>
          <draw:path draw:style-name="gr5" draw:text-style-name="P4" draw:layer="layout" svg:width="0.331cm" svg:height="0.439cm" svg:x="26.626cm" svg:y="-1.742cm" svg:viewBox="0 0 332 440" svg:d="M204 28c-6-28-16-28-38-28-20 0-32 0-38 26l-86 370c-10 0-26 0-30 2-8 4-12 12-12 20 0 22 18 22 30 22h72c14 0 30 0 30-22s-14-22-40-22l16-72h116l16 72c-26 0-40 0-40 22s18 22 30 22h72c12 0 30 0 30-22 0-8-4-16-12-20-4-2-20-2-30-2zM166 58l46 222h-92z">
            <text:p/>
          </draw:path>
          <draw:path draw:style-name="gr5" draw:text-style-name="P4" draw:layer="layout" svg:width="0.345cm" svg:height="0.437cm" svg:x="26.988cm" svg:y="-1.734cm" svg:viewBox="0 0 346 438" svg:d="M304 44c26 0 42 0 42-22s-20-22-30-22h-72c-10 0-30 0-30 22s16 22 40 22l-54 216c-10 36-22 90-28 120-4-24-6-36-12-62l-70-274c26 0 40 0 40-22s-18-22-28-22h-72c-12 0-30 0-30 22s14 22 40 22l94 366c6 28 18 28 38 28s34 0 40-28z">
            <text:p/>
          </draw:path>
          <draw:path draw:style-name="gr5" draw:text-style-name="P4" draw:layer="layout" svg:width="0.275cm" svg:height="0.313cm" svg:x="27.344cm" svg:y="-1.416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5" draw:text-style-name="P4" draw:layer="layout" svg:width="0.099cm" svg:height="0.185cm" svg:x="27.666cm" svg:y="-1.536cm" svg:viewBox="0 0 100 186" svg:d="M96 34c0 0 4-8 4-14 0-12-12-20-22-20-16 0-20 12-22 16l-54 154c-2 4-2 6-2 6 0 6 16 10 16 10 2 0 4-2 6-6z">
            <text:p/>
          </draw:path>
          <draw:path draw:style-name="gr5" draw:text-style-name="P4" draw:layer="layout" svg:width="0.099cm" svg:height="0.185cm" svg:x="27.822cm" svg:y="-1.536cm" svg:viewBox="0 0 100 186" svg:d="M96 34c0 0 4-8 4-14 0-12-12-20-22-20-16 0-20 12-22 16l-54 154c-2 4-2 6-2 6 0 6 16 10 16 10 2 0 4-2 6-6z">
            <text:p/>
          </draw:path>
        </draw:g>
        <draw:g>
          <svg:title>TexMaths</svg:title>
          <svg:desc>20§latex§$\texttt{LU}_{p''}/\texttt{FORGETP}$§svg§600§TRUE§</svg:desc>
          <draw:polygon draw:style-name="gr4" draw:text-style-name="P3" draw:layer="layout" svg:width="4.333cm" svg:height="0.727cm" svg:x="17.737cm" svg:y="3.216cm" svg:viewBox="0 0 4334 728" draw:points="2166,728 0,728 0,0 4334,0 4334,728">
            <text:p/>
          </draw:polygon>
          <draw:path draw:style-name="gr5" draw:text-style-name="P4" draw:layer="layout" svg:width="0.321cm" svg:height="0.431cm" svg:x="17.759cm" svg:y="3.312cm" svg:viewBox="0 0 322 432" svg:d="M104 44h38c10 0 30 0 30-22s-18-22-30-22h-114c-12 0-28 0-28 22s18 22 28 22h26v344h-26c-12 0-28 0-28 22s18 22 28 22h266c24 0 28-6 28-30v-62c0-14 0-30-24-30s-24 14-24 30v48h-170z">
            <text:p/>
          </draw:path>
          <draw:path draw:style-name="gr5" draw:text-style-name="P4" draw:layer="layout" svg:width="0.363cm" svg:height="0.439cm" svg:x="18.107cm" svg:y="3.312cm" svg:viewBox="0 0 364 440" svg:d="M314 44h22c12 0 28 0 28-22s-18-22-28-22h-92c-10 0-28 0-28 22s18 22 28 22h22v240c0 76-46 112-84 112s-84-36-84-112v-240h22c10 0 30 0 30-22s-20-22-30-22h-92c-10 0-28 0-28 22s18 22 28 22h22v244c0 86 62 152 132 152 72 0 132-66 132-152z">
            <text:p/>
          </draw:path>
          <draw:path draw:style-name="gr5" draw:text-style-name="P4" draw:layer="layout" svg:width="0.275cm" svg:height="0.313cm" svg:x="18.475cm" svg:y="3.63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5" draw:text-style-name="P4" draw:layer="layout" svg:width="0.099cm" svg:height="0.185cm" svg:x="18.797cm" svg:y="3.51cm" svg:viewBox="0 0 100 186" svg:d="M96 34c0 0 4-8 4-14 0-12-12-20-22-20-16 0-20 12-22 16l-54 154c-2 4-2 6-2 6 0 6 16 10 16 10 2 0 4-2 6-6z">
            <text:p/>
          </draw:path>
          <draw:path draw:style-name="gr5" draw:text-style-name="P4" draw:layer="layout" svg:width="0.099cm" svg:height="0.185cm" svg:x="18.951cm" svg:y="3.51cm" svg:viewBox="0 0 100 186" svg:d="M96 34c0 0 4-8 4-14 0-12-12-20-22-20-16 0-20 12-22 16l-54 154c-2 4-2 6-2 6 0 6 16 10 16 10 2 0 4-2 6-6z">
            <text:p/>
          </draw:path>
          <draw:path draw:style-name="gr5" draw:text-style-name="P4" draw:layer="layout" svg:width="0.275cm" svg:height="0.703cm" svg:x="19.183cm" svg:y="3.214cm" svg:viewBox="0 0 276 704" svg:d="M272 26c4-8 4-12 4-12 0-8-6-14-14-14-6 0-10 2-12 6l-246 672c-4 10-4 12-4 12 0 8 6 14 14 14 10 0 12-4 16-16z">
            <text:p/>
          </draw:path>
          <draw:path draw:style-name="gr5" draw:text-style-name="P4" draw:layer="layout" svg:width="0.325cm" svg:height="0.431cm" svg:x="19.515cm" svg:y="3.312cm" svg:viewBox="0 0 326 432" svg:d="M102 238h96c0 28 0 40 24 40s24-16 24-30v-66c0-12 0-28-24-28s-24 12-24 40h-96v-150h176v36c0 14 0 30 24 30s24-16 24-30v-52c0-20-4-28-28-28h-268c-12 0-30 0-30 22s18 22 30 22h22v344h-22c-12 0-30 0-30 22s18 22 30 22h108c10 0 28 0 28-22s-16-22-28-22h-36z">
            <text:p/>
          </draw:path>
          <draw:path draw:style-name="gr5" draw:text-style-name="P4" draw:layer="layout" svg:width="0.291cm" svg:height="0.445cm" svg:x="19.903cm" svg:y="3.304cm" svg:viewBox="0 0 292 446" svg:d="M292 224c0-204-16-224-146-224-132 0-146 20-146 224s14 222 146 222c130 0 146-18 146-222zM146 404c-62 0-80-14-88-50-10-36-10-98-10-136 0-44 0-92 8-124 10-42 32-50 90-50 52 0 78 6 88 44 8 34 8 86 8 130s0 94-6 132c-8 40-28 54-90 54z">
            <text:p/>
          </draw:path>
          <draw:path draw:style-name="gr5" draw:text-style-name="P4" draw:layer="layout" svg:width="0.353cm" svg:height="0.439cm" svg:x="20.247cm" svg:y="3.312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5" draw:text-style-name="P4" draw:layer="layout" svg:width="0.323cm" svg:height="0.445cm" svg:x="20.625cm" svg:y="3.304cm" svg:viewBox="0 0 324 446" svg:d="M290 292c18 0 34 0 34-22s-18-22-30-22h-84c-10 0-28 0-28 22s18 22 28 22h30c-8 78-42 112-80 112-58 0-112-76-112-180 0-108 58-180 112-180 26 0 70 16 82 92 2 12 6 20 24 20 24 0 24-14 24-28v-100c0-10 0-28-20-28-16 0-18 8-30 32-24-22-52-32-82-32-86 0-158 96-158 224 0 130 74 222 158 222 40 0 70-20 84-36 0 16 0 30 24 30s24-16 24-30z">
            <text:p/>
          </draw:path>
          <draw:path draw:style-name="gr5" draw:text-style-name="P4" draw:layer="layout" svg:width="0.335cm" svg:height="0.431cm" svg:x="20.985cm" svg:y="3.312cm" svg:viewBox="0 0 336 432" svg:d="M50 388h-20c-12 0-30 0-30 22s18 22 30 22h278c24 0 28-6 28-30v-62c0-14 0-30-24-30s-24 16-24 30v48h-188v-158h92c0 28 0 40 24 40s24-16 24-30v-64c0-14 0-30-24-30s-24 12-24 40h-92v-142h172v36c0 14 0 30 24 30 26 0 26-16 26-30v-52c0-20-6-28-30-28h-262c-12 0-30 0-30 22s18 22 30 22h20z">
            <text:p/>
          </draw:path>
          <draw:path draw:style-name="gr5" draw:text-style-name="P4" draw:layer="layout" svg:width="0.333cm" svg:height="0.431cm" svg:x="21.351cm" svg:y="3.312cm" svg:viewBox="0 0 334 432" svg:d="M192 44h92v36c0 14 0 30 26 30 24 0 24-16 24-30v-52c0-20-4-28-28-28h-276c-24 0-30 6-30 28v52c0 14 0 30 24 30s24-16 24-30v-36h94v344h-36c-10 0-28 0-28 22s16 22 28 22h122c12 0 28 0 28-22s-16-22-28-22h-36z">
            <text:p/>
          </draw:path>
          <draw:path draw:style-name="gr5" draw:text-style-name="P4" draw:layer="layout" svg:width="0.321cm" svg:height="0.431cm" svg:x="21.719cm" svg:y="3.312cm" svg:viewBox="0 0 322 432" svg:d="M100 258h88c82 0 134-64 134-128 0-66-54-130-134-130h-158c-12 0-30 0-30 22s18 22 30 22h20v344h-20c-12 0-30 0-30 22s18 22 30 22h90c10 0 30 0 30-22s-20-22-30-22h-20zM100 44h74c68 0 98 48 98 86 0 36-30 86-98 86h-74z">
            <text:p/>
          </draw:path>
        </draw:g>
        <draw:custom-shape draw:style-name="gr1" draw:text-style-name="P1" draw:layer="layout" svg:width="4.824cm" svg:height="1.524cm" svg:x="2.495cm" svg:y="2.39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latex§$PMSI, P_{new}$§svg§600§TRUE§</svg:desc>
          <draw:polygon draw:style-name="gr4" draw:text-style-name="P3" draw:layer="layout" svg:width="3.929cm" svg:height="0.615cm" svg:x="2.646cm" svg:y="2.88cm" svg:viewBox="0 0 3930 616" draw:points="1964,616 0,616 0,0 3930,0 3930,616">
            <text:p/>
          </draw:polygon>
          <draw:path draw:style-name="gr5" draw:text-style-name="P4" draw:layer="layout" svg:width="0.503cm" svg:height="0.481cm" svg:x="2.674cm" svg:y="2.878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6-8-20-8-26 0-46 0-46-12 0-4 2-8 2-12zM236 48c6-24 8-26 38-26h68c58 0 96 18 96 68 0 28-14 88-42 114-34 32-78 36-108 36h-100z">
            <text:p/>
          </draw:path>
          <draw:path draw:style-name="gr5" draw:text-style-name="P4" draw:layer="layout" svg:width="0.705cm" svg:height="0.481cm" svg:x="3.222cm" svg:y="2.878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5" draw:text-style-name="P4" draw:layer="layout" svg:width="0.417cm" svg:height="0.513cm" svg:x="3.986cm" svg:y="2.862cm" svg:viewBox="0 0 418 514" svg:d="M418 8c0-4 0-8-6-8-4 0-6 0-14 10l-34 40c-18-32-54-50-100-50-90 0-176 82-176 166 0 58 38 90 74 100l76 20c26 6 66 18 66 76 0 62-58 130-128 130-46 0-124-16-124-104 0-16 4-34 4-38 2-2 2-4 2-4 0-8-6-8-8-8-4 0-6 0-8 2s-42 164-42 166c0 4 4 8 8 8s4-2 12-12l36-40c30 42 78 52 118 52 96 0 180-94 180-182 0-50-24-74-34-82-16-18-28-20-90-36-16-4-42-12-48-12-18-8-42-28-42-66 0-56 56-116 122-116 60 0 102 30 102 110 0 22-2 34-2 38 0 2 0 8 8 8s8-2 10-14z">
            <text:p/>
          </draw:path>
          <draw:path draw:style-name="gr5" draw:text-style-name="P4" draw:layer="layout" svg:width="0.327cm" svg:height="0.481cm" svg:x="4.444cm" svg:y="2.878cm" svg:viewBox="0 0 328 482" svg:d="M240 54c6-26 8-32 64-32 18 0 24 0 24-14 0-8-8-8-12-8-20 0-72 2-92 2-22 0-74-2-94-2-6 0-14 0-14 14 0 8 6 8 20 8 28 0 48 0 48 14 0 2 0 4-2 10l-96 382c-6 26-8 32-64 32-16 0-22 0-22 14 0 8 8 8 10 8 22 0 72-2 94-2 20 0 72 2 94 2 6 0 14 0 14-14 0-8-6-8-22-8-12 0-16 0-30-2-14 0-18-4-18-12 0-4 2-10 4-16z">
            <text:p/>
          </draw:path>
          <draw:path draw:style-name="gr5" draw:text-style-name="P4" draw:layer="layout" svg:width="0.083cm" svg:height="0.211cm" svg:x="4.842cm" svg:y="3.284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5" draw:text-style-name="P4" draw:layer="layout" svg:width="0.503cm" svg:height="0.481cm" svg:x="5.122cm" svg:y="2.878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8-8-20-8-26 0-46 0-46-12 0-4 2-8 2-12zM236 48c6-24 8-26 38-26h68c58 0 96 18 96 68 0 28-14 88-42 114-34 32-78 36-108 36h-100z">
            <text:p/>
          </draw:path>
          <draw:path draw:style-name="gr5" draw:text-style-name="P4" draw:layer="layout" svg:width="0.301cm" svg:height="0.223cm" svg:x="5.566cm" svg:y="3.246cm" svg:viewBox="0 0 302 224" svg:d="M38 188c-2 6-6 18-6 20 0 10 10 16 18 16s16-6 18-12c2-4 6-20 10-30 2-10 8-32 10-44 4-12 6-22 8-34 6-20 8-24 22-44s36-46 74-46c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2 44z">
            <text:p/>
          </draw:path>
          <draw:path draw:style-name="gr5" draw:text-style-name="P4" draw:layer="layout" svg:width="0.211cm" svg:height="0.223cm" svg:x="5.922cm" svg:y="3.246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5" draw:text-style-name="P4" draw:layer="layout" svg:width="0.361cm" svg:height="0.223cm" svg:x="6.178cm" svg:y="3.246cm" svg:viewBox="0 0 362 224" svg:d="M236 62c4-14 10-38 10-40 0-10-8-16-16-16-10 0-18 6-22 14 0 4-6 24-10 38-6 28-6 28-14 56-6 28-6 32-8 46 2 10-2 20-14 34-6 8-16 16-32 16-20 0-44-6-44-46 0-24 12-62 22-86 10-22 12-26 12-36 0-24-22-42-48-42-50 0-72 68-72 76 0 6 6 6 8 6 8 0 8-2 10-8 12-40 32-60 52-60 10 0 14 6 14 18s-6 22-8 28c-28 74-28 82-28 98 0 58 52 66 80 66 8 0 34 0 56-32 10 22 38 32 68 32 44 0 66-38 76-58 22-42 34-104 34-126 0-38-20-40-24-40-12 0-26 14-26 26 0 8 4 12 8 16 12 10 18 24 18 40 0 6-20 128-84 128-40 0-40-36-40-44 0-14 2-22 10-50z">
            <text:p/>
          </draw:path>
        </draw:g>
        <draw:connector draw:style-name="gr2" draw:text-style-name="P2" draw:layer="layout" draw:type="curve" draw:line-skew="-0.076cm" svg:x1="4.907cm" svg:y1="2.392cm" svg:x2="7.319cm" svg:y2="3.154cm" svg:d="M4907 2392c0-904 1470-753 2270-337s932 1099 142 1099" svg:viewBox="0 0 2943 1429">
          <text:p/>
        </draw:connector>
        <draw:g>
          <svg:title>TexMaths</svg:title>
          <svg:desc>20§latex§\begin{eqnarray*}
\texttt{FORGETPMSI} =
\begin{cases} 
PMSI \leftarrow P_{new}\\
P_{new} \leftarrow p''
\end{cases}
\end{eqnarray*} §svg§600§TRUE§</svg:desc>
          <draw:polygon draw:style-name="gr4" draw:text-style-name="P3" draw:layer="layout" svg:width="9.899cm" svg:height="2.101cm" svg:x="15.186cm" svg:y="12.201cm" svg:viewBox="0 0 9900 2102" draw:points="4950,2102 0,2102 0,0 9900,0 9900,2102">
            <text:p/>
          </draw:polygon>
          <draw:path draw:style-name="gr5" draw:text-style-name="P4" draw:layer="layout" svg:width="0.325cm" svg:height="0.431cm" svg:x="15.206cm" svg:y="13.001cm" svg:viewBox="0 0 326 432" svg:d="M102 238h96c0 28 0 40 24 40s24-16 24-30v-66c0-12 0-28-24-28s-24 12-24 40h-96v-150h176v36c0 14 0 30 24 30s24-16 24-30v-52c0-20-4-28-28-28h-268c-12 0-30 0-30 22s18 22 30 22h22v344h-22c-12 0-30 0-30 22s18 22 30 22h108c10 0 28 0 28-22s-16-22-28-22h-36z">
            <text:p/>
          </draw:path>
          <draw:path draw:style-name="gr5" draw:text-style-name="P4" draw:layer="layout" svg:width="0.291cm" svg:height="0.445cm" svg:x="15.594cm" svg:y="12.993cm" svg:viewBox="0 0 292 446" svg:d="M292 224c0-204-16-224-146-224-132 0-146 20-146 224s14 222 146 222c130 0 146-18 146-222zM146 404c-62 0-80-14-88-50-10-36-10-98-10-136 0-44 0-92 8-124 10-42 32-50 90-50 52 0 78 6 88 44 8 34 8 86 8 130s0 94-6 132c-8 40-28 54-90 54z">
            <text:p/>
          </draw:path>
          <draw:path draw:style-name="gr5" draw:text-style-name="P4" draw:layer="layout" svg:width="0.353cm" svg:height="0.439cm" svg:x="15.936cm" svg:y="13.001cm" svg:viewBox="0 0 354 440" svg:d="M94 44h52c64 0 96 40 96 74 0 36-32 76-96 76h-52zM230 216c48-26 60-68 60-98 0-60-54-118-136-118h-126c-12 0-28 0-28 22s18 22 28 22h18v344h-18c-12 0-28 0-28 22s18 22 28 22h84c12 0 28 0 28-22s-16-22-28-22h-18v-150h56c14 0 34 0 58 20 14 14 14 30 14 60 0 44 0 66 14 88 12 22 32 34 56 34 44 0 62-48 62-74 0-22-18-22-26-22-6 0-22 0-24 20 0 6 0 32-12 32-20 0-20-32-20-70 0-44 0-50-6-66-10-20-26-36-36-44z">
            <text:p/>
          </draw:path>
          <draw:path draw:style-name="gr5" draw:text-style-name="P4" draw:layer="layout" svg:width="0.323cm" svg:height="0.445cm" svg:x="16.316cm" svg:y="12.993cm" svg:viewBox="0 0 324 446" svg:d="M290 292c18 0 34 0 34-22s-18-22-30-22h-84c-10 0-28 0-28 22s18 22 28 22h30c-8 78-42 112-80 112-58 0-112-76-112-180 0-108 58-180 112-180 26 0 70 16 82 92 2 12 6 20 24 20 24 0 24-14 24-28v-100c0-10 0-28-20-28-16 0-18 8-30 32-24-22-52-32-82-32-86 0-158 96-158 224 0 130 74 222 158 222 40 0 70-20 84-36 0 16 0 30 24 30s24-16 24-30z">
            <text:p/>
          </draw:path>
          <draw:path draw:style-name="gr5" draw:text-style-name="P4" draw:layer="layout" svg:width="0.335cm" svg:height="0.431cm" svg:x="16.674cm" svg:y="13.001cm" svg:viewBox="0 0 336 432" svg:d="M50 388h-22c-10 0-28 0-28 22s18 22 28 22h280c24 0 28-6 28-30v-62c0-14 0-30-24-30s-24 16-24 30v48h-190v-158h94c0 28 0 40 24 40s24-16 24-30v-64c0-14 0-30-24-30s-24 12-24 40h-94v-142h174v36c0 14 0 30 24 30 26 0 26-16 26-30v-52c0-20-6-28-30-28h-264c-10 0-28 0-28 22s18 22 28 22h22z">
            <text:p/>
          </draw:path>
          <draw:path draw:style-name="gr5" draw:text-style-name="P4" draw:layer="layout" svg:width="0.333cm" svg:height="0.431cm" svg:x="17.042cm" svg:y="13.001cm" svg:viewBox="0 0 334 432" svg:d="M192 44h92v36c0 14 0 30 24 30 26 0 26-16 26-30v-52c0-20-4-28-28-28h-278c-22 0-28 6-28 28v52c0 14 0 30 24 30s24-16 24-30v-36h94v344h-36c-10 0-28 0-28 22s16 22 28 22h122c10 0 28 0 28-22s-16-22-28-22h-36z">
            <text:p/>
          </draw:path>
          <draw:path draw:style-name="gr5" draw:text-style-name="P4" draw:layer="layout" svg:width="0.321cm" svg:height="0.431cm" svg:x="17.41cm" svg:y="13.001cm" svg:viewBox="0 0 322 432" svg:d="M100 258h88c82 0 134-64 134-128 0-66-54-130-134-130h-158c-12 0-30 0-30 22s18 22 30 22h20v344h-20c-12 0-30 0-30 22s18 22 30 22h90c10 0 30 0 30-22s-20-22-30-22h-20zM100 44h74c68 0 98 48 98 86 0 36-30 86-98 86h-74z">
            <text:p/>
          </draw:path>
          <draw:path draw:style-name="gr5" draw:text-style-name="P4" draw:layer="layout" svg:width="0.345cm" svg:height="0.431cm" svg:x="17.772cm" svg:y="13.001cm" svg:viewBox="0 0 346 432" svg:d="M194 170c-10 26-16 46-20 68-8-34-70-216-72-222-6-16-24-16-34-16h-40c-10 0-28 0-28 22s14 22 38 22v344c-24 0-38 0-38 22s18 22 28 22h58c10 0 28 0 28-22s-14-22-36-22v-336c8 32 52 168 56 176 6 18 14 44 18 48 4 6 12 12 22 12 8 0 18-6 24-16 2-4 62-184 70-220h2v336c-24 0-38 0-38 22s18 22 28 22h58c10 0 28 0 28-22s-14-22-38-22v-344c24 0 38 0 38-22s-18-22-28-22h-40c-28 0-32 10-38 28z">
            <text:p/>
          </draw:path>
          <draw:path draw:style-name="gr5" draw:text-style-name="P4" draw:layer="layout" svg:width="0.297cm" svg:height="0.445cm" svg:x="18.164cm" svg:y="12.993cm" svg:viewBox="0 0 298 446" svg:d="M172 246c20 4 80 18 80 80 0 36-32 78-88 78-18 0-54-2-82-22-30-20-32-48-34-62 0-12 0-24-24-24s-24 14-24 28v94c0 12 0 28 22 28 14 0 20-8 26-32 28 22 70 32 116 32 82 0 134-62 134-124 0-46-26-74-34-84-30-28-48-34-104-46l-58-12c-30-10-56-34-56-68 0-36 34-68 84-68 84 0 96 66 100 88 2 14 10 20 24 20 24 0 24-16 24-30v-94c0-10 0-28-22-28-16 0-20 12-26 34-28-26-66-34-98-34-78 0-132 56-132 116 0 48 32 94 92 110 2 2 70 18 80 20z">
            <text:p/>
          </draw:path>
          <draw:path draw:style-name="gr5" draw:text-style-name="P4" draw:layer="layout" svg:width="0.259cm" svg:height="0.431cm" svg:x="18.55cm" svg:y="13.001cm" svg:viewBox="0 0 260 432" svg:d="M154 44h76c12 0 30 0 30-22s-18-22-30-22h-200c-12 0-30 0-30 22s18 22 30 22h76v344h-76c-12 0-30 0-30 22s18 22 30 22h200c12 0 30 0 30-22s-18-22-30-22h-76z">
            <text:p/>
          </draw:path>
          <draw:path draw:style-name="gr5" draw:text-style-name="P4" draw:layer="layout" svg:width="0.469cm" svg:height="0.165cm" svg:x="19.11cm" svg:y="13.173cm" svg:viewBox="0 0 470 166" svg:d="M446 28c10 0 24 0 24-14s-14-14-24-14h-422c-10 0-24 0-24 14s14 14 24 14zM446 166c10 0 24 0 24-14s-14-14-24-14h-422c-10 0-24 0-24 14s14 14 24 14z">
            <text:p/>
          </draw:path>
          <draw:path draw:style-name="gr5" draw:text-style-name="P4" draw:layer="layout" svg:width="0.365cm" svg:height="2.109cm" svg:x="19.912cm" svg:y="12.201cm" svg:viewBox="0 0 366 2110" svg:d="M216 1314c0-78-52-196-176-258 76-42 168-124 176-256v-4-488c0-56 0-70 6-96 14-56 48-126 138-178 4-4 6-6 6-18 0-16-2-16-16-16s-16 0-34 12c-158 88-168 220-168 244v500c0 52 0 108-36 172-32 58-70 88-102 108-10 6-10 6-10 18 0 14 0 14 6 18 60 38 124 102 140 216 2 16 2 18 2 26v540c0 56 36 176 172 246 16 10 18 10 30 10 14 0 16 0 16-16 0-12-2-14-4-14-30-20-124-76-142-198-4-18-4-20-4-28z">
            <text:p/>
          </draw:path>
          <draw:path draw:style-name="gr5" draw:text-style-name="P4" draw:layer="layout" svg:width="0.503cm" svg:height="0.481cm" svg:x="20.406cm" svg:y="12.471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6-8-20-8-26 0-46 0-46-12 0-4 2-8 2-12zM236 48c6-24 8-26 38-26h68c58 0 96 18 96 68 0 28-14 88-42 114-34 32-78 36-108 36h-100z">
            <text:p/>
          </draw:path>
          <draw:path draw:style-name="gr5" draw:text-style-name="P4" draw:layer="layout" svg:width="0.705cm" svg:height="0.481cm" svg:x="20.954cm" svg:y="12.471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5" draw:text-style-name="P4" draw:layer="layout" svg:width="0.417cm" svg:height="0.513cm" svg:x="21.718cm" svg:y="12.457cm" svg:viewBox="0 0 418 514" svg:d="M418 8c0-4 0-8-6-8-4 0-6 0-14 10l-34 40c-18-32-54-50-100-50-90 0-176 82-176 166 0 58 38 90 74 100l76 20c26 6 66 18 66 76 0 62-58 130-128 130-46 0-124-16-124-104 0-16 4-34 4-38 2-2 2-4 2-4 0-8-6-8-8-8-4 0-6 0-8 2s-42 164-42 166c0 4 4 8 8 8s4-2 12-12l36-40c30 42 78 52 118 52 96 0 180-94 180-182 0-50-24-74-34-82-16-18-28-20-90-36-16-4-42-12-48-12-18-8-42-28-42-66 0-56 56-116 122-116 60 0 102 30 102 110 0 22-2 34-2 38 0 2 0 8 8 8s8-2 10-14z">
            <text:p/>
          </draw:path>
          <draw:path draw:style-name="gr5" draw:text-style-name="P4" draw:layer="layout" svg:width="0.327cm" svg:height="0.481cm" svg:x="22.174cm" svg:y="12.471cm" svg:viewBox="0 0 328 482" svg:d="M240 54c6-26 8-32 64-32 18 0 24 0 24-14 0-8-8-8-12-8-20 0-72 2-92 2-22 0-74-2-94-2-6 0-14 0-14 14 0 8 6 8 20 8 28 0 48 0 48 14 0 2 0 4-2 10l-94 382c-8 26-10 32-66 32-16 0-22 0-22 14 0 8 8 8 10 8 22 0 72-2 94-2 20 0 72 2 94 2 6 0 14 0 14-14 0-8-6-8-22-8-12 0-16 0-30-2-14 0-18-4-18-12 0-4 2-10 4-16z">
            <text:p/>
          </draw:path>
          <draw:path draw:style-name="gr5" draw:text-style-name="P4" draw:layer="layout" svg:width="0.625cm" svg:height="0.367cm" svg:x="22.748cm" svg:y="12.593cm" svg:viewBox="0 0 626 368" svg:d="M600 198c14 0 26 0 26-14s-12-14-26-14h-524c40-30 58-58 64-68 32-48 38-92 38-94 0-8-8-8-14-8-12 0-14 2-16 14-16 70-58 128-138 162-8 2-10 4-10 8 0 6 4 6 10 10 74 30 122 86 138 164 2 8 4 10 16 10 6 0 14 0 14-8 0 0-6-46-36-92-14-22-34-46-66-70z">
            <text:p/>
          </draw:path>
          <draw:path draw:style-name="gr5" draw:text-style-name="P4" draw:layer="layout" svg:width="0.503cm" svg:height="0.481cm" svg:x="23.632cm" svg:y="12.471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8-8-20-8-26 0-46 0-46-12 0-4 2-8 2-12zM236 48c6-24 8-26 38-26h68c58 0 96 18 96 68 0 28-14 88-42 114-34 32-78 36-108 36h-100z">
            <text:p/>
          </draw:path>
          <draw:path draw:style-name="gr5" draw:text-style-name="P4" draw:layer="layout" svg:width="0.301cm" svg:height="0.223cm" svg:x="24.078cm" svg:y="12.841cm" svg:viewBox="0 0 302 224" svg:d="M38 188c-2 6-6 18-6 20 0 10 10 16 18 16s16-6 18-12c2-4 6-20 10-30 2-10 8-32 10-44 4-12 6-22 8-34 6-20 8-24 22-44s36-46 74-46c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0 44z">
            <text:p/>
          </draw:path>
          <draw:path draw:style-name="gr5" draw:text-style-name="P4" draw:layer="layout" svg:width="0.211cm" svg:height="0.223cm" svg:x="24.434cm" svg:y="12.841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5" draw:text-style-name="P4" draw:layer="layout" svg:width="0.361cm" svg:height="0.223cm" svg:x="24.69cm" svg:y="12.839cm" svg:viewBox="0 0 362 224" svg:d="M236 62c4-14 10-38 10-40 0-10-8-16-16-16-10 0-18 6-22 14 0 4-6 24-10 38-6 28-6 28-14 56-6 28-6 32-8 46 2 10-2 20-14 34-6 8-16 16-32 16-20 0-44-6-44-46 0-24 12-62 22-86 10-22 12-26 12-36 0-24-22-42-48-42-50 0-72 68-72 76 0 6 6 6 8 6 8 0 8-2 10-8 12-40 32-60 52-60 10 0 14 6 14 18s-6 22-8 28c-28 74-28 82-28 98 0 58 52 66 80 66 8 0 34 0 56-32 10 22 38 32 68 32 44 0 66-38 76-58 22-42 34-104 34-126 0-38-20-40-24-40-12 0-26 14-26 26 0 8 4 12 8 16 12 10 18 24 18 40 0 6-20 128-84 128-40 0-40-36-40-44 0-14 2-22 10-50z">
            <text:p/>
          </draw:path>
          <draw:path draw:style-name="gr5" draw:text-style-name="P4" draw:layer="layout" svg:width="0.503cm" svg:height="0.481cm" svg:x="20.406cm" svg:y="13.483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6-8-20-8-26 0-46 0-46-12 0-4 2-8 2-12zM236 48c6-24 8-26 38-26h68c58 0 96 18 96 68 0 28-14 88-42 114-34 32-78 36-108 36h-100z">
            <text:p/>
          </draw:path>
          <draw:path draw:style-name="gr5" draw:text-style-name="P4" draw:layer="layout" svg:width="0.301cm" svg:height="0.223cm" svg:x="20.85cm" svg:y="13.853cm" svg:viewBox="0 0 302 224" svg:d="M38 188c-2 6-6 18-6 20 0 10 10 16 18 16s16-6 18-10c2-6 6-22 10-32 2-10 8-32 10-44 4-12 6-22 8-34 6-20 6-24 22-44 14-20 36-46 74-46 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2 44z">
            <text:p/>
          </draw:path>
          <draw:path draw:style-name="gr5" draw:text-style-name="P4" draw:layer="layout" svg:width="0.211cm" svg:height="0.223cm" svg:x="21.206cm" svg:y="13.853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5" draw:text-style-name="P4" draw:layer="layout" svg:width="0.361cm" svg:height="0.223cm" svg:x="21.462cm" svg:y="13.851cm" svg:viewBox="0 0 362 224" svg:d="M238 62c2-14 8-38 8-40 0-10-8-16-16-16-10 0-18 6-22 14 0 4-6 24-10 38-6 28-6 28-14 56-6 28-6 32-8 46 2 10-2 20-14 34-6 8-16 16-32 16-20 0-44-6-44-46 0-24 12-62 22-86 10-22 12-26 12-36 0-24-22-42-48-42-50 0-72 68-72 76 0 6 6 6 8 6 8 0 8-2 10-8 12-40 32-60 52-60 10 0 14 6 14 18s-6 22-8 28c-28 74-28 82-28 98 0 58 52 66 80 66 10 0 34 0 56-32 10 22 38 32 68 32 44 0 66-38 76-58 22-42 34-104 34-126 0-38-20-40-24-40-12 0-26 14-26 26 0 8 4 12 8 16 12 10 18 24 18 40 0 6-20 128-84 128-40 0-40-36-40-44 0-14 2-22 10-50z">
            <text:p/>
          </draw:path>
          <draw:path draw:style-name="gr5" draw:text-style-name="P4" draw:layer="layout" svg:width="0.625cm" svg:height="0.367cm" svg:x="22.132cm" svg:y="13.605cm" svg:viewBox="0 0 626 368" svg:d="M600 198c14 0 26 0 26-14s-12-14-26-14h-524c40-30 58-58 64-68 32-48 38-92 38-94 0-8-8-8-14-8-12 0-14 2-16 14-16 70-58 128-138 162-8 2-10 4-10 8 0 6 4 6 10 10 74 30 122 86 138 164 2 8 4 10 16 10 6 0 14 0 14-8 0 0-6-46-36-92-14-22-34-46-66-70z">
            <text:p/>
          </draw:path>
          <draw:path draw:style-name="gr5" draw:text-style-name="P4" draw:layer="layout" svg:width="0.367cm" svg:height="0.449cm" svg:x="22.964cm" svg:y="13.65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5" draw:text-style-name="P4" draw:layer="layout" svg:width="0.125cm" svg:height="0.255cm" svg:x="23.364cm" svg:y="13.433cm" svg:viewBox="0 0 126 256" svg:d="M120 44c4-10 6-14 6-16 0-16-14-28-30-28-20 0-26 16-28 24l-66 214c0 2-2 8-2 8 0 6 16 10 20 10s4 0 6-8z">
            <text:p/>
          </draw:path>
          <draw:path draw:style-name="gr5" draw:text-style-name="P4" draw:layer="layout" svg:width="0.125cm" svg:height="0.255cm" svg:x="23.524cm" svg:y="13.433cm" svg:viewBox="0 0 126 256" svg:d="M122 44c4-10 4-14 4-16 0-16-14-28-30-28-20 0-26 16-28 24l-66 214c0 2-2 8-2 8 0 6 16 10 20 10s4 0 8-8z">
            <text:p/>
          </draw:path>
        </draw:g>
        <draw:g>
          <svg:title>TexMaths</svg:title>
          <svg:desc>19§latex§$\texttt{AKA($x,y$)}$ = UE identified with $x$, the AKA is successful, y is the next pseudonym§svg§600§TRUE§</svg:desc>
          <draw:polygon draw:style-name="gr4" draw:text-style-name="P3" draw:layer="layout" svg:width="22.983cm" svg:height="1.393cm" svg:x="0.448cm" svg:y="10.849cm" svg:viewBox="0 0 22984 1394" draw:points="11491,1394 0,1394 0,0 22984,0 22984,1394">
            <text:p/>
          </draw:polygon>
          <draw:path draw:style-name="gr5" draw:text-style-name="P4" draw:layer="layout" svg:width="0.314cm" svg:height="0.417cm" svg:x="1.468cm" svg:y="10.895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5" draw:text-style-name="P4" draw:layer="layout" svg:width="0.314cm" svg:height="0.409cm" svg:x="1.816cm" svg:y="10.902cm" svg:viewBox="0 0 315 410" svg:d="M167 169l103-127c24 0 38 0 38-21s-17-21-27-21h-59c-11 0-28 0-28 21s19 21 28 21l-142 176v-176h15c9 0 27 0 27-21s-16-21-27-21h-68c-10 0-27 0-27 21s17 21 27 21h15v326h-15c-10 0-27 0-27 21s17 21 27 21h68c9 0 27 0 27-21s-16-21-27-21h-15v-89l62-78 94 167c-8 0-27 0-27 21s17 21 28 21h50c11 0 28 0 28-21s-15-21-36-21c0-1-4-5-4-7z">
            <text:p/>
          </draw:path>
          <draw:path draw:style-name="gr5" draw:text-style-name="P4" draw:layer="layout" svg:width="0.314cm" svg:height="0.417cm" svg:x="2.166cm" svg:y="10.895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5" draw:text-style-name="P4" draw:layer="layout" svg:width="0.178cm" svg:height="0.519cm" svg:x="2.612cm" svg:y="10.847cm" svg:viewBox="0 0 179 520" svg:d="M179 501c0-9-6-13-18-20-83-57-114-147-114-221 0-66 25-159 116-222 10-6 16-10 16-19 0-6-4-19-21-19-21 0-158 89-158 260 0 80 30 141 55 173 36 49 86 87 103 87s21-13 21-19z">
            <text:p/>
          </draw:path>
          <draw:path draw:style-name="gr5" draw:text-style-name="P4" draw:layer="layout" svg:width="0.333cm" svg:height="0.303cm" svg:x="2.867cm" svg:y="11.016cm" svg:viewBox="0 0 334 304" svg:d="M205 95c4-19 19-80 67-80 3 0 19 0 32 8-17 4-32 21-32 36 0 11 7 25 26 25 15 0 36-14 36-40 0-35-40-44-62-44-38 0-63 36-71 51-17-43-53-51-72-51-70 0-108 87-108 103 0 7 6 7 7 7 6 0 8-2 10-7 23-71 66-88 89-88 14 0 36 6 36 44 0 21-11 66-36 161-9 42-34 69-62 69-6 0-21 0-35-8 17-4 33-17 33-36s-16-25-27-25c-19 0-36 19-36 40 0 31 34 44 63 44 45 0 68-48 70-51 9 24 32 51 74 51 68 0 106-86 106-103 0-7-5-7-7-7-6 0-8 4-10 7-21 73-66 88-89 88-27 0-36-21-36-44 0-15 4-28 11-59z">
            <text:p/>
          </draw:path>
          <draw:path draw:style-name="gr5" draw:text-style-name="P4" draw:layer="layout" svg:width="0.079cm" svg:height="0.2cm" svg:x="3.285cm" svg:y="11.24cm" svg:viewBox="0 0 80 201" svg:d="M80 70c0-43-17-70-44-70-23 0-36 17-36 36 0 17 13 36 36 36 8 0 17-4 25-9 2-2 2-2 4-2v9c0 52-23 91-46 114-8 6-8 8-8 10 0 5 4 7 6 7 8 0 63-51 63-131z">
            <text:p/>
          </draw:path>
          <draw:path draw:style-name="gr5" draw:text-style-name="P4" draw:layer="layout" svg:width="0.309cm" svg:height="0.432cm" svg:x="3.543cm" svg:y="11.016cm" svg:viewBox="0 0 310 433" svg:d="M308 42c2-10 2-12 2-17 0-12-10-17-19-17-8 0-17 3-25 13 0 4-6 25-10 36-3 19-9 36-13 55l-30 120c-2 9-31 57-76 57-34 0-40-29-40-53 0-33 11-75 34-133 10-27 13-35 13-48 0-30-22-55-55-55-64 0-89 97-89 103 0 7 8 7 8 7 7 0 7-2 11-11 17-65 46-84 68-84 4 0 16 0 16 21 0 17-6 34-12 48-26 70-38 108-38 140 0 59 42 80 82 80 26 0 49-11 68-30-9 34-17 68-43 102-18 23-44 44-75 44-9 0-39-2-51-29 12 0 19 0 29-7 7-8 13-16 13-29 0-21-17-23-25-23-15 0-38 10-38 44 0 32 31 57 72 57 69 0 139-61 158-137z">
            <text:p/>
          </draw:path>
          <draw:path draw:style-name="gr5" draw:text-style-name="P4" draw:layer="layout" svg:width="0.178cm" svg:height="0.519cm" svg:x="3.933cm" svg:y="10.847cm" svg:viewBox="0 0 179 520" svg:d="M179 260c0-80-33-140-56-173-36-49-85-87-102-87s-21 13-21 19c0 9 8 15 11 17 111 72 120 181 120 224 0 67-25 160-116 221-9 7-15 11-15 20 0 6 4 19 21 19 19 0 158-89 158-260z">
            <text:p/>
          </draw:path>
          <draw:path draw:style-name="gr5" draw:text-style-name="P4" draw:layer="layout" svg:width="0.445cm" svg:height="0.157cm" svg:x="4.598cm" svg:y="11.06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5" draw:text-style-name="P4" draw:layer="layout" svg:width="0.457cm" svg:height="0.472cm" svg:x="5.428cm" svg:y="10.855cm" svg:viewBox="0 0 458 473" svg:d="M369 304c0 95-65 148-130 148-32 0-110-17-110-144v-255c0-25 0-32 53-32h16v-21c-23 2-73 2-99 2-25 0-76 0-99-2v21h15c53 0 53 7 53 32v253c0 93 78 167 169 167 78 0 139-63 151-139 1-13 1-19 1-47v-215c0-21 0-51 69-51v-21c-25 0-57 2-80 2s-55-2-80-2v21c71 0 71 32 71 49z">
            <text:p/>
          </draw:path>
          <draw:path draw:style-name="gr5" draw:text-style-name="P4" draw:layer="layout" svg:width="0.415cm" svg:height="0.455cm" svg:x="5.928cm" svg:y="10.857cm" svg:viewBox="0 0 416 456" svg:d="M68 403c0 24 0 32-53 32h-15v21h388l28-173h-17c-17 103-32 152-148 152h-90c-32 0-32-4-32-27v-178h61c65 0 72 21 72 78h17v-179h-17c0 59-7 80-72 80h-61v-162c0-22 0-26 32-26h88c102 0 120 36 131 129h17l-19-150h-378v21h15c53 0 53 7 53 32z">
            <text:p/>
          </draw:path>
          <draw:path draw:style-name="gr5" draw:text-style-name="P4" draw:layer="layout" svg:width="0.143cm" svg:height="0.447cm" svg:x="6.708cm" svg:y="10.864cm" svg:viewBox="0 0 144 448" svg:d="M97 152l-95 8v20c45 0 51 4 51 37v180c0 30-7 30-53 30v21c21 0 59-2 74-2 25 0 48 2 70 2v-21c-43 0-47-3-47-28zM101 36c0-23-17-36-36-36-21 0-37 19-37 36s16 34 37 34c19 0 36-13 36-34z">
            <text:p/>
          </draw:path>
          <draw:path draw:style-name="gr5" draw:text-style-name="P4" draw:layer="layout" svg:width="0.33cm" svg:height="0.472cm" svg:x="6.895cm" svg:y="10.847cm" svg:viewBox="0 0 331 473" svg:d="M232 427v46l99-8v-21c-46 0-52-5-52-38v-406l-97 8v20c48 0 52 4 52 38v145c-19-25-48-42-84-42-80 0-150 67-150 152s66 152 142 152c44 0 73-23 90-46zM232 249v137c0 13 0 13-8 24-19 33-49 48-78 48-30 0-55-17-70-44-19-27-21-64-21-93 0-25 2-65 21-95 15-21 40-42 76-42 25 0 51 10 72 40 8 12 8 13 8 25z">
            <text:p/>
          </draw:path>
          <draw:path draw:style-name="gr5" draw:text-style-name="P4" draw:layer="layout" svg:width="0.259cm" svg:height="0.307cm" svg:x="7.259cm" svg:y="11.01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5" draw:text-style-name="P4" draw:layer="layout" svg:width="0.337cm" svg:height="0.295cm" svg:x="7.558cm" svg:y="11.016cm" svg:viewBox="0 0 338 296" svg:d="M53 66v179c0 30-7 30-53 30v21c23 0 57-2 76-2 17 0 53 2 76 2v-21c-46 0-53 0-53-30v-123c0-69 47-107 91-107 42 0 49 36 49 74v156c0 30-7 30-53 30v21c25 0 59-2 76-2s53 2 76 2v-21c-36 0-51 0-53-19v-129c0-57 0-78-21-102-9-12-30-25-70-25-50 0-80 28-99 70v-70l-95 8v20c47 0 53 4 53 38z">
            <text:p/>
          </draw:path>
          <draw:path draw:style-name="gr5" draw:text-style-name="P4" draw:layer="layout" svg:width="0.21cm" svg:height="0.419cm" svg:x="7.9cm" svg:y="10.9cm" svg:viewBox="0 0 211 420" svg:d="M104 144h95v-21h-95v-123h-17c-2 55-21 127-87 129v15h57v185c0 83 63 91 87 91 48 0 67-48 67-91v-38h-17v38c0 49-21 74-46 74-44 0-44-61-44-72z">
            <text:p/>
          </draw:path>
          <draw:path draw:style-name="gr5" draw:text-style-name="P4" draw:layer="layout" svg:width="0.143cm" svg:height="0.447cm" svg:x="8.168cm" svg:y="10.864cm" svg:viewBox="0 0 144 448" svg:d="M97 152l-95 8v20c45 0 51 4 51 37v180c0 30-7 30-53 30v21c21 0 59-2 74-2 25 0 48 2 70 2v-21c-43 0-47-3-47-28zM101 36c0-23-17-36-36-36-21 0-37 19-37 36s16 34 37 34c19 0 36-13 36-34z">
            <text:p/>
          </draw:path>
          <draw:path draw:style-name="gr5" draw:text-style-name="P4" draw:layer="layout" svg:width="0.335cm" svg:height="0.472cm" svg:x="8.348cm" svg:y="10.84cm" svg:viewBox="0 0 336 473" svg:d="M203 205c31 0 36 8 36 36v181c0 30-7 30-53 30v21c23-2 59-2 74-2 17 0 52 0 76 2v-21c-45 0-53 0-53-30v-247l-84 7c-11 0-11 0-13 0 0 2-2 2-11 2h-80v-76c0-66 59-93 99-93 21 0 45 6 59 21-29 2-33 21-33 32 0 21 17 31 31 31 15 0 30-12 30-31 0-40-36-68-85-68-63 0-143 34-143 106v78h-53v21h53v217c0 30-7 30-53 30v21c23-2 59-2 76-2 15 0 49 0 74 2v-21c-46 0-53 0-53-30v-217z">
            <text:p/>
          </draw:path>
          <draw:path draw:style-name="gr5" draw:text-style-name="P4" draw:layer="layout" svg:width="0.259cm" svg:height="0.307cm" svg:x="8.719cm" svg:y="11.01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5" draw:text-style-name="P4" draw:layer="layout" svg:width="0.33cm" svg:height="0.472cm" svg:x="9.019cm" svg:y="10.847cm" svg:viewBox="0 0 331 473" svg:d="M232 427v46l99-8v-21c-46 0-52-5-52-38v-406l-97 8v20c48 0 52 4 52 38v145c-19-25-48-42-84-42-80 0-150 67-150 152s66 152 142 152c44 0 73-23 90-46zM232 249v137c0 13 0 13-8 24-19 33-49 48-78 48-30 0-55-17-70-44-19-27-21-64-21-93 0-25 2-65 21-95 15-21 40-42 76-42 25 0 51 10 72 40 8 12 8 13 8 25z">
            <text:p/>
          </draw:path>
          <draw:path draw:style-name="gr5" draw:text-style-name="P4" draw:layer="layout" svg:width="0.459cm" svg:height="0.295cm" svg:x="9.707cm" svg:y="11.024cm" svg:viewBox="0 0 460 296" svg:d="M403 65c11-35 32-44 57-44v-21c-15 2-34 2-50 2-19 0-49-2-62-2v21c24 0 40 13 40 32 0 4 0 6-4 13l-61 173-67-188c-3-7-3-9-3-11 0-19 26-19 40-19v-21c-19 0-54 2-71 2-19 0-40 0-59-2v21c25 0 35 2 42 9 4 4 12 25 15 38l-57 162-64-179c-4-7-4-9-4-11 0-19 27-19 40-19v-21c-19 0-57 2-72 2-4 0-38 0-63-2v21c34 0 42 2 49 23l86 239c2 10 4 13 13 13 10 0 10-3 13-13l69-190 68 192c2 8 4 11 14 11 7 0 9-5 13-11z">
            <text:p/>
          </draw:path>
          <draw:path draw:style-name="gr5" draw:text-style-name="P4" draw:layer="layout" svg:width="0.143cm" svg:height="0.447cm" svg:x="10.197cm" svg:y="10.864cm" svg:viewBox="0 0 144 448" svg:d="M97 152l-95 8v20c45 0 51 4 51 37v180c0 30-7 30-53 30v21c21 0 59-2 74-2 25 0 48 2 70 2v-21c-43 0-47-3-47-28zM101 36c0-23-17-36-36-36-21 0-37 19-37 36s16 34 37 34c19 0 36-13 36-34z">
            <text:p/>
          </draw:path>
          <draw:path draw:style-name="gr5" draw:text-style-name="P4" draw:layer="layout" svg:width="0.21cm" svg:height="0.419cm" svg:x="10.372cm" svg:y="10.9cm" svg:viewBox="0 0 211 420" svg:d="M104 144h95v-21h-95v-123h-17c-2 55-21 127-87 129v15h57v185c0 83 63 91 87 91 48 0 67-48 67-91v-38h-17v38c0 49-21 74-46 74-44 0-44-61-44-72z">
            <text:p/>
          </draw:path>
          <draw:path draw:style-name="gr5" draw:text-style-name="P4" draw:layer="layout" svg:width="0.337cm" svg:height="0.464cm" svg:x="10.639cm" svg:y="10.847cm" svg:viewBox="0 0 338 465" svg:d="M53 414c0 30-7 30-53 30v21c23 0 57-2 76-2 17 0 53 2 76 2v-21c-46 0-53 0-53-30v-123c0-71 47-107 91-107 42 0 49 36 49 74v156c0 30-7 30-53 30v21c25 0 59-2 76-2s53 2 76 2v-21c-36 0-51 0-53-20v-128c0-57 0-78-21-102-9-12-30-25-70-25-57 0-86 40-97 67v-236l-97 8v20c47 0 53 4 53 38z">
            <text:p/>
          </draw:path>
          <draw:path draw:style-name="gr5" draw:text-style-name="P4" draw:layer="layout" svg:width="0.333cm" svg:height="0.303cm" svg:x="11.335cm" svg:y="11.016cm" svg:viewBox="0 0 334 304" svg:d="M205 95c4-19 19-80 67-80 3 0 19 0 32 8-17 4-30 21-30 36 0 11 5 25 24 25 15 0 36-14 36-40 0-35-40-44-62-44-38 0-63 36-71 51-17-43-53-51-72-51-70 0-108 87-108 103 0 7 6 7 7 7 6 0 8-2 10-7 23-71 66-88 89-88 14 0 36 6 36 44 0 21-11 66-36 161-9 42-34 69-62 69-6 0-21 0-35-8 17-4 33-17 33-36s-16-25-27-25c-19 0-36 19-36 40 0 31 34 44 63 44 45 0 68-48 70-51 9 24 32 51 74 51 68 0 106-86 106-103 0-7-5-7-7-7-6 0-8 4-10 7-21 73-66 88-89 88-27 0-36-21-36-44 0-15 4-28 11-59z">
            <text:p/>
          </draw:path>
          <draw:path draw:style-name="gr5" draw:text-style-name="P4" draw:layer="layout" svg:width="0.079cm" svg:height="0.2cm" svg:x="11.753cm" svg:y="11.24cm" svg:viewBox="0 0 80 201" svg:d="M80 70c0-42-17-70-44-70-25 0-36 19-36 36s11 36 36 36c11 0 19-6 27-9v-2c2 0 2 0 2 9 0 44-19 86-50 116-4 4-4 6-4 8 0 5 4 7 6 7 10 0 63-53 63-131z">
            <text:p/>
          </draw:path>
          <draw:path draw:style-name="gr5" draw:text-style-name="P4" draw:layer="layout" svg:width="0.21cm" svg:height="0.419cm" svg:x="12.249cm" svg:y="10.9cm" svg:viewBox="0 0 211 420" svg:d="M104 144h95v-21h-95v-123h-17c-2 55-21 127-87 129v15h57v185c0 83 63 91 87 91 48 0 67-48 67-91v-38h-17v38c0 49-21 74-46 74-44 0-44-61-44-72z">
            <text:p/>
          </draw:path>
          <draw:path draw:style-name="gr5" draw:text-style-name="P4" draw:layer="layout" svg:width="0.337cm" svg:height="0.464cm" svg:x="12.515cm" svg:y="10.847cm" svg:viewBox="0 0 338 465" svg:d="M53 414c0 30-7 30-53 30v21c23 0 57-2 76-2 17 0 53 2 76 2v-21c-46 0-53 0-53-30v-123c0-71 47-107 91-107 42 0 49 36 49 74v156c0 30-7 30-53 30v21c25 0 59-2 76-2s53 2 76 2v-21c-36 0-51 0-53-20v-128c0-57 0-78-21-102-9-12-30-25-70-25-57 0-86 40-97 67v-236l-97 8v20c47 0 53 4 53 38z">
            <text:p/>
          </draw:path>
          <draw:path draw:style-name="gr5" draw:text-style-name="P4" draw:layer="layout" svg:width="0.259cm" svg:height="0.307cm" svg:x="12.883cm" svg:y="11.01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5" draw:text-style-name="P4" draw:layer="layout" svg:width="0.459cm" svg:height="0.48cm" svg:x="13.508cm" svg:y="10.834cm" svg:viewBox="0 0 460 481" svg:d="M245 13c-4-9-4-13-15-13-12 0-13 4-15 13l-139 401c-13 34-40 44-76 46v21c15-2 44-2 68-2 21 0 55 0 78 2v-21c-34 0-51-17-51-35 0-1 0-9 2-11l30-87h166l36 102c0 4 2 8 2 10 0 21-38 21-56 21v21c23-2 71-2 97-2 29 0 59 0 88 2v-21h-14c-39 0-49-6-57-27zM209 89l76 217h-150z">
            <text:p/>
          </draw:path>
          <draw:path draw:style-name="gr5" draw:text-style-name="P4" draw:layer="layout" svg:width="0.47cm" svg:height="0.457cm" svg:x="14.008cm" svg:y="10.855cm" svg:viewBox="0 0 471 458" svg:d="M245 177l122-116c5-6 41-40 95-40v-21c-17 2-38 2-57 2-25 0-63 0-86-2v21c27 0 32 15 32 23 0 9-7 17-13 21l-209 201v-213c0-25 0-32 53-32h16v-21c-23 2-73 2-99 2-25 0-76 0-99-2v21h15c53 0 53 7 53 32v353c0 23 0 31-53 31h-15v21c23-2 72-2 99-2 24 0 76 0 99 2v-21h-16c-53 0-53-8-53-31v-117l78-74 122 180c3 6 9 13 9 23 0 19-26 19-40 19v21c23-2 71-2 95-2 25 0 50 0 78 2v-21c-36 0-49-2-70-32z">
            <text:p/>
          </draw:path>
          <draw:path draw:style-name="gr5" draw:text-style-name="P4" draw:layer="layout" svg:width="0.459cm" svg:height="0.48cm" svg:x="14.525cm" svg:y="10.834cm" svg:viewBox="0 0 460 481" svg:d="M245 13c-4-9-4-13-15-13-12 0-13 4-15 13l-139 401c-13 34-40 44-76 46v21c15-2 44-2 68-2 21 0 55 0 78 2v-21c-34 0-51-17-51-35 0-1 0-9 2-11l30-87h166l36 102c0 4 2 8 2 10 0 21-38 21-56 21v21c23-2 71-2 97-2 29 0 59 0 88 2v-21h-14c-39 0-49-6-57-27zM209 89l76 217h-150z">
            <text:p/>
          </draw:path>
          <draw:path draw:style-name="gr5" draw:text-style-name="P4" draw:layer="layout" svg:width="0.143cm" svg:height="0.447cm" svg:x="15.353cm" svg:y="10.864cm" svg:viewBox="0 0 144 448" svg:d="M97 152l-95 8v20c45 0 51 4 51 37v180c0 30-7 30-53 30v21c21 0 59-2 74-2 25 0 48 2 70 2v-21c-43 0-47-3-47-28zM101 36c0-23-17-36-36-36-21 0-37 19-37 36s16 34 37 34c19 0 36-13 36-34z">
            <text:p/>
          </draw:path>
          <draw:path draw:style-name="gr5" draw:text-style-name="P4" draw:layer="layout" svg:width="0.219cm" svg:height="0.307cm" svg:x="15.538cm" svg:y="11.013cm" svg:viewBox="0 0 220 308" svg:d="M118 171c15 2 70 13 70 61 0 34-25 62-76 62-57 0-82-39-93-96-2-8-4-12-10-12-9 0-9 6-9 17v90c0 11 0 15 8 15 3 0 3 0 17-14 0 0 0-1 13-15 28 29 59 29 74 29 78 0 108-44 108-93 0-36-21-55-28-63-23-23-48-29-76-32-38-8-84-17-84-55 0-25 17-52 76-52 74 0 76 61 78 82 2 6 8 6 8 6 9 0 9-4 9-17v-69c0-11 0-15-7-15-4 0-4 0-14 8-2 3-9 9-11 11-25-19-53-19-63-19-83 0-108 46-108 82 0 24 11 43 28 59 23 17 42 20 90 30z">
            <text:p/>
          </draw:path>
          <draw:path draw:style-name="gr5" draw:text-style-name="P4" draw:layer="layout" svg:width="0.219cm" svg:height="0.307cm" svg:x="16.128cm" svg:y="11.013cm" svg:viewBox="0 0 220 308" svg:d="M118 171c15 2 70 13 70 61 0 34-23 62-76 62-57 0-82-39-93-96-2-8-4-12-10-12-9 0-9 6-9 17v90c0 11 0 15 8 15 3 0 3 0 17-14 0 0 0-1 13-15 28 29 59 29 74 29 78 0 108-44 108-93 0-36-21-55-28-63-23-23-48-29-76-32-38-8-84-17-84-55 0-25 17-52 76-52 74 0 78 61 78 82 2 6 8 6 8 6 9 0 9-4 9-17v-69c0-11 0-15-7-15-4 0-4 0-14 8-2 3-9 9-11 11-25-19-53-19-63-19-83 0-108 46-108 82 0 24 11 43 28 59 23 17 42 20 90 30z">
            <text:p/>
          </draw:path>
          <draw:path draw:style-name="gr5" draw:text-style-name="P4" draw:layer="layout" svg:width="0.337cm" svg:height="0.303cm" svg:x="16.391cm" svg:y="11.016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5" draw:text-style-name="P4" draw:layer="layout" svg:width="0.255cm" svg:height="0.307cm" svg:x="16.761cm" svg:y="11.013cm" svg:viewBox="0 0 256 308" svg:d="M55 154c0-108 55-137 91-137 6 0 50 0 72 25-26 2-32 23-32 30 0 17 13 31 32 31 18 0 31-12 31-31 0-45-51-72-103-72-83 0-146 72-146 156 0 85 66 152 144 152 92 0 112-80 112-88 0-5-7-5-9-5-6 0-8 2-8 5-21 63-64 71-89 71-34 0-95-29-95-137z">
            <text:p/>
          </draw:path>
          <draw:path draw:style-name="gr5" draw:text-style-name="P4" draw:layer="layout" svg:width="0.255cm" svg:height="0.307cm" svg:x="17.058cm" svg:y="11.013cm" svg:viewBox="0 0 256 308" svg:d="M55 154c0-108 55-137 91-137 6 0 50 0 72 25-26 2-32 23-32 30 0 17 13 31 32 31 18 0 31-12 31-31 0-45-51-72-103-72-83 0-146 72-146 156 0 85 66 152 144 152 92 0 112-80 112-88 0-5-7-5-9-5-6 0-8 2-8 5-21 63-64 71-89 71-34 0-95-29-95-137z">
            <text:p/>
          </draw:path>
          <draw:path draw:style-name="gr5" draw:text-style-name="P4" draw:layer="layout" svg:width="0.259cm" svg:height="0.307cm" svg:x="17.348cm" svg:y="11.01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5" draw:text-style-name="P4" draw:layer="layout" svg:width="0.219cm" svg:height="0.307cm" svg:x="17.648cm" svg:y="11.013cm" svg:viewBox="0 0 220 308" svg:d="M118 171c15 2 70 13 70 61 0 34-23 62-76 62-57 0-82-39-93-96-2-8-4-12-10-12-9 0-9 6-9 17v90c0 11 0 15 8 15 3 0 3 0 17-14 0 0 0-1 13-15 28 29 59 29 74 29 78 0 108-44 108-93 0-36-21-55-28-63-23-23-48-29-76-32-38-8-84-17-84-55 0-25 17-52 76-52 74 0 78 61 78 82 2 6 8 6 8 6 9 0 9-4 9-17v-69c0-11 0-15-7-15-4 0-4 0-14 8-2 3-9 9-11 11-25-19-53-19-63-19-83 0-108 46-108 82 0 24 11 43 28 59 23 17 42 20 90 30z">
            <text:p/>
          </draw:path>
          <draw:path draw:style-name="gr5" draw:text-style-name="P4" draw:layer="layout" svg:width="0.219cm" svg:height="0.307cm" svg:x="17.911cm" svg:y="11.013cm" svg:viewBox="0 0 220 308" svg:d="M118 171c15 2 70 13 70 61 0 34-23 62-76 62-57 0-82-39-93-96-2-8-4-12-10-12-9 0-9 6-9 17v90c0 11 0 15 8 15 3 0 3 0 17-14 0 0 0-1 13-15 28 29 59 29 74 29 78 0 108-44 108-93 0-36-21-55-28-63-23-23-48-29-76-32-38-8-84-17-84-55 0-25 17-52 76-52 74 0 78 61 78 82 2 6 8 6 8 6 9 0 9-4 9-17v-69c0-11 0-15-7-15-4 0-4 0-14 8-2 3-9 9-11 11-25-19-53-19-63-19-83 0-108 46-108 82 0 24 11 43 28 59 23 17 42 20 90 30z">
            <text:p/>
          </draw:path>
          <draw:path draw:style-name="gr5" draw:text-style-name="P4" draw:layer="layout" svg:width="0.217cm" svg:height="0.472cm" svg:x="18.173cm" svg:y="10.84cm" svg:viewBox="0 0 218 473" svg:d="M95 184v-78c0-59 32-91 63-91 2 0 11 0 22 4-9 4-20 11-20 28 0 16 11 29 28 29 21 0 30-13 30-29 0-24-24-47-60-47-48 0-105 36-105 106v78h-53v21h53v217c0 30-7 30-53 30v21c27-2 59-2 78-2 26 0 59 0 85 2v-21h-15c-49 0-51-8-51-32v-215h78v-21z">
            <text:p/>
          </draw:path>
          <draw:path draw:style-name="gr5" draw:text-style-name="P4" draw:layer="layout" svg:width="0.337cm" svg:height="0.303cm" svg:x="18.376cm" svg:y="11.016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5" draw:text-style-name="P4" draw:layer="layout" svg:width="0.149cm" svg:height="0.464cm" svg:x="18.745cm" svg:y="10.847cm" svg:viewBox="0 0 150 465" svg:d="M97 0l-97 8v20c47 0 53 4 53 38v348c0 30-7 30-53 30v21c23 0 59-2 76-2 15 0 49 2 74 2v-21c-46 0-53 0-53-30z">
            <text:p/>
          </draw:path>
          <draw:path draw:style-name="gr5" draw:text-style-name="P4" draw:layer="layout" svg:width="0.079cm" svg:height="0.2cm" svg:x="18.965cm" svg:y="11.24cm" svg:viewBox="0 0 80 201" svg:d="M80 70c0-42-15-70-44-70-23 0-36 19-36 36s11 36 36 36c11 0 19-6 27-9l2-2v9c0 44-19 86-50 116-4 4-4 6-4 8 0 5 4 7 6 7 10 0 63-53 63-131z">
            <text:p/>
          </draw:path>
          <draw:path draw:style-name="gr5" draw:text-style-name="P4" draw:layer="layout" svg:width="0.328cm" svg:height="0.426cm" svg:x="19.461cm" svg:y="11.024cm" svg:viewBox="0 0 329 427" svg:d="M266 65c17-44 51-44 63-44v-21c-16 2-36 2-52 2-11 0-43-2-57-2v21c21 0 31 11 31 28 0 8 0 8-4 17l-68 164-75-181c-1-5-3-7-3-11 0-17 24-17 38-17v-21c-17 0-63 2-74 2-18 0-44 0-65-2v21c32 0 46 0 55 23l101 245c-4 9-14 30-17 40-16 36-35 83-76 83-4 0-19 0-33-13 21-2 27-17 27-27 0-19-13-28-29-28-13 0-28 7-28 28 0 31 28 55 63 55 41 0 68-40 85-77z">
            <text:p/>
          </draw:path>
          <draw:path draw:style-name="gr5" draw:text-style-name="P4" draw:layer="layout" svg:width="0.143cm" svg:height="0.447cm" svg:x="20.149cm" svg:y="10.864cm" svg:viewBox="0 0 144 448" svg:d="M97 152l-95 8v20c45 0 51 4 51 37v180c0 30-7 30-53 30v21c21 0 59-2 74-2 25 0 48 2 70 2v-21c-43 0-47-3-47-28zM101 36c0-23-17-36-36-36-21 0-37 19-37 36s16 34 37 34c19 0 36-13 36-34z">
            <text:p/>
          </draw:path>
          <draw:path draw:style-name="gr5" draw:text-style-name="P4" draw:layer="layout" svg:width="0.219cm" svg:height="0.307cm" svg:x="20.333cm" svg:y="11.013cm" svg:viewBox="0 0 220 308" svg:d="M118 171c15 2 70 13 70 61 0 34-25 62-76 62-57 0-82-39-93-96-2-8-4-12-10-12-9 0-9 6-9 17v90c0 11 0 15 8 15 3 0 3 0 17-14 0 0 0-1 13-15 28 29 59 29 74 29 78 0 108-44 108-93 0-36-21-55-28-63-23-23-48-29-76-32-38-8-84-17-84-55 0-25 17-52 76-52 74 0 76 61 78 82 2 6 8 6 8 6 9 0 9-4 9-17v-69c0-11 0-15-7-15-4 0-4 0-14 8-2 3-9 9-11 11-25-19-53-19-63-19-83 0-108 46-108 82 0 24 11 43 28 59 23 17 42 20 90 30z">
            <text:p/>
          </draw:path>
          <draw:path draw:style-name="gr5" draw:text-style-name="P4" draw:layer="layout" svg:width="0.21cm" svg:height="0.419cm" svg:x="20.915cm" svg:y="10.9cm" svg:viewBox="0 0 211 420" svg:d="M104 144h95v-21h-95v-123h-17c-2 55-21 127-87 129v15h57v185c0 83 63 91 87 91 48 0 67-48 67-91v-38h-17v38c0 49-21 74-46 74-44 0-44-61-44-72z">
            <text:p/>
          </draw:path>
          <draw:path draw:style-name="gr5" draw:text-style-name="P4" draw:layer="layout" svg:width="0.337cm" svg:height="0.464cm" svg:x="21.182cm" svg:y="10.847cm" svg:viewBox="0 0 338 465" svg:d="M53 414c0 30-7 30-53 30v21c23 0 57-2 76-2 17 0 53 2 76 2v-21c-46 0-53 0-53-30v-123c0-71 47-107 91-107 42 0 49 36 49 74v156c0 30-7 30-53 30v21c25 0 59-2 76-2s53 2 76 2v-21c-36 0-51 0-53-20v-128c0-57 0-78-21-102-9-12-30-25-70-25-57 0-86 40-97 67v-236l-97 8v20c47 0 53 4 53 38z">
            <text:p/>
          </draw:path>
          <draw:path draw:style-name="gr5" draw:text-style-name="P4" draw:layer="layout" svg:width="0.259cm" svg:height="0.307cm" svg:x="21.549cm" svg:y="11.01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5" draw:text-style-name="P4" draw:layer="layout" svg:width="0.337cm" svg:height="0.295cm" svg:x="22.176cm" svg:y="11.016cm" svg:viewBox="0 0 338 296" svg:d="M53 66v179c0 30-7 30-53 30v21c23 0 57-2 76-2 17 0 53 2 76 2v-21c-46 0-53 0-53-30v-123c0-69 47-107 91-107 42 0 49 36 49 74v156c0 30-7 30-53 30v21c25 0 59-2 76-2s53 2 76 2v-21c-36 0-51 0-53-19v-129c0-57 0-78-21-102-9-12-30-25-70-25-50 0-80 28-99 70v-70l-95 8v20c47 0 53 4 53 38z">
            <text:p/>
          </draw:path>
          <draw:path draw:style-name="gr5" draw:text-style-name="P4" draw:layer="layout" svg:width="0.259cm" svg:height="0.307cm" svg:x="22.543cm" svg:y="11.01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5" draw:text-style-name="P4" draw:layer="layout" svg:width="0.337cm" svg:height="0.288cm" svg:x="22.828cm" svg:y="11.024cm" svg:viewBox="0 0 338 289" svg:d="M184 131c21-25 46-57 63-76 21-23 47-34 80-34v-21c-17 2-38 2-55 2-21 0-57-2-65-2v21c13 2 19 9 19 21 0 11-6 19-9 23l-42 53-53-69c-6-5-6-7-6-11 0-10 9-17 25-17v-21c-19 0-63 2-75 2-13 0-45 0-62-2v21c47 0 47 0 78 42l66 85-63 80c-32 40-72 42-85 42v19c17 0 38-2 55-2 21 0 48 2 65 2v-19c-16-4-19-12-19-21 0-15 19-38 60-86l50 67c6 7 15 19 15 23 0 5-6 15-25 17v19c21 0 57-2 73-2 19 0 45 2 64 2v-19c-36 0-47-2-63-21z">
            <text:p/>
          </draw:path>
          <draw:path draw:style-name="gr5" draw:text-style-name="P4" draw:layer="layout" svg:width="0.21cm" svg:height="0.419cm" svg:x="23.183cm" svg:y="10.9cm" svg:viewBox="0 0 211 420" svg:d="M104 144h95v-21h-95v-123h-17c-2 55-21 127-87 129v15h57v185c0 83 63 91 87 91 48 0 67-48 67-91v-38h-17v38c0 49-21 74-46 74-44 0-44-61-44-72z">
            <text:p/>
          </draw:path>
          <draw:path draw:style-name="gr5" draw:text-style-name="P4" draw:layer="layout" svg:width="0.33cm" svg:height="0.426cm" svg:x="0.467cm" svg:y="11.818cm" svg:viewBox="0 0 331 427" svg:d="M97 44v-44l-97 8v20c47 0 53 4 53 33v315c0 30-7 30-53 30v21c23-2 57-3 76-3 17 0 51 1 76 3v-21c-46 0-53 0-53-30v-114-6c4 12 32 48 81 48 82 0 151-67 151-152 0-86-65-152-141-152-51 0-80 30-93 44zM99 220v-150c19-34 53-53 87-53 48 0 89 59 89 135 0 80-47 137-96 137-27 0-54-14-71-40-9-15-9-15-9-29z">
            <text:p/>
          </draw:path>
          <draw:path draw:style-name="gr5" draw:text-style-name="P4" draw:layer="layout" svg:width="0.219cm" svg:height="0.307cm" svg:x="0.839cm" svg:y="11.812cm" svg:viewBox="0 0 220 308" svg:d="M118 171c15 2 70 13 70 61 0 34-23 62-76 62-57 0-82-39-93-96-2-8-4-12-10-12-9 0-9 6-9 17v90c0 11 0 15 8 15 3 0 3 0 17-14 0 0 0-1 13-15 28 29 59 29 74 29 78 0 108-44 108-93 0-36-21-55-28-63-23-23-48-29-76-32-38-8-84-17-84-55 0-25 17-52 76-52 74 0 76 61 78 82 2 6 8 6 8 6 9 0 9-4 9-17v-69c0-11 0-15-7-15-4 0-4 0-14 8-2 3-9 9-11 11-25-19-53-19-63-19-83 0-108 46-108 82 0 24 11 43 28 59 23 17 42 20 90 30z">
            <text:p/>
          </draw:path>
          <draw:path draw:style-name="gr5" draw:text-style-name="P4" draw:layer="layout" svg:width="0.259cm" svg:height="0.307cm" svg:x="1.098cm" svg:y="11.812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5" draw:text-style-name="P4" draw:layer="layout" svg:width="0.337cm" svg:height="0.303cm" svg:x="1.398cm" svg:y="11.818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5" draw:text-style-name="P4" draw:layer="layout" svg:width="0.33cm" svg:height="0.472cm" svg:x="1.768cm" svg:y="11.649cm" svg:viewBox="0 0 331 473" svg:d="M232 427v46l99-8v-21c-46 0-52-5-52-38v-406l-97 8v20c48 0 52 4 52 38v145c-19-25-48-42-84-42-80 0-150 67-150 152s66 152 142 152c44 0 73-23 90-46zM232 249v137c0 13 0 13-8 24-19 33-49 48-78 48-30 0-55-17-70-44-19-27-21-64-21-93 0-25 2-65 21-95 15-21 40-42 76-42 25 0 51 10 72 40 8 12 8 13 8 25z">
            <text:p/>
          </draw:path>
          <draw:path draw:style-name="gr5" draw:text-style-name="P4" draw:layer="layout" svg:width="0.297cm" svg:height="0.307cm" svg:x="2.133cm" svg:y="11.812cm" svg:viewBox="0 0 298 308" svg:d="M298 158c0-88-68-158-148-158-85 0-150 74-150 158 0 85 70 150 148 150 82 0 150-65 150-150zM150 291c-30 0-59-14-78-44-17-30-17-70-17-95 0-27 0-63 17-93 17-31 50-44 76-44 31 0 59 15 76 44 17 28 17 66 17 93 0 25 0 61-13 89-15 31-46 50-78 50z">
            <text:p/>
          </draw:path>
          <draw:path draw:style-name="gr5" draw:text-style-name="P4" draw:layer="layout" svg:width="0.337cm" svg:height="0.295cm" svg:x="2.47cm" svg:y="11.818cm" svg:viewBox="0 0 338 296" svg:d="M53 66v179c0 30-7 30-53 30v21c23 0 57-2 76-2 17 0 53 2 76 2v-21c-46 0-53 0-53-30v-123c0-69 47-107 91-107 42 0 49 36 49 74v156c0 30-7 30-53 30v21c25 0 59-2 76-2s53 2 76 2v-21c-36 0-51 0-53-19v-129c0-57 0-78-21-102-9-12-30-25-70-25-50 0-80 28-99 70v-70l-95 8v20c47 0 53 4 53 38z">
            <text:p/>
          </draw:path>
          <draw:path draw:style-name="gr5" draw:text-style-name="P4" draw:layer="layout" svg:width="0.328cm" svg:height="0.426cm" svg:x="2.812cm" svg:y="11.824cm" svg:viewBox="0 0 329 427" svg:d="M266 65c17-44 51-44 63-44v-21c-16 2-36 2-52 2-11 0-43-2-57-2v21c21 0 31 11 31 28 0 8 0 8-4 17l-68 164-75-181c-1-5-3-7-3-11 0-17 24-17 38-17v-21c-17 0-63 2-74 2-18 0-44 0-65-2v21c32 0 46 0 55 23l101 245c-4 9-14 30-17 40-16 36-35 83-76 83-4 0-19 0-33-13 21-2 27-17 27-27 0-19-13-28-29-28-13 0-28 7-28 28 0 31 28 55 63 55 41 0 68-40 85-77z">
            <text:p/>
          </draw:path>
          <draw:path draw:style-name="gr5" draw:text-style-name="P4" draw:layer="layout" svg:width="0.521cm" svg:height="0.295cm" svg:x="3.171cm" svg:y="11.818cm" svg:viewBox="0 0 522 296" svg:d="M53 66v179c0 30-7 30-53 30v21c23 0 57-2 76-2 17 0 51 2 74 2v-21c-44 0-51 0-51-30v-123c0-69 47-107 89-107 44 0 51 36 51 74v156c0 30-7 30-53 30v21c23 0 57-2 76-2 17 0 51 2 74 2v-21c-43 0-51 0-51-30v-123c0-69 47-107 91-107 42 0 50 36 50 74v156c0 30-8 30-54 30v21c23 0 57-2 76-2 17 0 54 2 74 2v-21c-34 0-51 0-51-19v-129c0-57 0-78-21-102-9-12-32-25-70-25-57 0-86 40-97 66-9-58-59-66-89-66-50 0-80 28-99 70v-70l-95 8v20c47 0 53 4 53 38z">
            <text:p/>
          </draw:path>
        </draw:g>
        <draw:g>
          <svg:title>TexMaths</svg:title>
          <svg:desc>19§latex§$\texttt{AKA($PMSI,p''$)}$/\texttt{FORGETPMSI}$§svg§600§TRUE§</svg:desc>
          <draw:polygon draw:style-name="gr4" draw:text-style-name="P3" draw:layer="layout" svg:width="8.589cm" svg:height="0.668cm" svg:x="0.834cm" svg:y="-0.156cm" svg:viewBox="0 0 8590 669" draw:points="4296,669 0,669 0,0 8590,0 8590,669">
            <text:p/>
          </draw:polygon>
          <draw:path draw:style-name="gr5" draw:text-style-name="P4" draw:layer="layout" svg:width="0.314cm" svg:height="0.417cm" svg:x="0.851cm" svg:y="-0.07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5" draw:text-style-name="P4" draw:layer="layout" svg:width="0.314cm" svg:height="0.41cm" svg:x="1.201cm" svg:y="-0.063cm" svg:viewBox="0 0 315 411" svg:d="M167 169l103-127c25 0 38 0 38-21s-17-21-27-21h-59c-11 0-28 0-28 21s19 21 28 21l-142 177v-177h15c10 0 27 0 27-21s-16-21-27-21h-68c-10 0-27 0-27 21s17 21 27 21h15v327h-15c-10 0-27 0-27 21s17 21 27 21h68c10 0 27 0 27-21s-16-21-27-21h-15v-90l63-78 93 168c-8 0-27 0-27 21s17 21 29 21h49c11 0 28 0 28-21s-15-21-36-21c0-2-3-6-3-8z">
            <text:p/>
          </draw:path>
          <draw:path draw:style-name="gr5" draw:text-style-name="P4" draw:layer="layout" svg:width="0.314cm" svg:height="0.417cm" svg:x="1.55cm" svg:y="-0.07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5" draw:text-style-name="P4" draw:layer="layout" svg:width="0.178cm" svg:height="0.52cm" svg:x="1.997cm" svg:y="-0.118cm" svg:viewBox="0 0 179 521" svg:d="M179 502c0-10-6-13-17-21-84-57-114-146-114-221 0-66 24-159 115-222 10-6 16-9 16-19 0-6-4-19-21-19-21 0-158 89-158 260 0 80 30 141 55 173 36 50 86 88 103 88s21-13 21-19z">
            <text:p/>
          </draw:path>
          <draw:path draw:style-name="gr5" draw:text-style-name="P4" draw:layer="layout" svg:width="0.478cm" svg:height="0.457cm" svg:x="2.257cm" svg:y="-0.11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5" draw:text-style-name="P4" draw:layer="layout" svg:width="0.67cm" svg:height="0.457cm" svg:x="2.78cm" svg:y="-0.11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4-7 30-61 30-11 0-19 0-19 14 0 7 8 7 10 7 19 0 65-2 84-2 26 0 57 2 83 2 4 0 13 0 13-13 0-8-5-8-19-8-24 0-43 0-43-11 0-4 0-4 4-17z">
            <text:p/>
          </draw:path>
          <draw:path draw:style-name="gr5" draw:text-style-name="P4" draw:layer="layout" svg:width="0.396cm" svg:height="0.488cm" svg:x="3.504cm" svg:y="-0.126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5" draw:text-style-name="P4" draw:layer="layout" svg:width="0.311cm" svg:height="0.457cm" svg:x="3.939cm" svg:y="-0.11cm" svg:viewBox="0 0 312 458" svg:d="M228 51c6-24 8-30 61-30 17 0 23 0 23-13 0-8-8-8-12-8-19 0-68 2-87 2-21 0-70-2-89-2-6 0-14 0-14 13 0 8 6 8 19 8 27 0 46 0 46 13 0 2 0 4-2 10l-91 363c-6 24-8 30-61 30-15 0-21 0-21 14 0 7 8 7 10 7 20 0 68-2 89-2 19 0 68 2 89 2 6 0 13 0 13-13 0-8-5-8-20-8-12 0-16 0-29-2-13 0-17-4-17-11 0-4 2-10 4-15z">
            <text:p/>
          </draw:path>
          <draw:path draw:style-name="gr5" draw:text-style-name="P4" draw:layer="layout" svg:width="0.079cm" svg:height="0.2cm" svg:x="4.319cm" svg:y="0.273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5" draw:text-style-name="P4" draw:layer="layout" svg:width="0.349cm" svg:height="0.427cm" svg:x="4.535cm" svg:y="0.049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5" draw:text-style-name="P4" draw:layer="layout" svg:width="0.119cm" svg:height="0.242cm" svg:x="4.913cm" svg:y="-0.158cm" svg:viewBox="0 0 120 243" svg:d="M116 42c2-10 4-13 4-15 0-16-14-27-29-27-19 0-24 15-26 23l-63 203c0 2-2 8-2 8 0 6 15 9 19 9s4 0 8-7z">
            <text:p/>
          </draw:path>
          <draw:path draw:style-name="gr5" draw:text-style-name="P4" draw:layer="layout" svg:width="0.119cm" svg:height="0.242cm" svg:x="5.067cm" svg:y="-0.158cm" svg:viewBox="0 0 120 243" svg:d="M116 42c4-10 4-13 4-15 0-16-14-27-29-27-19 0-23 15-26 23l-63 203c0 2-2 8-2 8 0 6 15 9 19 9s4 0 8-7z">
            <text:p/>
          </draw:path>
          <draw:path draw:style-name="gr5" draw:text-style-name="P4" draw:layer="layout" svg:width="0.178cm" svg:height="0.52cm" svg:x="5.291cm" svg:y="-0.118cm" svg:viewBox="0 0 179 521" svg:d="M179 260c0-79-33-140-55-173-37-49-86-87-103-87s-21 13-21 19c0 10 8 15 11 17 111 72 120 181 120 224 0 67-25 160-116 221-9 8-15 11-15 21 0 6 4 19 21 19 19 0 158-90 158-261z">
            <text:p/>
          </draw:path>
          <draw:path draw:style-name="gr5" draw:text-style-name="P4" draw:layer="layout" svg:width="0.259cm" svg:height="0.668cm" svg:x="5.635cm" svg:y="-0.156cm" svg:viewBox="0 0 260 669" svg:d="M257 25c3-8 3-10 3-12 0-7-5-13-13-13-9 0-11 8-15 13l-228 631c-4 10-4 12-4 12 0 7 6 13 13 13 10 0 12-6 14-13z">
            <text:p/>
          </draw:path>
          <draw:path draw:style-name="gr5" draw:text-style-name="P4" draw:layer="layout" svg:width="0.309cm" svg:height="0.41cm" svg:x="5.949cm" svg:y="-0.063cm" svg:viewBox="0 0 310 411" svg:d="M97 226h91c0 27 0 38 23 38s23-15 23-28v-63c0-11 0-27-23-27s-23 12-23 38h-91v-142h167v34c0 13 0 29 23 29s23-16 23-29v-49c0-19-4-27-27-27h-256c-10 0-27 0-27 21s17 21 27 21h22v327h-22c-10 0-27 0-27 21s17 21 27 21h104c10 0 27 0 27-21s-15-21-27-21h-34z">
            <text:p/>
          </draw:path>
          <draw:path draw:style-name="gr5" draw:text-style-name="P4" draw:layer="layout" svg:width="0.276cm" svg:height="0.423cm" svg:x="6.316cm" svg:y="-0.071cm" svg:viewBox="0 0 277 424" svg:d="M277 213c0-194-15-213-138-213-126 0-139 19-139 213s13 211 139 211c123 0 138-17 138-211zM139 384c-59 0-76-13-84-48-9-34-9-93-9-129 0-42 0-87 7-118 10-40 31-47 86-47 49 0 74 6 83 42 8 32 8 81 8 123s0 90-6 126c-7 38-26 51-85 51z">
            <text:p/>
          </draw:path>
          <draw:path draw:style-name="gr5" draw:text-style-name="P4" draw:layer="layout" svg:width="0.335cm" svg:height="0.417cm" svg:x="6.642cm" svg:y="-0.063cm" svg:viewBox="0 0 336 418" svg:d="M89 42h50c61 0 91 38 91 70 0 34-30 72-91 72h-50zM219 205c45-24 57-64 57-93 0-57-52-112-130-112h-119c-10 0-27 0-27 21s17 21 27 21h17v327h-17c-10 0-27 0-27 21s17 21 27 21h79c12 0 27 0 27-21s-15-21-27-21h-17v-143h54c13 0 32 0 55 19 13 14 13 29 13 57 0 42 0 63 13 84 12 21 31 32 53 32 42 0 59-45 59-70 0-21-17-21-24-21-6 0-21 0-23 19 0 6 0 30-12 30-19 0-19-30-19-66 0-42 0-48-5-63-10-19-25-34-34-42z">
            <text:p/>
          </draw:path>
          <draw:path draw:style-name="gr5" draw:text-style-name="P4" draw:layer="layout" svg:width="0.307cm" svg:height="0.423cm" svg:x="7.003cm" svg:y="-0.071cm" svg:viewBox="0 0 308 424" svg:d="M276 278c17 0 32 0 32-21s-17-21-29-21h-79c-10 0-27 0-27 21s17 21 27 21h28c-8 74-40 106-76 106-55 0-106-72-106-171 0-103 55-171 106-171 25 0 67 15 78 87 2 12 6 19 23 19 23 0 23-13 23-26v-95c0-10 0-27-19-27-16 0-18 8-29 30-23-20-49-30-78-30-82 0-150 91-150 213 0 123 70 211 150 211 38 0 67-19 80-34 0 15 0 28 23 28s23-15 23-28z">
            <text:p/>
          </draw:path>
          <draw:path draw:style-name="gr5" draw:text-style-name="P4" draw:layer="layout" svg:width="0.318cm" svg:height="0.41cm" svg:x="7.343cm" svg:y="-0.063cm" svg:viewBox="0 0 319 411" svg:d="M48 369h-21c-10 0-27 0-27 21s17 21 27 21h266c22 0 26-6 26-29v-59c0-13 0-28-23-28-22 0-22 15-22 28v46h-179v-150h87c0 26 0 38 23 38s23-16 23-29v-61c0-13 0-28-23-28s-23 11-23 38h-87v-135h163v34c0 13 0 29 23 29 25 0 25-16 25-29v-49c0-19-6-27-29-27h-250c-10 0-27 0-27 21s17 21 27 21h21z">
            <text:p/>
          </draw:path>
          <draw:path draw:style-name="gr5" draw:text-style-name="P4" draw:layer="layout" svg:width="0.316cm" svg:height="0.41cm" svg:x="7.693cm" svg:y="-0.063cm" svg:viewBox="0 0 317 411" svg:d="M182 42h88v34c0 13 0 29 23 29 24 0 24-16 24-29v-49c0-19-3-27-26-27h-264c-21 0-27 6-27 27v49c0 13 0 29 23 29s23-16 23-29v-34h89v327h-34c-10 0-27 0-27 21s15 21 27 21h116c9 0 26 0 26-21s-15-21-26-21h-35z">
            <text:p/>
          </draw:path>
          <draw:path draw:style-name="gr5" draw:text-style-name="P4" draw:layer="layout" svg:width="0.305cm" svg:height="0.41cm" svg:x="8.043cm" svg:y="-0.063cm" svg:viewBox="0 0 306 411" svg:d="M93 245h86c78 0 127-61 127-121 0-63-51-124-127-124h-152c-10 0-27 0-27 21s17 21 27 21h21v327h-21c-10 0-27 0-27 21s17 21 27 21h87c10 0 29 0 29-21s-19-21-29-21h-21zM93 42h72c65 0 93 45 93 82 0 34-28 81-93 81h-72z">
            <text:p/>
          </draw:path>
          <draw:path draw:style-name="gr5" draw:text-style-name="P4" draw:layer="layout" svg:width="0.328cm" svg:height="0.41cm" svg:x="8.387cm" svg:y="-0.063cm" svg:viewBox="0 0 329 411" svg:d="M182 162c-7 24-13 43-17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5" draw:text-style-name="P4" draw:layer="layout" svg:width="0.282cm" svg:height="0.423cm" svg:x="8.759cm" svg:y="-0.071cm" svg:viewBox="0 0 283 424" svg:d="M163 234c19 4 76 17 76 76 0 34-30 74-83 74-17 0-51-2-78-21-29-19-30-46-32-59 0-11 0-23-23-23s-23 14-23 27v89c0 12 0 27 21 27 13 0 19-8 25-31 26 21 66 31 110 31 78 0 127-59 127-118 0-44-25-70-32-80-29-26-46-32-99-44l-55-11c-29-9-53-32-53-65 0-34 32-64 80-64 79 0 91 63 95 83 1 14 9 19 22 19 23 0 23-15 23-28v-89c0-10 0-27-21-27-15 0-19 11-24 32-27-24-63-32-94-32-74 0-125 53-125 110 0 46 30 90 87 105 2 2 67 17 76 19z">
            <text:p/>
          </draw:path>
          <draw:path draw:style-name="gr5" draw:text-style-name="P4" draw:layer="layout" svg:width="0.246cm" svg:height="0.41cm" svg:x="9.126cm" svg:y="-0.063cm" svg:viewBox="0 0 247 411" svg:d="M146 42h73c11 0 28 0 28-21s-17-21-28-21h-190c-12 0-29 0-29 21s17 21 29 21h72v327h-72c-12 0-29 0-29 21s17 21 29 21h190c11 0 28 0 28-21s-17-21-28-21h-73z">
            <text:p/>
          </draw:path>
        </draw:g>
        <draw:custom-shape draw:style-name="gr8" draw:text-style-name="P6" draw:layer="layout" svg:width="12.192cm" svg:height="9.906cm" svg:x="0.2cm" svg:y="-2.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5.002cm" svg:height="9.906cm" svg:x="13.7cm" svg:y="-2.54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.524cm" svg:height="1.077cm" svg:x="4.318cm" svg:y="-2.032cm">
          <draw:text-box>
            <text:p><text:span text:style-name="T1">UE</text:span></text:p>
          </draw:text-box>
        </draw:frame>
        <draw:frame draw:style-name="gr10" draw:text-style-name="P7" draw:layer="layout" svg:width="1.726cm" svg:height="1.077cm" svg:x="20.118cm" svg:y="-2.031cm">
          <draw:text-box>
            <text:p><text:span text:style-name="T1">HN</text:span></text:p>
          </draw:text-box>
        </draw:frame>
        <draw:g>
          <svg:title>TexMaths</svg:title>
          <svg:desc>19§latex§$\texttt{AKA($P_{new},p''$)}$/\texttt{FORGETPMSI}$§svg§600§TRUE§</svg:desc>
          <draw:polygon draw:style-name="gr4" draw:text-style-name="P3" draw:layer="layout" svg:width="7.998cm" svg:height="0.668cm" svg:x="0.836cm" svg:y="0.646cm" svg:viewBox="0 0 7999 669" draw:points="4000,669 0,669 0,0 7999,0 7999,669">
            <text:p/>
          </draw:polygon>
          <draw:path draw:style-name="gr5" draw:text-style-name="P4" draw:layer="layout" svg:width="0.314cm" svg:height="0.417cm" svg:x="0.853cm" svg:y="0.73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5" draw:text-style-name="P4" draw:layer="layout" svg:width="0.314cm" svg:height="0.41cm" svg:x="1.203cm" svg:y="0.739cm" svg:viewBox="0 0 315 411" svg:d="M167 169l103-127c25 0 38 0 38-21s-17-21-27-21h-59c-11 0-28 0-28 21s19 21 28 21l-142 177v-177h15c10 0 27 0 27-21s-16-21-27-21h-68c-10 0-27 0-27 21s17 21 27 21h15v327h-15c-10 0-27 0-27 21s17 21 27 21h68c10 0 27 0 27-21s-16-21-27-21h-15v-90l63-78 93 168c-8 0-27 0-27 21s17 21 29 21h49c11 0 28 0 28-21s-15-21-36-21c0-2-3-6-3-8z">
            <text:p/>
          </draw:path>
          <draw:path draw:style-name="gr5" draw:text-style-name="P4" draw:layer="layout" svg:width="0.314cm" svg:height="0.417cm" svg:x="1.552cm" svg:y="0.73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5" draw:text-style-name="P4" draw:layer="layout" svg:width="0.178cm" svg:height="0.52cm" svg:x="1.999cm" svg:y="0.684cm" svg:viewBox="0 0 179 521" svg:d="M179 502c0-10-6-13-17-21-84-57-114-146-114-221 0-66 24-159 115-222 10-6 16-9 16-19 0-6-4-19-21-19-21 0-158 89-158 260 0 80 30 141 55 173 36 50 86 88 103 88s21-13 21-19z">
            <text:p/>
          </draw:path>
          <draw:path draw:style-name="gr5" draw:text-style-name="P4" draw:layer="layout" svg:width="0.478cm" svg:height="0.457cm" svg:x="2.259cm" svg:y="0.692cm" svg:viewBox="0 0 479 458" svg:d="M177 247h114c95 0 188-70 188-146 0-52-44-101-133-101h-217c-13 0-19 0-19 13 0 8 6 8 19 8 8 0 21 0 29 2 11 0 15 2 15 9 0 4-2 6-4 14l-89 361c-8 24-8 30-61 30-11 0-19 0-19 14 0 7 8 7 10 7 19 0 66-2 85-2 15 0 28 0 44 0 13 0 28 2 43 2 4 0 14 0 14-13 0-8-6-8-19-8-25 0-44 0-44-11 0-4 2-8 2-12zM224 46c6-23 8-25 36-25h65c55 0 91 17 91 65 0 26-13 83-40 108-32 30-74 34-102 34h-95z">
            <text:p/>
          </draw:path>
          <draw:path draw:style-name="gr5" draw:text-style-name="P4" draw:layer="layout" svg:width="0.286cm" svg:height="0.212cm" svg:x="2.683cm" svg:y="1.041cm" svg:viewBox="0 0 287 213" svg:d="M36 179c-2 5-6 17-6 19 0 9 10 15 18 15 7 0 15-6 17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5" draw:text-style-name="P4" draw:layer="layout" svg:width="0.2cm" svg:height="0.212cm" svg:x="3.021cm" svg:y="1.041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5" draw:text-style-name="P4" draw:layer="layout" svg:width="0.343cm" svg:height="0.212cm" svg:x="3.264cm" svg:y="1.041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1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5" draw:text-style-name="P4" draw:layer="layout" svg:width="0.079cm" svg:height="0.2cm" svg:x="3.734cm" svg:y="1.075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5" draw:text-style-name="P4" draw:layer="layout" svg:width="0.349cm" svg:height="0.427cm" svg:x="3.95cm" svg:y="0.851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5" draw:text-style-name="P4" draw:layer="layout" svg:width="0.119cm" svg:height="0.242cm" svg:x="4.33cm" svg:y="0.644cm" svg:viewBox="0 0 120 243" svg:d="M114 42c4-10 6-13 6-15 0-16-14-27-29-27-19 0-24 15-26 23l-63 203c0 2-2 8-2 8 0 6 15 9 19 9s4 0 6-7z">
            <text:p/>
          </draw:path>
          <draw:path draw:style-name="gr5" draw:text-style-name="P4" draw:layer="layout" svg:width="0.119cm" svg:height="0.242cm" svg:x="4.482cm" svg:y="0.644cm" svg:viewBox="0 0 120 243" svg:d="M116 42c4-10 4-13 4-15 0-16-14-27-29-27-19 0-24 15-26 23l-63 203c0 2-2 8-2 8 0 6 15 9 19 9s4 0 8-7z">
            <text:p/>
          </draw:path>
          <draw:path draw:style-name="gr5" draw:text-style-name="P4" draw:layer="layout" svg:width="0.178cm" svg:height="0.52cm" svg:x="4.706cm" svg:y="0.684cm" svg:viewBox="0 0 179 521" svg:d="M179 260c0-79-33-140-55-173-37-49-86-87-103-87s-21 13-21 19c0 10 8 15 11 17 111 72 120 181 120 224 0 67-25 160-116 221-9 8-15 11-15 21 0 6 4 19 21 19 19 0 158-90 158-261z">
            <text:p/>
          </draw:path>
          <draw:path draw:style-name="gr5" draw:text-style-name="P4" draw:layer="layout" svg:width="0.259cm" svg:height="0.668cm" svg:x="5.045cm" svg:y="0.646cm" svg:viewBox="0 0 260 669" svg:d="M257 25c3-8 3-10 3-12 0-7-5-13-13-13-9 0-11 8-15 13l-228 631c-4 10-4 12-4 12 0 7 6 13 13 13 10 0 12-6 16-13z">
            <text:p/>
          </draw:path>
          <draw:path draw:style-name="gr5" draw:text-style-name="P4" draw:layer="layout" svg:width="0.309cm" svg:height="0.41cm" svg:x="5.358cm" svg:y="0.739cm" svg:viewBox="0 0 310 411" svg:d="M97 226h91c0 27 0 38 23 38s23-15 23-28v-63c0-11 0-27-23-27s-23 12-23 38h-91v-142h167v34c0 13 0 29 23 29s23-16 23-29v-49c0-19-4-27-27-27h-254c-12 0-29 0-29 21s17 21 29 21h20v327h-20c-12 0-29 0-29 21s17 21 29 21h102c10 0 27 0 27-21s-16-21-27-21h-34z">
            <text:p/>
          </draw:path>
          <draw:path draw:style-name="gr5" draw:text-style-name="P4" draw:layer="layout" svg:width="0.276cm" svg:height="0.423cm" svg:x="5.727cm" svg:y="0.731cm" svg:viewBox="0 0 277 424" svg:d="M277 213c0-194-15-213-138-213-126 0-139 19-139 213s13 211 139 211c123 0 138-17 138-211zM139 384c-59 0-76-13-84-48-9-34-9-93-9-129 0-42 0-87 7-118 10-40 31-47 86-47 49 0 74 6 83 42 8 32 8 81 8 123s0 90-6 126c-7 38-26 51-85 51z">
            <text:p/>
          </draw:path>
          <draw:path draw:style-name="gr5" draw:text-style-name="P4" draw:layer="layout" svg:width="0.335cm" svg:height="0.417cm" svg:x="6.053cm" svg:y="0.739cm" svg:viewBox="0 0 336 418" svg:d="M89 42h50c60 0 91 38 91 70 0 34-31 72-91 72h-50zM219 205c45-24 57-64 57-93 0-57-52-112-130-112h-119c-12 0-27 0-27 21s17 21 27 21h17v327h-17c-12 0-27 0-27 21s17 21 27 21h79c10 0 27 0 27-21s-15-21-27-21h-17v-143h54c13 0 32 0 55 19 13 14 13 29 13 57 0 42 0 63 13 84 12 21 31 32 53 32 42 0 59-45 59-70 0-21-17-21-24-21-6 0-21 0-23 19 0 6 0 30-12 30-19 0-19-30-19-66 0-42 0-48-5-63-10-19-25-34-34-42z">
            <text:p/>
          </draw:path>
          <draw:path draw:style-name="gr5" draw:text-style-name="P4" draw:layer="layout" svg:width="0.307cm" svg:height="0.423cm" svg:x="6.413cm" svg:y="0.731cm" svg:viewBox="0 0 308 424" svg:d="M276 278c17 0 32 0 32-21s-17-21-29-21h-79c-10 0-27 0-27 21s17 21 27 21h28c-8 74-40 106-76 106-55 0-106-72-106-171 0-103 55-171 106-171 25 0 66 15 78 87 2 12 6 19 23 19 22 0 23-13 23-26v-95c0-10 0-27-19-27-16 0-18 8-29 30-23-20-49-30-78-30-82 0-150 91-150 213 0 123 70 211 150 211 38 0 67-19 80-34 0 15 0 28 23 28 22 0 23-15 23-28z">
            <text:p/>
          </draw:path>
          <draw:path draw:style-name="gr5" draw:text-style-name="P4" draw:layer="layout" svg:width="0.318cm" svg:height="0.41cm" svg:x="6.755cm" svg:y="0.739cm" svg:viewBox="0 0 319 411" svg:d="M48 369h-19c-12 0-29 0-29 21s17 21 29 21h264c22 0 26-6 26-29v-59c0-13 0-28-23-28-22 0-22 15-22 28v46h-179v-150h87c0 26 0 38 23 38s23-16 23-29v-61c0-13 0-28-23-28s-23 11-23 38h-87v-135h163v34c0 13 0 29 23 29 25 0 25-16 25-29v-49c0-19-6-27-29-27h-248c-12 0-29 0-29 21s17 21 29 21h19z">
            <text:p/>
          </draw:path>
          <draw:path draw:style-name="gr5" draw:text-style-name="P4" draw:layer="layout" svg:width="0.316cm" svg:height="0.41cm" svg:x="7.104cm" svg:y="0.739cm" svg:viewBox="0 0 317 411" svg:d="M182 42h88v34c0 13 0 29 25 29 22 0 22-16 22-29v-49c0-19-4-27-26-27h-262c-23 0-29 6-29 27v49c0 13 0 29 23 29s23-16 23-29v-34h89v327h-34c-10 0-27 0-27 21s15 21 27 21h116c11 0 26 0 26-21s-15-21-26-21h-35z">
            <text:p/>
          </draw:path>
          <draw:path draw:style-name="gr5" draw:text-style-name="P4" draw:layer="layout" svg:width="0.305cm" svg:height="0.41cm" svg:x="7.454cm" svg:y="0.739cm" svg:viewBox="0 0 306 411" svg:d="M95 245h84c78 0 127-61 127-121 0-63-51-124-127-124h-150c-12 0-29 0-29 21s17 21 29 21h19v327h-19c-12 0-29 0-29 21s17 21 29 21h85c10 0 29 0 29-21s-19-21-29-21h-19zM95 42h70c65 0 93 45 93 82 0 34-28 81-93 81h-70z">
            <text:p/>
          </draw:path>
          <draw:path draw:style-name="gr5" draw:text-style-name="P4" draw:layer="layout" svg:width="0.328cm" svg:height="0.41cm" svg:x="7.796cm" svg:y="0.739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5" draw:text-style-name="P4" draw:layer="layout" svg:width="0.282cm" svg:height="0.423cm" svg:x="8.168cm" svg:y="0.731cm" svg:viewBox="0 0 283 424" svg:d="M163 234c19 4 76 17 76 76 0 34-30 74-83 74-17 0-52-2-78-21-29-19-31-46-32-59 0-11 0-23-23-23s-23 14-23 27v89c0 12 0 27 21 27 13 0 19-8 25-31 26 21 66 31 110 31 78 0 127-59 127-118 0-44-25-70-32-80-29-26-46-32-99-44l-55-11c-29-9-53-32-53-65 0-34 32-64 80-64 79 0 91 63 95 83 1 14 9 19 22 19 23 0 23-15 23-28v-89c0-10 0-27-21-27-15 0-19 11-24 32-27-24-63-32-94-32-74 0-125 53-125 110 0 46 30 90 87 105 2 2 67 17 76 19z">
            <text:p/>
          </draw:path>
          <draw:path draw:style-name="gr5" draw:text-style-name="P4" draw:layer="layout" svg:width="0.246cm" svg:height="0.41cm" svg:x="8.537cm" svg:y="0.739cm" svg:viewBox="0 0 247 411" svg:d="M146 42h73c11 0 28 0 28-21s-17-21-28-21h-190c-12 0-29 0-29 21s17 21 29 21h72v327h-72c-12 0-29 0-29 21s17 21 29 21h190c11 0 28 0 28-21s-17-21-28-21h-73z">
            <text:p/>
          </draw:path>
        </draw:g>
        <draw:g>
          <svg:title>TexMaths</svg:title>
          <svg:desc>19§latex§Where $p '' \notin \left\lbrace PMSI, P_{new} \right\rbrace$§svg§600§TRUE§</svg:desc>
          <draw:polygon draw:style-name="gr4" draw:text-style-name="P3" draw:layer="layout" svg:width="8.055cm" svg:height="0.668cm" svg:x="0.937cm" svg:y="5.049cm" svg:viewBox="0 0 8056 669" draw:points="4028,669 0,669 0,0 8056,0 8056,669">
            <text:p/>
          </draw:polygon>
          <draw:path draw:style-name="gr5" draw:text-style-name="P4" draw:layer="layout" svg:width="0.662cm" svg:height="0.472cm" svg:x="0.948cm" svg:y="5.095cm" svg:viewBox="0 0 663 473" svg:d="M597 67c11-40 41-46 66-46v-21c-19 2-40 2-61 2-19 0-62-2-79-2v21c45 0 58 23 58 36 0 4-2 10-3 13l-101 310-106-329c0-3-2-7-2-9 0-21 38-21 55-21v-21c-23 2-69 2-95 2-25 0-53-2-82-2v21c40 0 53 0 61 25l15 45-93 289-108-331c0-1-2-5-2-7 0-21 40-21 57-21v-21c-25 2-71 2-95 2-25 0-55-2-82-2v21c49 0 53 4 61 28l135 411c2 6 3 13 11 13 10 0 12-5 13-13l111-342 112 342c2 6 4 13 13 13 10 0 10-5 13-13z">
            <text:p/>
          </draw:path>
          <draw:path draw:style-name="gr5" draw:text-style-name="P4" draw:layer="layout" svg:width="0.337cm" svg:height="0.465cm" svg:x="1.642cm" svg:y="5.087cm" svg:viewBox="0 0 338 466" svg:d="M53 414c0 31-7 31-53 31v21c23 0 57-2 76-2 17 0 53 2 76 2v-21c-46 0-53 0-53-31v-123c0-71 47-107 91-107 42 0 49 36 49 75v155c0 31-7 31-53 31v21c25 0 59-2 76-2s53 2 76 2v-21c-36 0-51 0-53-21v-127c0-57 0-78-21-103-9-12-30-25-70-25-57 0-86 40-97 67v-236l-97 8v21c48 0 53 3 53 38z">
            <text:p/>
          </draw:path>
          <draw:path draw:style-name="gr5" draw:text-style-name="P4" draw:layer="layout" svg:width="0.259cm" svg:height="0.307cm" svg:x="2.009cm" svg:y="5.25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5" draw:text-style-name="P4" draw:layer="layout" svg:width="0.225cm" svg:height="0.296cm" svg:x="2.305cm" svg:y="5.254cm" svg:viewBox="0 0 226 297" svg:d="M93 74v-74l-93 8v21c48 0 53 3 53 38v178c0 31-7 31-53 31v21c27 0 57-2 76-2 29 0 59 0 86 2v-21h-14c-49 0-51-8-51-31v-104c0-67 28-126 80-126 3 0 5 0 7 0-2 0-15 10-15 27 0 19 13 28 29 28 11 0 28-7 28-28 0-23-21-42-49-42-50 0-74 46-84 74z">
            <text:p/>
          </draw:path>
          <draw:path draw:style-name="gr5" draw:text-style-name="P4" draw:layer="layout" svg:width="0.259cm" svg:height="0.307cm" svg:x="2.565cm" svg:y="5.25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5" draw:text-style-name="P4" draw:layer="layout" svg:width="0.349cm" svg:height="0.427cm" svg:x="3.044cm" svg:y="5.254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5" draw:text-style-name="P4" draw:layer="layout" svg:width="0.119cm" svg:height="0.242cm" svg:x="3.422cm" svg:y="5.047cm" svg:viewBox="0 0 120 243" svg:d="M116 42c4-10 4-13 4-15 0-16-14-27-29-27-19 0-25 15-26 23l-63 203c0 2-2 8-2 8 0 6 15 9 19 9s4 0 8-7z">
            <text:p/>
          </draw:path>
          <draw:path draw:style-name="gr5" draw:text-style-name="P4" draw:layer="layout" svg:width="0.119cm" svg:height="0.242cm" svg:x="3.576cm" svg:y="5.047cm" svg:viewBox="0 0 120 243" svg:d="M116 42c4-10 4-13 4-15 0-16-14-27-29-27-19 0-23 15-26 23l-63 203c0 2-2 8-2 8 0 6 15 9 19 9s4 0 8-7z">
            <text:p/>
          </draw:path>
          <draw:path draw:style-name="gr5" draw:text-style-name="P4" draw:layer="layout" svg:width="0.261cm" svg:height="0.668cm" svg:x="4.038cm" svg:y="5.049cm" svg:viewBox="0 0 262 669" svg:d="M258 25c4-8 4-12 4-12 0-7-5-13-13-13-6 0-10 2-11 6l-234 638c-4 10-4 12-4 12 0 7 6 13 13 13 10 0 12-4 16-15z">
            <text:p/>
          </draw:path>
          <draw:path draw:style-name="gr5" draw:text-style-name="P4" draw:layer="layout" svg:width="0.335cm" svg:height="0.389cm" svg:x="3.983cm" svg:y="5.19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5" draw:text-style-name="P4" draw:layer="layout" svg:width="0.238cm" svg:height="0.668cm" svg:x="4.606cm" svg:y="5.049cm" svg:viewBox="0 0 239 669" svg:d="M143 89c0-26 17-70 91-74 2-2 5-4 5-7 0-8-5-8-13-8-66 0-129 34-129 84v152c0 26 0 47-27 70-24 19-49 21-64 21-4 2-6 4-6 8 0 7 4 7 11 7 44 4 76 27 84 59 2 8 2 10 2 34v133c0 27 0 50 32 74 27 21 70 27 97 27 8 0 13 0 13-6 0-7-3-7-11-7-42-4-76-25-84-59-2-6-1-8-1-32v-141c0-31-6-42-27-63-15-13-34-21-53-26 55-16 80-46 80-86z">
            <text:p/>
          </draw:path>
          <draw:path draw:style-name="gr5" draw:text-style-name="P4" draw:layer="layout" svg:width="0.478cm" svg:height="0.457cm" svg:x="4.917cm" svg:y="5.095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5" draw:text-style-name="P4" draw:layer="layout" svg:width="0.67cm" svg:height="0.457cm" svg:x="5.438cm" svg:y="5.095cm" svg:viewBox="0 0 671 458" svg:d="M593 51c6-24 6-30 57-30 15 0 21 0 21-13 0-8-6-8-17-8h-90c-17 0-17 0-26 13l-243 382-54-380c-2-15-4-15-21-15h-91c-13 0-21 0-21 13 0 8 8 8 21 8 8 0 21 0 29 2 9 0 15 2 15 9 0 4-2 6-4 14l-85 342c-6 26-18 47-73 49-2 0-11 0-11 14 0 5 4 7 10 7 20 0 45-2 66-2 23 0 47 2 68 2 4 0 14 0 14-13 0-8-8-8-14-8-38 0-43-13-43-28 0-6 0-10 2-17l91-365 57 416c2 8 4 15 11 15 8 0 12-7 15-11l270-426-95 386c-7 24-7 30-61 30-11 0-19 0-19 14 0 7 8 7 10 7 19 0 65-2 84-2 26 0 57 2 83 2 4 0 13 0 13-13 0-8-5-8-19-8-24 0-43 0-43-11 0-4 0-4 4-17z">
            <text:p/>
          </draw:path>
          <draw:path draw:style-name="gr5" draw:text-style-name="P4" draw:layer="layout" svg:width="0.396cm" svg:height="0.488cm" svg:x="6.164cm" svg:y="5.079cm" svg:viewBox="0 0 397 489" svg:d="M397 8c0-4 0-8-6-8-3 0-5 0-13 10l-32 38c-17-31-51-48-95-48-86 0-165 78-165 158 0 55 34 85 68 95l72 19c25 6 63 17 63 72 0 59-55 124-122 124-44 0-118-16-118-99 0-15 4-33 4-36 2-2 2-4 2-4 0-8-4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5" draw:text-style-name="P4" draw:layer="layout" svg:width="0.311cm" svg:height="0.457cm" svg:x="6.599cm" svg:y="5.095cm" svg:viewBox="0 0 312 458" svg:d="M228 51c6-24 8-30 61-30 17 0 23 0 23-13 0-8-8-8-12-8-19 0-68 2-87 2-21 0-70-2-89-2-6 0-14 0-14 13 0 8 6 8 19 8 27 0 46 0 46 13 0 2 0 4-2 10l-89 363c-8 24-10 30-63 30-15 0-21 0-21 14 0 7 8 7 10 7 20 0 68-2 89-2 19 0 68 2 89 2 6 0 13 0 13-13 0-8-5-8-20-8-12 0-16 0-29-2-13 0-17-4-17-11 0-4 2-10 4-15z">
            <text:p/>
          </draw:path>
          <draw:path draw:style-name="gr5" draw:text-style-name="P4" draw:layer="layout" svg:width="0.079cm" svg:height="0.2cm" svg:x="6.977cm" svg:y="5.478cm" svg:viewBox="0 0 80 201" svg:d="M80 70c0-43-17-70-44-70-23 0-36 17-36 36 0 17 13 36 36 36 8 0 17-4 25-9 2-2 2-2 4-2v9c0 52-23 92-46 114-8 6-8 8-8 10 0 6 4 7 6 7 8 0 63-51 63-131z">
            <text:p/>
          </draw:path>
          <draw:path draw:style-name="gr5" draw:text-style-name="P4" draw:layer="layout" svg:width="0.478cm" svg:height="0.457cm" svg:x="7.243cm" svg:y="5.095cm" svg:viewBox="0 0 479 458" svg:d="M177 247h114c95 0 188-70 188-146 0-52-44-101-133-101h-217c-13 0-21 0-21 13 0 8 8 8 21 8 8 0 21 0 29 2 11 0 15 2 15 9 0 4-2 6-4 14l-89 361c-8 24-8 30-61 30-11 0-19 0-19 14 0 7 8 7 10 7 19 0 66-2 85-2 13 0 29 0 44 0 13 0 28 2 43 2 4 0 14 0 14-13 0-8-8-8-19-8-25 0-44 0-44-11 0-4 2-8 2-12zM224 46c6-23 8-25 36-25h65c55 0 91 17 91 65 0 26-13 83-40 108-32 30-74 34-102 34h-95z">
            <text:p/>
          </draw:path>
          <draw:path draw:style-name="gr5" draw:text-style-name="P4" draw:layer="layout" svg:width="0.286cm" svg:height="0.212cm" svg:x="7.665cm" svg:y="5.444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5" draw:text-style-name="P4" draw:layer="layout" svg:width="0.2cm" svg:height="0.212cm" svg:x="8.003cm" svg:y="5.444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5" draw:text-style-name="P4" draw:layer="layout" svg:width="0.343cm" svg:height="0.212cm" svg:x="8.246cm" svg:y="5.444cm" svg:viewBox="0 0 344 213" svg:d="M226 59c2-13 8-36 8-38 0-10-8-15-15-15-10 0-18 5-21 13 0 4-6 23-10 36-6 27-6 27-13 53-6 27-6 31-8 44 2 10-2 19-13 32-6 8-15 16-30 16-19 0-42-6-42-44 0-23 11-59 21-82 9-21 11-25 11-34 0-23-21-40-46-40-47 0-68 65-68 72 0 6 6 6 8 6 7 0 7-2 9-8 11-38 32-57 50-57 9 0 13 6 13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5" draw:text-style-name="P4" draw:layer="layout" svg:width="0.238cm" svg:height="0.668cm" svg:x="8.708cm" svg:y="5.049cm" svg:viewBox="0 0 239 669" svg:d="M97 582c0 26-17 68-91 74-4 0-6 2-6 7 0 6 8 6 13 6 65 0 128-32 130-84v-152c0-26 0-47 26-70 23-19 50-21 65-21 2 0 5-4 5-7 0-6-3-6-11-8-44-2-76-27-84-59-2-8-1-9-1-32v-133c0-29 0-50-33-76-26-19-74-27-97-27-5 0-13 0-13 8 0 5 4 5 11 7 42 2 75 23 84 57 2 8 2 8 2 33v140c0 31 6 42 27 63 15 15 34 21 53 27-55 15-80 47-80 85z">
            <text:p/>
          </draw:path>
        </draw:g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1T04:04:01.027225404</meta:creation-date>
    <dc:date>2017-07-23T14:08:21.176722364</dc:date>
    <meta:editing-duration>PT1H43M58S</meta:editing-duration>
    <meta:editing-cycles>17</meta:editing-cycles>
    <meta:generator>LibreOffice/5.1.6.2$Linux_X86_64 LibreOffice_project/10m0$Build-2</meta:generator>
    <meta:document-statistic meta:object-count="602"/>
  </office:meta>
</office:document-meta>
</file>